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0.959in" style:rel-column-width="9075*"/>
    </style:style>
    <style:style style:name="Table8.B" style:family="table-column">
      <style:table-column-properties style:column-width="5.966in" style:rel-column-width="56460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0.959in" style:rel-column-width="9075*"/>
    </style:style>
    <style:style style:name="Table9.B" style:family="table-column">
      <style:table-column-properties style:column-width="5.966in" style:rel-column-width="56460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1.959in" style:rel-column-width="18539*"/>
    </style:style>
    <style:style style:name="Table13.B" style:family="table-column">
      <style:table-column-properties style:column-width="4.966in" style:rel-column-width="46996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B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5618in" style:rel-column-width="24243*"/>
    </style:style>
    <style:style style:name="Table1.B" style:family="table-column">
      <style:table-column-properties style:column-width="4.3632in" style:rel-column-width="4129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5611in" style:rel-column-width="24237*"/>
    </style:style>
    <style:style style:name="Table2.B" style:family="table-column">
      <style:table-column-properties style:column-width="4.3639in" style:rel-column-width="4129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959in" style:rel-column-width="18539*"/>
    </style:style>
    <style:style style:name="Table3.B" style:family="table-column">
      <style:table-column-properties style:column-width="4.966in" style:rel-column-width="4699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75in" style:rel-column-width="35488*"/>
    </style:style>
    <style:style style:name="Table4.B" style:family="table-column">
      <style:table-column-properties style:column-width="3.175in" style:rel-column-width="3004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028in" table:align="right"/>
    </style:style>
    <style:style style:name="Table5.A" style:family="table-column">
      <style:table-column-properties style:column-width="2.9326in"/>
    </style:style>
    <style:style style:name="Table5.B" style:family="table-column">
      <style:table-column-properties style:column-width="3.9701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9979in" style:rel-column-width="18907*"/>
    </style:style>
    <style:style style:name="Table6.B" style:family="table-column">
      <style:table-column-properties style:column-width="4.9271in" style:rel-column-width="4662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0.9597in" style:rel-column-width="9082*"/>
    </style:style>
    <style:style style:name="Table7.B" style:family="table-column">
      <style:table-column-properties style:column-width="5.9653in" style:rel-column-width="56453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B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0.959in" style:rel-column-width="9075*"/>
    </style:style>
    <style:style style:name="Table15.B" style:family="table-column">
      <style:table-column-properties style:column-width="5.966in" style:rel-column-width="56460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B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0.9597in" style:rel-column-width="9082*"/>
    </style:style>
    <style:style style:name="Table16.B" style:family="table-column">
      <style:table-column-properties style:column-width="5.9653in" style:rel-column-width="56453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B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0.9597in" style:rel-column-width="9082*"/>
    </style:style>
    <style:style style:name="Table17.B" style:family="table-column">
      <style:table-column-properties style:column-width="5.9653in" style:rel-column-width="56453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B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8083in" style:rel-column-width="17113*"/>
    </style:style>
    <style:style style:name="Table10.B" style:family="table-column">
      <style:table-column-properties style:column-width="0.8764in" style:rel-column-width="8293*"/>
    </style:style>
    <style:style style:name="Table10.C" style:family="table-column">
      <style:table-column-properties style:column-width="4.2403in" style:rel-column-width="40129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9in" style:rel-column-width="21851*"/>
    </style:style>
    <style:style style:name="Table12.B" style:family="table-column">
      <style:table-column-properties style:column-width="4.616in" style:rel-column-width="43684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B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8083in" style:rel-column-width="17113*"/>
    </style:style>
    <style:style style:name="Table11.B" style:family="table-column">
      <style:table-column-properties style:column-width="0.8764in" style:rel-column-width="8293*"/>
    </style:style>
    <style:style style:name="Table11.C" style:family="table-column">
      <style:table-column-properties style:column-width="4.2403in" style:rel-column-width="40129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B2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104in" style:rel-column-width="21864*"/>
    </style:style>
    <style:style style:name="Table14.B" style:family="table-column">
      <style:table-column-properties style:column-width="4.6146in" style:rel-column-width="43671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7507in" style:rel-column-width="26031*"/>
    </style:style>
    <style:style style:name="Table18.B" style:family="table-column">
      <style:table-column-properties style:column-width="4.1743in" style:rel-column-width="39504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B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paragraph-rsid="0171dad8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paragraph-rsid="017e9b0a" style:font-size-asian="12pt" style:font-weight-asian="bold" style:font-size-complex="12pt" style:font-weight-complex="bold"/>
    </style:style>
    <style:style style:name="P5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paragraph-rsid="01be6820" style:font-size-asian="12pt" style:font-weight-asian="bold" style:font-size-complex="12pt" style:font-weight-complex="bold"/>
    </style:style>
    <style:style style:name="P6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paragraph-rsid="01cbd27f" style:font-size-asian="12pt" style:font-weight-asian="bold" style:font-size-complex="12pt" style:font-weight-complex="bold"/>
    </style:style>
    <style:style style:name="P7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paragraph-rsid="01cd4dcc" style:font-size-asian="12pt" style:font-weight-asian="bold" style:font-size-complex="12pt" style:font-weight-complex="bold"/>
    </style:style>
    <style:style style:name="P8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paragraph-rsid="01df0d81" style:font-size-asian="12pt" style:font-weight-asian="bold" style:font-size-complex="12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143d9b7" officeooo:paragraph-rsid="017e9b0a" style:font-size-asian="12pt" style:font-weight-asian="bold" style:font-size-complex="12pt" style:font-weight-complex="bold"/>
    </style:style>
    <style:style style:name="P10" style:family="paragraph" style:parent-style-name="Preformatted_20_Text">
      <style:text-properties style:font-name="Liberation Serif" fo:font-size="12pt" fo:font-weight="bold" officeooo:paragraph-rsid="0171dad8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1bd64ca" officeooo:paragraph-rsid="01be6820" style:font-size-asian="12pt" style:font-weight-asian="bold" style:font-size-complex="12pt" style:font-weight-complex="bold"/>
    </style:style>
    <style:style style:name="P12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12c4412" officeooo:paragraph-rsid="01cbd27f" style:font-size-asian="12pt" style:font-weight-asian="bold" style:font-size-complex="12pt" style:font-weight-complex="bold"/>
    </style:style>
    <style:style style:name="P13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12c4412" officeooo:paragraph-rsid="01df0d81" style:font-size-asian="12pt" style:font-weight-asian="bold" style:font-size-complex="12pt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style:font-name="Liberation Serif" fo:font-size="12pt" fo:font-weight="bold" officeooo:rsid="01bd64ca" officeooo:paragraph-rsid="01cd4dcc" style:font-name-asian="Nimbus Mono L" style:font-size-asian="12pt" style:font-weight-asian="bold" style:font-name-complex="Liberation Mono" style:font-size-complex="12pt" style:font-weight-complex="bold"/>
    </style:style>
    <style:style style:name="P15" style:family="paragraph" style:parent-style-name="Preformatted_20_Text">
      <style:text-properties style:font-name="Liberation Serif" fo:font-size="12pt" style:font-size-asian="12pt" style:font-size-complex="12pt"/>
    </style:style>
    <style:style style:name="P16" style:family="paragraph" style:parent-style-name="Preformatted_20_Text">
      <style:text-properties style:font-name="Liberation Serif" fo:font-size="12pt" officeooo:paragraph-rsid="00e861ce" style:font-size-asian="12pt" style:font-size-complex="12pt"/>
    </style:style>
    <style:style style:name="P17" style:family="paragraph" style:parent-style-name="Preformatted_20_Text">
      <style:text-properties style:font-name="Liberation Serif" fo:font-size="12pt" officeooo:paragraph-rsid="01030c94" style:font-size-asian="12pt" style:font-size-complex="12pt"/>
    </style:style>
    <style:style style:name="P18" style:family="paragraph" style:parent-style-name="Preformatted_20_Text">
      <style:text-properties style:font-name="Liberation Serif" fo:font-size="12pt" officeooo:paragraph-rsid="0104f025" style:font-size-asian="12pt" style:font-size-complex="12pt"/>
    </style:style>
    <style:style style:name="P19" style:family="paragraph" style:parent-style-name="Preformatted_20_Text">
      <style:text-properties style:font-name="Liberation Serif" fo:font-size="12pt" officeooo:paragraph-rsid="0106463b" style:font-size-asian="12pt" style:font-size-complex="12pt"/>
    </style:style>
    <style:style style:name="P20" style:family="paragraph" style:parent-style-name="Preformatted_20_Text">
      <style:text-properties style:font-name="Liberation Serif" fo:font-size="12pt" officeooo:paragraph-rsid="01067bd6" style:font-size-asian="12pt" style:font-size-complex="12pt"/>
    </style:style>
    <style:style style:name="P21" style:family="paragraph" style:parent-style-name="Preformatted_20_Text">
      <style:text-properties style:font-name="Liberation Serif" fo:font-size="12pt" officeooo:paragraph-rsid="011e9fd0" style:font-size-asian="12pt" style:font-size-complex="12pt"/>
    </style:style>
    <style:style style:name="P22" style:family="paragraph" style:parent-style-name="Preformatted_20_Text">
      <style:text-properties style:font-name="Liberation Serif" fo:font-size="12pt" officeooo:rsid="0151ec3c" officeooo:paragraph-rsid="0151ec3c" style:font-size-asian="12pt" style:font-size-complex="12pt"/>
    </style:style>
    <style:style style:name="P23" style:family="paragraph" style:parent-style-name="Preformatted_20_Text">
      <style:text-properties style:font-name="Liberation Serif" fo:font-size="12pt" officeooo:rsid="015d4b9d" officeooo:paragraph-rsid="015d4b9d" style:font-size-asian="12pt" style:font-size-complex="12pt"/>
    </style:style>
    <style:style style:name="P24" style:family="paragraph" style:parent-style-name="Preformatted_20_Text">
      <style:text-properties style:font-name="Liberation Serif" fo:font-size="12pt" officeooo:rsid="015d4b9d" officeooo:paragraph-rsid="015e6397" style:font-size-asian="12pt" style:font-size-complex="12pt"/>
    </style:style>
    <style:style style:name="P25" style:family="paragraph" style:parent-style-name="Preformatted_20_Text">
      <style:text-properties style:font-name="Liberation Serif" fo:font-size="12pt" officeooo:paragraph-rsid="015e040b" style:font-size-asian="12pt" style:font-size-complex="12pt"/>
    </style:style>
    <style:style style:name="P26" style:family="paragraph" style:parent-style-name="Preformatted_20_Text">
      <style:text-properties style:font-name="Liberation Serif" fo:font-size="12pt" officeooo:paragraph-rsid="0166b2b5" style:font-size-asian="12pt" style:font-size-complex="12pt"/>
    </style:style>
    <style:style style:name="P27" style:family="paragraph" style:parent-style-name="Preformatted_20_Text">
      <style:text-properties style:font-name="Liberation Serif" fo:font-size="12pt" officeooo:paragraph-rsid="01693b85" style:font-size-asian="12pt" style:font-size-complex="12pt"/>
    </style:style>
    <style:style style:name="P28" style:family="paragraph" style:parent-style-name="Preformatted_20_Text">
      <style:text-properties style:font-name="Liberation Serif" fo:font-size="12pt" officeooo:paragraph-rsid="016c33ee" style:font-size-asian="12pt" style:font-size-complex="12pt"/>
    </style:style>
    <style:style style:name="P29" style:family="paragraph" style:parent-style-name="Preformatted_20_Text">
      <style:text-properties style:font-name="Liberation Serif" fo:font-size="12pt" officeooo:paragraph-rsid="016cbb53" style:font-size-asian="12pt" style:font-size-complex="12pt"/>
    </style:style>
    <style:style style:name="P30" style:family="paragraph" style:parent-style-name="Preformatted_20_Text">
      <style:text-properties style:font-name="Liberation Serif" fo:font-size="12pt" officeooo:paragraph-rsid="016cdce4" style:font-size-asian="12pt" style:font-size-complex="12pt"/>
    </style:style>
    <style:style style:name="P31" style:family="paragraph" style:parent-style-name="Preformatted_20_Text">
      <style:text-properties style:font-name="Liberation Serif" fo:font-size="12pt" officeooo:rsid="0143d9b7" officeooo:paragraph-rsid="017e9b0a" style:font-size-asian="12pt" style:font-size-complex="12pt"/>
    </style:style>
    <style:style style:name="P32" style:family="paragraph" style:parent-style-name="Preformatted_20_Text">
      <style:text-properties style:font-name="Liberation Serif" fo:font-size="12pt" officeooo:rsid="01440b9a" officeooo:paragraph-rsid="017e9b0a" style:font-size-asian="12pt" style:font-size-complex="12pt"/>
    </style:style>
    <style:style style:name="P33" style:family="paragraph" style:parent-style-name="Preformatted_20_Text">
      <style:text-properties style:font-name="Liberation Serif" fo:font-size="12pt" officeooo:rsid="0146dc55" officeooo:paragraph-rsid="017e9b0a" style:font-size-asian="12pt" style:font-size-complex="12pt"/>
    </style:style>
    <style:style style:name="P34" style:family="paragraph" style:parent-style-name="Preformatted_20_Text">
      <style:text-properties style:font-name="Liberation Serif" fo:font-size="12pt" officeooo:paragraph-rsid="0171dad8" style:font-size-asian="12pt" style:font-size-complex="12pt"/>
    </style:style>
    <style:style style:name="P35" style:family="paragraph" style:parent-style-name="Preformatted_20_Text">
      <style:text-properties style:font-name="Liberation Serif" fo:font-size="12pt" officeooo:paragraph-rsid="0177536a" style:font-size-asian="12pt" style:font-size-complex="12pt"/>
    </style:style>
    <style:style style:name="P36" style:family="paragraph" style:parent-style-name="Preformatted_20_Text">
      <style:text-properties style:font-name="Liberation Serif" fo:font-size="12pt" officeooo:paragraph-rsid="0178e109" style:font-size-asian="12pt" style:font-size-complex="12pt"/>
    </style:style>
    <style:style style:name="P37" style:family="paragraph" style:parent-style-name="Preformatted_20_Text">
      <style:text-properties style:font-name="Liberation Serif" fo:font-size="12pt" officeooo:paragraph-rsid="017910fd" style:font-size-asian="12pt" style:font-size-complex="12pt"/>
    </style:style>
    <style:style style:name="P38" style:family="paragraph" style:parent-style-name="Preformatted_20_Text">
      <style:text-properties style:font-name="Liberation Serif" fo:font-size="12pt" officeooo:paragraph-rsid="01799bb1" style:font-size-asian="12pt" style:font-size-complex="12pt"/>
    </style:style>
    <style:style style:name="P39" style:family="paragraph" style:parent-style-name="Preformatted_20_Text">
      <style:text-properties style:font-name="Liberation Serif" fo:font-size="12pt" officeooo:paragraph-rsid="017c7408" style:font-size-asian="12pt" style:font-size-complex="12pt"/>
    </style:style>
    <style:style style:name="P40" style:family="paragraph" style:parent-style-name="Preformatted_20_Text">
      <style:text-properties style:font-name="Liberation Serif" fo:font-size="12pt" officeooo:paragraph-rsid="017e9b0a" style:font-size-asian="12pt" style:font-size-complex="12pt"/>
    </style:style>
    <style:style style:name="P41" style:family="paragraph" style:parent-style-name="Preformatted_20_Text">
      <style:text-properties style:font-name="Liberation Serif" fo:font-size="12pt" officeooo:rsid="0183ed01" officeooo:paragraph-rsid="0183ed01" style:font-size-asian="12pt" style:font-size-complex="12pt"/>
    </style:style>
    <style:style style:name="P42" style:family="paragraph" style:parent-style-name="Preformatted_20_Text">
      <style:text-properties style:font-name="Liberation Serif" fo:font-size="12pt" officeooo:paragraph-rsid="01977c92" style:font-size-asian="12pt" style:font-size-complex="12pt"/>
    </style:style>
    <style:style style:name="P43" style:family="paragraph" style:parent-style-name="Preformatted_20_Text">
      <style:text-properties style:font-name="Liberation Serif" fo:font-size="12pt" officeooo:rsid="019e07cc" officeooo:paragraph-rsid="019e07cc" style:font-size-asian="12pt" style:font-size-complex="12pt"/>
    </style:style>
    <style:style style:name="P44" style:family="paragraph" style:parent-style-name="Preformatted_20_Text">
      <style:text-properties style:font-name="Liberation Serif" fo:font-size="12pt" officeooo:paragraph-rsid="01a0a97d" style:font-size-asian="12pt" style:font-size-complex="12pt"/>
    </style:style>
    <style:style style:name="P45" style:family="paragraph" style:parent-style-name="Preformatted_20_Text">
      <style:text-properties style:font-name="Liberation Serif" fo:font-size="12pt" officeooo:paragraph-rsid="01a9f227" style:font-size-asian="12pt" style:font-size-complex="12pt"/>
    </style:style>
    <style:style style:name="P46" style:family="paragraph" style:parent-style-name="Preformatted_20_Text">
      <style:text-properties style:font-name="Liberation Serif" fo:font-size="12pt" officeooo:rsid="01ae0efd" officeooo:paragraph-rsid="01ae0efd" style:font-size-asian="12pt" style:font-size-complex="12pt"/>
    </style:style>
    <style:style style:name="P47" style:family="paragraph" style:parent-style-name="Preformatted_20_Text">
      <style:text-properties style:font-name="Liberation Serif" fo:font-size="12pt" officeooo:rsid="01ae0efd" officeooo:paragraph-rsid="01c2369f" style:font-size-asian="12pt" style:font-size-complex="12pt"/>
    </style:style>
    <style:style style:name="P48" style:family="paragraph" style:parent-style-name="Preformatted_20_Text">
      <style:text-properties style:font-name="Liberation Serif" fo:font-size="12pt" officeooo:rsid="01afb771" officeooo:paragraph-rsid="01afb771" style:font-size-asian="12pt" style:font-size-complex="12pt"/>
    </style:style>
    <style:style style:name="P49" style:family="paragraph" style:parent-style-name="Preformatted_20_Text">
      <style:text-properties style:font-name="Liberation Serif" fo:font-size="12pt" officeooo:paragraph-rsid="01b41df6" style:font-size-asian="12pt" style:font-size-complex="12pt"/>
    </style:style>
    <style:style style:name="P50" style:family="paragraph" style:parent-style-name="Preformatted_20_Text">
      <style:text-properties style:font-name="Liberation Serif" fo:font-size="12pt" officeooo:rsid="01bd64ca" officeooo:paragraph-rsid="01be6820" style:font-size-asian="12pt" style:font-size-complex="12pt"/>
    </style:style>
    <style:style style:name="P51" style:family="paragraph" style:parent-style-name="Preformatted_20_Text">
      <style:text-properties style:font-name="Liberation Serif" fo:font-size="12pt" officeooo:paragraph-rsid="01be6820" style:font-size-asian="12pt" style:font-size-complex="12pt"/>
    </style:style>
    <style:style style:name="P52" style:family="paragraph" style:parent-style-name="Preformatted_20_Text">
      <style:text-properties style:font-name="Liberation Serif" fo:font-size="12pt" officeooo:paragraph-rsid="01c22ba5" style:font-size-asian="12pt" style:font-size-complex="12pt"/>
    </style:style>
    <style:style style:name="P53" style:family="paragraph" style:parent-style-name="Preformatted_20_Text">
      <style:text-properties style:font-name="Liberation Serif" fo:font-size="12pt" officeooo:paragraph-rsid="01c2369f" style:font-size-asian="12pt" style:font-size-complex="12pt"/>
    </style:style>
    <style:style style:name="P54" style:family="paragraph" style:parent-style-name="Preformatted_20_Text">
      <style:text-properties style:font-name="Liberation Serif" fo:font-size="12pt" officeooo:rsid="01c5f208" officeooo:paragraph-rsid="01c5f208" style:font-size-asian="12pt" style:font-size-complex="12pt"/>
    </style:style>
    <style:style style:name="P55" style:family="paragraph" style:parent-style-name="Preformatted_20_Text">
      <style:text-properties style:font-name="Liberation Serif" fo:font-size="12pt" officeooo:rsid="012d7be6" officeooo:paragraph-rsid="01cbd27f" style:font-size-asian="12pt" style:font-size-complex="12pt"/>
    </style:style>
    <style:style style:name="P56" style:family="paragraph" style:parent-style-name="Preformatted_20_Text">
      <style:text-properties style:font-name="Liberation Serif" fo:font-size="12pt" officeooo:paragraph-rsid="01737a47" style:font-size-asian="12pt" style:font-size-complex="12pt"/>
    </style:style>
    <style:style style:name="P57" style:family="paragraph" style:parent-style-name="Preformatted_20_Text">
      <style:text-properties style:font-name="Liberation Serif" fo:font-size="12pt" officeooo:paragraph-rsid="01cd4dcc" style:font-size-asian="12pt" style:font-size-complex="12pt"/>
    </style:style>
    <style:style style:name="P58" style:family="paragraph" style:parent-style-name="Preformatted_20_Text">
      <style:text-properties style:font-name="Liberation Serif" fo:font-size="12pt" officeooo:paragraph-rsid="01652a64" style:font-size-asian="12pt" style:font-size-complex="12pt"/>
    </style:style>
    <style:style style:name="P59" style:family="paragraph" style:parent-style-name="Preformatted_20_Text">
      <style:text-properties style:font-name="Liberation Serif" fo:font-size="12pt" officeooo:paragraph-rsid="010d2484" style:font-size-asian="12pt" style:font-size-complex="12pt"/>
    </style:style>
    <style:style style:name="P60" style:family="paragraph" style:parent-style-name="Preformatted_20_Text">
      <style:text-properties style:font-name="Liberation Serif" fo:font-size="12pt" officeooo:rsid="01da0f59" officeooo:paragraph-rsid="01da0f59" style:font-size-asian="12pt" style:font-size-complex="12pt"/>
    </style:style>
    <style:style style:name="P61" style:family="paragraph" style:parent-style-name="Preformatted_20_Text">
      <style:text-properties style:font-name="Liberation Serif" fo:font-size="12pt" officeooo:rsid="01382fe3" officeooo:paragraph-rsid="01cbd27f" style:font-size-asian="12pt" style:font-size-complex="12pt"/>
    </style:style>
    <style:style style:name="P62" style:family="paragraph" style:parent-style-name="Preformatted_20_Text">
      <style:text-properties style:font-name="Liberation Serif" fo:font-size="12pt" officeooo:rsid="01e057f1" officeooo:paragraph-rsid="01e057f1" style:font-size-asian="12pt" style:font-size-complex="12pt"/>
    </style:style>
    <style:style style:name="P63" style:family="paragraph" style:parent-style-name="Preformatted_20_Text">
      <style:text-properties style:font-name="Liberation Serif" fo:font-size="12pt" fo:font-weight="normal" officeooo:paragraph-rsid="016cdce4" style:font-size-asian="12pt" style:font-weight-asian="normal" style:font-size-complex="12pt" style:font-weight-complex="normal"/>
    </style:style>
    <style:style style:name="P64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paragraph-rsid="017e9b0a" style:font-size-asian="12pt" style:font-weight-asian="normal" style:font-size-complex="12pt" style:font-weight-complex="normal"/>
    </style:style>
    <style:style style:name="P65" style:family="paragraph" style:parent-style-name="Preformatted_20_Text">
      <style:paragraph-properties fo:text-align="start" style:justify-single-word="false"/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P66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paragraph-rsid="017e9b0a" style:font-size-asian="10.5pt" style:font-weight-asian="normal" style:font-size-complex="12pt" style:font-weight-complex="normal"/>
    </style:style>
    <style:style style:name="P67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paragraph-rsid="01cbd27f" style:font-size-asian="10.5pt" style:font-weight-asian="normal" style:font-size-complex="12pt" style:font-weight-complex="normal"/>
    </style:style>
    <style:style style:name="P68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paragraph-rsid="01df0d81" style:font-size-asian="10.5pt" style:font-weight-asian="normal" style:font-size-complex="12pt" style:font-weight-complex="normal"/>
    </style:style>
    <style:style style:name="P69" style:family="paragraph" style:parent-style-name="Preformatted_20_Text">
      <style:text-properties style:font-name="Liberation Serif" fo:font-size="12pt" fo:font-weight="normal" officeooo:paragraph-rsid="01c8101a" style:font-size-asian="10.5pt" style:font-weight-asian="normal" style:font-size-complex="12pt" style:font-weight-complex="normal"/>
    </style:style>
    <style:style style:name="P70" style:family="paragraph" style:parent-style-name="Preformatted_20_Text">
      <style:paragraph-properties fo:text-align="start" style:justify-single-word="false"/>
      <style:text-properties style:font-name="Liberation Serif" fo:font-size="12pt" fo:font-weight="normal" officeooo:rsid="012d7be6" officeooo:paragraph-rsid="01cbd27f" style:font-size-asian="10.5pt" style:font-weight-asian="normal" style:font-size-complex="12pt" style:font-weight-complex="normal"/>
    </style:style>
    <style:style style:name="P71" style:family="paragraph" style:parent-style-name="Preformatted_20_Text">
      <style:text-properties style:font-name="Liberation Serif" fo:font-size="12pt" fo:font-weight="normal" officeooo:paragraph-rsid="01cd4dcc" style:font-size-asian="10.5pt" style:font-weight-asian="normal" style:font-size-complex="12pt" style:font-weight-complex="normal"/>
    </style:style>
    <style:style style:name="P72" style:family="paragraph" style:parent-style-name="Preformatted_20_Text">
      <style:text-properties style:font-name="Liberation Serif" fo:font-size="12pt" officeooo:rsid="01bd64ca" officeooo:paragraph-rsid="01be6820" style:font-name-asian="Nimbus Mono L" style:font-size-asian="12pt" style:font-name-complex="Liberation Mono" style:font-size-complex="12pt"/>
    </style:style>
    <style:style style:name="P73" style:family="paragraph" style:parent-style-name="Preformatted_20_Text">
      <style:text-properties style:font-name="Liberation Serif" fo:font-size="12pt" fo:font-style="normal" officeooo:rsid="01ae0efd" officeooo:paragraph-rsid="01c2369f" style:font-size-asian="12pt" style:font-style-asian="normal" style:font-size-complex="12pt" style:font-style-complex="normal"/>
    </style:style>
    <style:style style:name="P74" style:family="paragraph" style:parent-style-name="Preformatted_20_Text">
      <style:text-properties style:font-name="Liberation Serif" fo:font-size="12pt" fo:font-style="normal" officeooo:rsid="01cd4dcc" officeooo:paragraph-rsid="01cd4dcc" style:font-size-asian="12pt" style:font-style-asian="normal" style:font-size-complex="12pt" style:font-style-complex="normal"/>
    </style:style>
    <style:style style:name="P75" style:family="paragraph" style:parent-style-name="Preformatted_20_Text">
      <style:text-properties style:font-name="Liberation Serif" fo:font-size="12pt" fo:font-style="normal" officeooo:rsid="01ced619" officeooo:paragraph-rsid="01ced619" style:font-size-asian="12pt" style:font-style-asian="normal" style:font-size-complex="12pt" style:font-style-complex="normal"/>
    </style:style>
    <style:style style:name="P76" style:family="paragraph" style:parent-style-name="Preformatted_20_Text">
      <style:text-properties style:font-name="Liberation Serif" fo:font-size="12pt" fo:font-style="normal" officeooo:rsid="01ced619" officeooo:paragraph-rsid="01ced619" style:font-name-asian="Nimbus Mono L" style:font-size-asian="12pt" style:font-style-asian="normal" style:font-name-complex="Liberation Mono" style:font-size-complex="12pt" style:font-style-complex="normal"/>
    </style:style>
    <style:style style:name="P77" style:family="paragraph" style:parent-style-name="Preformatted_20_Text">
      <style:paragraph-properties fo:text-align="center" style:justify-single-word="false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P78" style:family="paragraph" style:parent-style-name="Preformatted_20_Text">
      <style:paragraph-properties fo:text-align="center" style:justify-single-word="false"/>
      <style:text-properties style:font-name="Liberation Serif" fo:font-size="14pt" fo:font-weight="bold" officeooo:rsid="01bd64ca" officeooo:paragraph-rsid="01be6820" style:font-name-asian="Nimbus Mono L" style:font-size-asian="14pt" style:font-weight-asian="bold" style:font-name-complex="Liberation Mono" style:font-size-complex="14pt" style:font-weight-complex="bold"/>
    </style:style>
    <style:style style:name="P79" style:family="paragraph" style:parent-style-name="Preformatted_20_Text">
      <style:paragraph-properties fo:text-align="center" style:justify-single-word="false"/>
      <style:text-properties style:font-name="Liberation Serif" fo:font-size="14pt" fo:font-weight="bold" officeooo:rsid="01cd4dcc" officeooo:paragraph-rsid="01cd4dcc" style:font-name-asian="Nimbus Mono L" style:font-size-asian="14pt" style:font-weight-asian="bold" style:font-name-complex="Liberation Mono" style:font-size-complex="14pt" style:font-weight-complex="bold"/>
    </style:style>
    <style:style style:name="P80" style:family="paragraph" style:parent-style-name="Preformatted_20_Text">
      <style:paragraph-properties fo:text-align="center" style:justify-single-word="false"/>
      <style:text-properties style:font-name="Liberation Serif" fo:font-size="14pt" style:font-size-asian="14pt" style:font-size-complex="14pt"/>
    </style:style>
    <style:style style:name="P81" style:family="paragraph" style:parent-style-name="Preformatted_20_Text">
      <style:paragraph-properties fo:text-align="center" style:justify-single-word="false"/>
      <style:text-properties style:font-name="Liberation Serif" fo:font-size="14pt" officeooo:paragraph-rsid="01cbd27f" style:font-size-asian="14pt" style:font-size-complex="14pt"/>
    </style:style>
    <style:style style:name="P82" style:family="paragraph" style:parent-style-name="Preformatted_20_Text">
      <style:paragraph-properties fo:text-align="center" style:justify-single-word="false"/>
      <style:text-properties style:font-name="Liberation Serif" fo:font-size="14pt" fo:font-weight="normal" officeooo:rsid="014150cc" officeooo:paragraph-rsid="017e9b0a" style:font-size-asian="14pt" style:font-weight-asian="normal" style:font-size-complex="14pt" style:font-weight-complex="normal"/>
    </style:style>
    <style:style style:name="P83" style:family="paragraph" style:parent-style-name="Preformatted_20_Text">
      <style:paragraph-properties fo:text-align="center" style:justify-single-word="false"/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84" style:family="paragraph" style:parent-style-name="Preformatted_20_Text">
      <style:paragraph-properties fo:text-align="center" style:justify-single-word="false"/>
      <style:text-properties style:font-name="Liberation Serif" fo:font-size="18pt" fo:font-weight="bold" style:font-size-asian="18pt" style:font-weight-asian="bold" style:font-size-complex="18pt" style:font-weight-complex="bold"/>
    </style:style>
    <style:style style:name="P85" style:family="paragraph" style:parent-style-name="Preformatted_20_Text">
      <style:paragraph-properties fo:text-align="center" style:justify-single-word="false"/>
      <style:text-properties officeooo:paragraph-rsid="010fb449"/>
    </style:style>
    <style:style style:name="P86" style:family="paragraph" style:parent-style-name="Preformatted_20_Text">
      <style:paragraph-properties fo:text-align="center" style:justify-single-word="false"/>
      <style:text-properties officeooo:paragraph-rsid="01df0d81"/>
    </style:style>
    <style:style style:name="P87" style:family="paragraph" style:parent-style-name="Preformatted_20_Text">
      <style:text-properties officeooo:paragraph-rsid="019e07cc"/>
    </style:style>
    <style:style style:name="P88" style:family="paragraph" style:parent-style-name="Preformatted_20_Text">
      <style:text-properties officeooo:paragraph-rsid="01be6820"/>
    </style:style>
    <style:style style:name="P89" style:family="paragraph" style:parent-style-name="Preformatted_20_Text">
      <style:text-properties officeooo:paragraph-rsid="01bf528a"/>
    </style:style>
    <style:style style:name="P90" style:family="paragraph" style:parent-style-name="Preformatted_20_Text">
      <style:text-properties officeooo:paragraph-rsid="01c5f208"/>
    </style:style>
    <style:style style:name="P91" style:family="paragraph" style:parent-style-name="Preformatted_20_Text">
      <style:text-properties officeooo:paragraph-rsid="010d2484"/>
    </style:style>
    <style:style style:name="P92" style:family="paragraph" style:parent-style-name="Preformatted_20_Text">
      <style:paragraph-properties fo:text-align="start" style:justify-single-word="false"/>
      <style:text-properties officeooo:paragraph-rsid="01df0d81"/>
    </style:style>
    <style:style style:name="P93" style:family="paragraph" style:parent-style-name="Preformatted_20_Text">
      <style:paragraph-properties fo:text-align="start" style:justify-single-word="false"/>
      <style:text-properties officeooo:paragraph-rsid="01e1eada"/>
    </style:style>
    <style:style style:name="P94" style:family="paragraph" style:parent-style-name="Preformatted_20_Text">
      <style:paragraph-properties fo:text-align="start" style:justify-single-word="false"/>
      <style:text-properties officeooo:paragraph-rsid="02066ba2"/>
    </style:style>
    <style:style style:name="P95" style:family="paragraph" style:parent-style-name="Preformatted_20_Text">
      <style:text-properties officeooo:paragraph-rsid="01e1eada"/>
    </style:style>
    <style:style style:name="P96" style:family="paragraph" style:parent-style-name="Preformatted_20_Text">
      <style:text-properties officeooo:paragraph-rsid="020d3da1"/>
    </style:style>
    <style:style style:name="P97" style:family="paragraph" style:parent-style-name="Preformatted_20_Text">
      <style:paragraph-properties fo:break-before="page"/>
      <style:text-properties style:font-name="Liberation Serif" fo:font-size="12pt" style:font-size-asian="12pt" style:font-size-complex="12pt"/>
    </style:style>
    <style:style style:name="P98" style:family="paragraph" style:parent-style-name="Preformatted_20_Text" style:master-page-name="">
      <style:paragraph-properties fo:text-align="center" style:justify-single-word="false" style:page-number="auto" fo:break-before="auto" fo:break-after="auto"/>
      <style:text-properties style:font-name="Liberation Serif" fo:font-size="14pt" fo:font-weight="bold" officeooo:paragraph-rsid="0171dad8" style:font-size-asian="14pt" style:font-weight-asian="bold" style:font-size-complex="14pt" style:font-weight-complex="bold"/>
    </style:style>
    <style:style style:name="P99" style:family="paragraph" style:parent-style-name="Preformatted_20_Text">
      <style:paragraph-properties fo:text-align="start" style:justify-single-word="false"/>
      <style:text-properties style:font-name="Liberation Serif" fo:font-size="12pt" fo:font-style="normal" fo:font-weight="normal" officeooo:rsid="01f488fb" officeooo:paragraph-rsid="01df0d81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00" style:family="paragraph" style:parent-style-name="Preformatted_20_Text">
      <style:text-properties style:font-name="Liberation Serif" fo:font-size="12pt" officeooo:rsid="0183ed01" officeooo:paragraph-rsid="02164889" style:font-size-asian="12pt" style:font-size-complex="12pt"/>
    </style:style>
    <style:style style:name="P101" style:family="paragraph" style:parent-style-name="Preformatted_20_Text">
      <style:text-properties style:font-name="Liberation Serif" fo:font-size="12pt" officeooo:rsid="02164889" officeooo:paragraph-rsid="02164889" style:font-size-asian="12pt" style:font-size-complex="12pt"/>
    </style:style>
    <style:style style:name="P102" style:family="paragraph" style:parent-style-name="Preformatted_20_Text">
      <style:text-properties style:font-name="Liberation Serif" fo:font-size="12pt" officeooo:rsid="01382fe3" officeooo:paragraph-rsid="01cbd27f" style:font-size-asian="12pt" style:font-size-complex="12pt"/>
    </style:style>
    <style:style style:name="P103" style:family="paragraph" style:parent-style-name="Preformatted_20_Text">
      <style:paragraph-properties fo:text-align="start" style:justify-single-word="false"/>
      <style:text-properties fo:font-size="12pt" fo:font-weight="normal" officeooo:paragraph-rsid="01df0d81" style:font-size-asian="10.5pt" style:font-weight-asian="normal" style:font-size-complex="12pt" style:font-weight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391d18" style:font-style-asian="normal" style:font-style-complex="normal"/>
    </style:style>
    <style:style style:name="T3" style:family="text">
      <style:text-properties fo:font-style="normal" officeooo:rsid="011e9fd0" style:font-style-asian="normal" style:font-style-complex="normal"/>
    </style:style>
    <style:style style:name="T4" style:family="text">
      <style:text-properties fo:font-style="normal" officeooo:rsid="0131b1c9" style:font-style-asian="normal" style:font-style-complex="normal"/>
    </style:style>
    <style:style style:name="T5" style:family="text">
      <style:text-properties fo:font-style="normal" officeooo:rsid="013dbffd" style:font-style-asian="normal" style:font-style-complex="normal"/>
    </style:style>
    <style:style style:name="T6" style:family="text">
      <style:text-properties fo:font-style="normal" officeooo:rsid="0139ea78" style:font-style-asian="normal" style:font-style-complex="normal"/>
    </style:style>
    <style:style style:name="T7" style:family="text">
      <style:text-properties fo:font-style="normal" officeooo:rsid="013f9293" style:font-style-asian="normal" style:font-style-complex="normal"/>
    </style:style>
    <style:style style:name="T8" style:family="text">
      <style:text-properties fo:font-style="normal" officeooo:rsid="01693b85" style:font-style-asian="normal" style:font-style-complex="normal"/>
    </style:style>
    <style:style style:name="T9" style:family="text">
      <style:text-properties fo:font-style="normal" officeooo:rsid="016c33ee" style:font-style-asian="normal" style:font-style-complex="normal"/>
    </style:style>
    <style:style style:name="T10" style:family="text">
      <style:text-properties fo:font-style="normal" officeooo:rsid="017bd7a5" style:font-style-asian="normal" style:font-style-complex="normal"/>
    </style:style>
    <style:style style:name="T11" style:family="text">
      <style:text-properties fo:font-style="normal" officeooo:rsid="0187c10d" style:font-style-asian="normal" style:font-style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fdc455" style:font-style-asian="italic" style:font-style-complex="italic"/>
    </style:style>
    <style:style style:name="T14" style:family="text">
      <style:text-properties fo:font-style="italic" officeooo:rsid="011e9fd0" style:font-style-asian="italic" style:font-style-complex="italic"/>
    </style:style>
    <style:style style:name="T15" style:family="text">
      <style:text-properties fo:font-style="italic" officeooo:rsid="0131b1c9" style:font-style-asian="italic" style:font-style-complex="italic"/>
    </style:style>
    <style:style style:name="T16" style:family="text">
      <style:text-properties fo:font-style="italic" officeooo:rsid="0139ea78" style:font-style-asian="italic" style:font-style-complex="italic"/>
    </style:style>
    <style:style style:name="T17" style:family="text">
      <style:text-properties fo:font-style="italic" officeooo:rsid="01693b85" style:font-style-asian="italic" style:font-style-complex="italic"/>
    </style:style>
    <style:style style:name="T18" style:family="text">
      <style:text-properties fo:font-style="italic" officeooo:rsid="016c33ee" style:font-style-asian="italic" style:font-style-complex="italic"/>
    </style:style>
    <style:style style:name="T19" style:family="text">
      <style:text-properties fo:font-style="italic" officeooo:rsid="01749c50" style:font-style-asian="italic" style:font-style-complex="italic"/>
    </style:style>
    <style:style style:name="T20" style:family="text">
      <style:text-properties fo:font-style="italic" officeooo:rsid="0177536a" style:font-style-asian="italic" style:font-style-complex="italic"/>
    </style:style>
    <style:style style:name="T21" style:family="text">
      <style:text-properties fo:font-style="italic" officeooo:rsid="018907aa" style:font-style-asian="italic" style:font-style-complex="italic"/>
    </style:style>
    <style:style style:name="T22" style:family="text">
      <style:text-properties fo:font-style="italic" officeooo:rsid="01977c92" style:font-style-asian="italic" style:font-style-complex="italic"/>
    </style:style>
    <style:style style:name="T23" style:family="text">
      <style:text-properties fo:font-style="italic" officeooo:rsid="019a4b04" style:font-style-asian="italic" style:font-style-complex="italic"/>
    </style:style>
    <style:style style:name="T24" style:family="text">
      <style:text-properties fo:font-style="italic" officeooo:rsid="01b41df6" style:font-style-asian="italic" style:font-style-complex="italic"/>
    </style:style>
    <style:style style:name="T25" style:family="text">
      <style:text-properties fo:font-style="italic" officeooo:rsid="01c22ba5" style:font-style-asian="italic" style:font-style-complex="italic"/>
    </style:style>
    <style:style style:name="T26" style:family="text">
      <style:text-properties fo:font-style="italic" officeooo:rsid="0212971e" style:font-style-asian="italic" style:font-style-complex="italic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style:font-style-asian="italic" style:font-style-complex="italic"/>
    </style:style>
    <style:style style:name="T29" style:family="text">
      <style:text-properties officeooo:rsid="0018c59a"/>
    </style:style>
    <style:style style:name="T30" style:family="text">
      <style:text-properties officeooo:rsid="003b7edb"/>
    </style:style>
    <style:style style:name="T31" style:family="text">
      <style:text-properties officeooo:rsid="015f66c4"/>
    </style:style>
    <style:style style:name="T32" style:family="text">
      <style:text-properties officeooo:rsid="003d6d72"/>
    </style:style>
    <style:style style:name="T33" style:family="text">
      <style:text-properties officeooo:rsid="00fdc455"/>
    </style:style>
    <style:style style:name="T34" style:family="text">
      <style:text-properties officeooo:rsid="00fe33fe"/>
    </style:style>
    <style:style style:name="T35" style:family="text">
      <style:text-properties officeooo:rsid="010013b4"/>
    </style:style>
    <style:style style:name="T36" style:family="text">
      <style:text-properties officeooo:rsid="00391d18"/>
    </style:style>
    <style:style style:name="T37" style:family="text">
      <style:text-properties officeooo:rsid="003cb7b9"/>
    </style:style>
    <style:style style:name="T38" style:family="text">
      <style:text-properties officeooo:rsid="003995d2"/>
    </style:style>
    <style:style style:name="T39" style:family="text">
      <style:text-properties officeooo:rsid="01ba42fd"/>
    </style:style>
    <style:style style:name="T40" style:family="text">
      <style:text-properties officeooo:rsid="003b0df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officeooo:rsid="005eff1c"/>
    </style:style>
    <style:style style:name="T43" style:family="text">
      <style:text-properties officeooo:rsid="01a6afff"/>
    </style:style>
    <style:style style:name="T44" style:family="text">
      <style:text-properties officeooo:rsid="0099a4f4"/>
    </style:style>
    <style:style style:name="T45" style:family="text">
      <style:text-properties officeooo:rsid="0062408f"/>
    </style:style>
    <style:style style:name="T46" style:family="text">
      <style:text-properties officeooo:rsid="0040fa0e"/>
    </style:style>
    <style:style style:name="T47" style:family="text">
      <style:text-properties officeooo:rsid="00a07e10"/>
    </style:style>
    <style:style style:name="T48" style:family="text">
      <style:text-properties officeooo:rsid="0041639f"/>
    </style:style>
    <style:style style:name="T49" style:family="text">
      <style:text-properties officeooo:rsid="00c53f86"/>
    </style:style>
    <style:style style:name="T50" style:family="text">
      <style:text-properties officeooo:rsid="00a367d5"/>
    </style:style>
    <style:style style:name="T51" style:family="text">
      <style:text-properties officeooo:rsid="01203210"/>
    </style:style>
    <style:style style:name="T52" style:family="text">
      <style:text-properties officeooo:rsid="007f315f"/>
    </style:style>
    <style:style style:name="T53" style:family="text">
      <style:text-properties officeooo:rsid="0045146a"/>
    </style:style>
    <style:style style:name="T54" style:family="text">
      <style:text-properties officeooo:rsid="006a40e1"/>
    </style:style>
    <style:style style:name="T55" style:family="text">
      <style:text-properties officeooo:rsid="00e97f12"/>
    </style:style>
    <style:style style:name="T56" style:family="text">
      <style:text-properties officeooo:rsid="0081bfd6"/>
    </style:style>
    <style:style style:name="T57" style:family="text">
      <style:text-properties officeooo:rsid="0046b595"/>
    </style:style>
    <style:style style:name="T58" style:family="text">
      <style:text-properties officeooo:rsid="008782ab"/>
    </style:style>
    <style:style style:name="T59" style:family="text">
      <style:text-properties officeooo:rsid="00890579"/>
    </style:style>
    <style:style style:name="T60" style:family="text">
      <style:text-properties officeooo:rsid="008bb0d0"/>
    </style:style>
    <style:style style:name="T61" style:family="text">
      <style:text-properties officeooo:rsid="00702083"/>
    </style:style>
    <style:style style:name="T62" style:family="text">
      <style:text-properties officeooo:rsid="0050cfe5"/>
    </style:style>
    <style:style style:name="T63" style:family="text">
      <style:text-properties officeooo:rsid="007704d5"/>
    </style:style>
    <style:style style:name="T64" style:family="text">
      <style:text-properties officeooo:rsid="004ce9b9"/>
    </style:style>
    <style:style style:name="T65" style:family="text">
      <style:text-properties officeooo:rsid="007592be"/>
    </style:style>
    <style:style style:name="T66" style:family="text">
      <style:text-properties officeooo:rsid="01238fa1"/>
    </style:style>
    <style:style style:name="T67" style:family="text">
      <style:text-properties officeooo:rsid="012d4d22"/>
    </style:style>
    <style:style style:name="T68" style:family="text">
      <style:text-properties officeooo:rsid="005b7757"/>
    </style:style>
    <style:style style:name="T69" style:family="text">
      <style:text-properties officeooo:rsid="005c4cb5"/>
    </style:style>
    <style:style style:name="T70" style:family="text">
      <style:text-properties officeooo:rsid="01c82eab"/>
    </style:style>
    <style:style style:name="T71" style:family="text">
      <style:text-properties officeooo:rsid="012f0852"/>
    </style:style>
    <style:style style:name="T72" style:family="text">
      <style:text-properties officeooo:rsid="0123d811"/>
    </style:style>
    <style:style style:name="T73" style:family="text">
      <style:text-properties officeooo:rsid="01169688"/>
    </style:style>
    <style:style style:name="T74" style:family="text">
      <style:text-properties officeooo:rsid="006319b8"/>
    </style:style>
    <style:style style:name="T75" style:family="text">
      <style:text-properties officeooo:rsid="006d9c79"/>
    </style:style>
    <style:style style:name="T76" style:family="text">
      <style:text-properties officeooo:rsid="005c3873"/>
    </style:style>
    <style:style style:name="T77" style:family="text">
      <style:text-properties officeooo:rsid="007de63d"/>
    </style:style>
    <style:style style:name="T78" style:family="text">
      <style:text-properties officeooo:rsid="018cf254"/>
    </style:style>
    <style:style style:name="T79" style:family="text">
      <style:text-properties fo:language="en" fo:country="US"/>
    </style:style>
    <style:style style:name="T80" style:family="text">
      <style:text-properties fo:language="en" fo:country="US" officeooo:rsid="010e4af0"/>
    </style:style>
    <style:style style:name="T81" style:family="text">
      <style:text-properties officeooo:rsid="011ec6fa"/>
    </style:style>
    <style:style style:name="T82" style:family="text">
      <style:text-properties officeooo:rsid="00793198"/>
    </style:style>
    <style:style style:name="T83" style:family="text">
      <style:text-properties officeooo:rsid="00b4a514"/>
    </style:style>
    <style:style style:name="T84" style:family="text">
      <style:text-properties officeooo:rsid="0077fd53"/>
    </style:style>
    <style:style style:name="T85" style:family="text">
      <style:text-properties officeooo:rsid="00829c23"/>
    </style:style>
    <style:style style:name="T86" style:family="text">
      <style:text-properties officeooo:rsid="0045c5ab"/>
    </style:style>
    <style:style style:name="T87" style:family="text">
      <style:text-properties officeooo:rsid="00c83285"/>
    </style:style>
    <style:style style:name="T88" style:family="text">
      <style:text-properties officeooo:rsid="00c9d578"/>
    </style:style>
    <style:style style:name="T89" style:family="text">
      <style:text-properties officeooo:rsid="00bd4113"/>
    </style:style>
    <style:style style:name="T90" style:family="text">
      <style:text-properties officeooo:rsid="00cc35bf"/>
    </style:style>
    <style:style style:name="T91" style:family="text">
      <style:text-properties officeooo:rsid="00cd5799"/>
    </style:style>
    <style:style style:name="T92" style:family="text">
      <style:text-properties officeooo:rsid="00c1ed9f"/>
    </style:style>
    <style:style style:name="T93" style:family="text">
      <style:text-properties style:font-name-asian="Nimbus Mono L" style:font-name-complex="Liberation Mono"/>
    </style:style>
    <style:style style:name="T94" style:family="text">
      <style:text-properties officeooo:rsid="01bd64ca" style:font-name-asian="Nimbus Mono L" style:font-name-complex="Liberation Mono"/>
    </style:style>
    <style:style style:name="T95" style:family="text">
      <style:text-properties officeooo:rsid="00b0d41b"/>
    </style:style>
    <style:style style:name="T96" style:family="text">
      <style:text-properties officeooo:rsid="00bea6f1"/>
    </style:style>
    <style:style style:name="T97" style:family="text">
      <style:text-properties officeooo:rsid="00d27a18"/>
    </style:style>
    <style:style style:name="T98" style:family="text">
      <style:text-properties officeooo:rsid="00c7b3b9"/>
    </style:style>
    <style:style style:name="T99" style:family="text">
      <style:text-properties officeooo:rsid="00c0d880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officeooo:rsid="003b7edb" style:font-weight-asian="bold" style:font-weight-complex="bold"/>
    </style:style>
    <style:style style:name="T102" style:family="text">
      <style:text-properties fo:font-weight="bold" officeooo:rsid="018cf254" style:font-weight-asian="bold" style:font-weight-complex="bold"/>
    </style:style>
    <style:style style:name="T103" style:family="text">
      <style:text-properties fo:font-weight="bold" officeooo:rsid="011e9fd0" style:font-weight-asian="bold" style:font-weight-complex="bold"/>
    </style:style>
    <style:style style:name="T104" style:family="text">
      <style:text-properties fo:font-weight="bold" officeooo:rsid="01431b39" style:font-weight-asian="bold" style:font-weight-complex="bold"/>
    </style:style>
    <style:style style:name="T105" style:family="text">
      <style:text-properties fo:font-weight="bold" officeooo:rsid="01802e8d" style:font-weight-asian="bold" style:font-weight-complex="bold"/>
    </style:style>
    <style:style style:name="T106" style:family="text">
      <style:text-properties fo:font-weight="bold" officeooo:rsid="01df0d81" style:font-weight-asian="bold" style:font-weight-complex="bold"/>
    </style:style>
    <style:style style:name="T107" style:family="text">
      <style:text-properties officeooo:rsid="01113021"/>
    </style:style>
    <style:style style:name="T108" style:family="text">
      <style:text-properties officeooo:rsid="0112c91e"/>
    </style:style>
    <style:style style:name="T109" style:family="text">
      <style:text-properties officeooo:rsid="0114fc45"/>
    </style:style>
    <style:style style:name="T110" style:family="text">
      <style:text-properties officeooo:rsid="0116b81d"/>
    </style:style>
    <style:style style:name="T111" style:family="text">
      <style:text-properties officeooo:rsid="01196944"/>
    </style:style>
    <style:style style:name="T112" style:family="text">
      <style:text-properties officeooo:rsid="011e6c6c"/>
    </style:style>
    <style:style style:name="T113" style:family="text">
      <style:text-properties officeooo:rsid="011e9fd0"/>
    </style:style>
    <style:style style:name="T114" style:family="text">
      <style:text-properties officeooo:rsid="0121d928"/>
    </style:style>
    <style:style style:name="T115" style:family="text">
      <style:text-properties style:text-underline-style="none"/>
    </style:style>
    <style:style style:name="T116" style:family="text">
      <style:text-properties officeooo:rsid="012a74e5"/>
    </style:style>
    <style:style style:name="T117" style:family="text">
      <style:text-properties officeooo:rsid="012b7ade"/>
    </style:style>
    <style:style style:name="T118" style:family="text">
      <style:text-properties officeooo:rsid="01458eb6"/>
    </style:style>
    <style:style style:name="T119" style:family="text">
      <style:text-properties officeooo:rsid="0147d8b3"/>
    </style:style>
    <style:style style:name="T120" style:family="text">
      <style:text-properties officeooo:rsid="0151bd1f"/>
    </style:style>
    <style:style style:name="T121" style:family="text">
      <style:text-properties officeooo:rsid="01581692"/>
    </style:style>
    <style:style style:name="T122" style:family="text">
      <style:text-properties officeooo:rsid="01588640"/>
    </style:style>
    <style:style style:name="T123" style:family="text">
      <style:text-properties officeooo:rsid="015c06b7"/>
    </style:style>
    <style:style style:name="T124" style:family="text">
      <style:text-properties officeooo:rsid="015c8ee8"/>
    </style:style>
    <style:style style:name="T125" style:family="text">
      <style:text-properties officeooo:rsid="015e040b"/>
    </style:style>
    <style:style style:name="T126" style:family="text">
      <style:text-properties officeooo:rsid="015e6397"/>
    </style:style>
    <style:style style:name="T127" style:family="text">
      <style:text-properties officeooo:rsid="01604af3"/>
    </style:style>
    <style:style style:name="T128" style:family="text">
      <style:text-properties officeooo:rsid="0164c83f"/>
    </style:style>
    <style:style style:name="T129" style:family="text">
      <style:text-properties officeooo:rsid="0164e480"/>
    </style:style>
    <style:style style:name="T130" style:family="text">
      <style:text-properties officeooo:rsid="0166b2b5"/>
    </style:style>
    <style:style style:name="T131" style:family="text">
      <style:text-properties officeooo:rsid="01693b85"/>
    </style:style>
    <style:style style:name="T132" style:family="text">
      <style:text-properties officeooo:rsid="016cdce4"/>
    </style:style>
    <style:style style:name="T133" style:family="text">
      <style:text-properties officeooo:rsid="01749c50"/>
    </style:style>
    <style:style style:name="T134" style:family="text">
      <style:text-properties officeooo:rsid="0178e109"/>
    </style:style>
    <style:style style:name="T135" style:family="text">
      <style:text-properties officeooo:rsid="01799bb1"/>
    </style:style>
    <style:style style:name="T136" style:family="text">
      <style:text-properties officeooo:rsid="017bd7a5"/>
    </style:style>
    <style:style style:name="T137" style:family="text">
      <style:text-properties officeooo:rsid="01866517"/>
    </style:style>
    <style:style style:name="T138" style:family="text">
      <style:text-properties officeooo:rsid="0187c10d"/>
    </style:style>
    <style:style style:name="T139" style:family="text">
      <style:text-properties officeooo:rsid="018907aa"/>
    </style:style>
    <style:style style:name="T140" style:family="text">
      <style:text-properties officeooo:rsid="018afb2a"/>
    </style:style>
    <style:style style:name="T141" style:family="text">
      <style:text-properties officeooo:rsid="01948431"/>
    </style:style>
    <style:style style:name="T142" style:family="text">
      <style:text-properties officeooo:rsid="019640f9"/>
    </style:style>
    <style:style style:name="T143" style:family="text">
      <style:text-properties officeooo:rsid="01977c92"/>
    </style:style>
    <style:style style:name="T144" style:family="text">
      <style:text-properties style:font-name="Liberation Serif" fo:font-size="14pt" officeooo:rsid="010fb449" style:font-size-asian="14pt" style:font-size-complex="14pt"/>
    </style:style>
    <style:style style:name="T145" style:family="text">
      <style:text-properties style:font-name="Liberation Serif" fo:font-size="14pt" officeooo:rsid="019994e4" style:font-size-asian="14pt" style:font-size-complex="14pt"/>
    </style:style>
    <style:style style:name="T146" style:family="text">
      <style:text-properties style:font-name="Liberation Serif" fo:font-size="14pt" officeooo:rsid="0181e7f9" style:font-name-asian="Nimbus Mono L" style:font-size-asian="14pt" style:font-name-complex="Liberation Mono" style:font-size-complex="14pt"/>
    </style:style>
    <style:style style:name="T147" style:family="text">
      <style:text-properties style:font-name="Liberation Serif" fo:font-size="14pt" officeooo:rsid="01802e8d" style:font-name-asian="Nimbus Mono L" style:font-size-asian="14pt" style:font-name-complex="Liberation Mono" style:font-size-complex="14pt"/>
    </style:style>
    <style:style style:name="T148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149" style:family="text">
      <style:text-properties style:font-name="Liberation Serif" fo:font-size="14pt" fo:font-weight="bold" officeooo:rsid="01df0d81" style:font-size-asian="14pt" style:font-weight-asian="bold" style:font-size-complex="14pt" style:font-weight-complex="bold"/>
    </style:style>
    <style:style style:name="T150" style:family="text">
      <style:text-properties style:font-name="Liberation Serif" fo:font-size="14pt" fo:font-weight="bold" officeooo:rsid="018cf254" style:font-size-asian="14pt" style:font-weight-asian="bold" style:font-size-complex="14pt" style:font-weight-complex="bold"/>
    </style:style>
    <style:style style:name="T151" style:family="text">
      <style:text-properties style:font-name="Liberation Serif" fo:font-size="14pt" fo:font-weight="bold" officeooo:rsid="01802e8d" style:font-name-asian="Nimbus Mono L" style:font-size-asian="14pt" style:font-weight-asian="bold" style:font-name-complex="Liberation Mono" style:font-size-complex="14pt" style:font-weight-complex="bold"/>
    </style:style>
    <style:style style:name="T152" style:family="text">
      <style:text-properties style:font-name="Liberation Serif" fo:font-size="14pt" fo:font-weight="bold" officeooo:rsid="01df0d81" style:font-name-asian="Nimbus Mono L" style:font-size-asian="14pt" style:font-weight-asian="bold" style:font-name-complex="Liberation Mono" style:font-size-complex="14pt" style:font-weight-complex="bold"/>
    </style:style>
    <style:style style:name="T153" style:family="text">
      <style:text-properties style:font-name="Liberation Serif" fo:font-size="12pt" style:font-size-asian="12pt" style:font-size-complex="12pt"/>
    </style:style>
    <style:style style:name="T154" style:family="text">
      <style:text-properties style:font-name="Liberation Serif" fo:font-size="12pt" officeooo:rsid="019e07cc" style:font-size-asian="12pt" style:font-size-complex="12pt"/>
    </style:style>
    <style:style style:name="T155" style:family="text">
      <style:text-properties style:font-name="Liberation Serif" fo:font-size="12pt" officeooo:rsid="01a9f227" style:font-size-asian="12pt" style:font-size-complex="12pt"/>
    </style:style>
    <style:style style:name="T156" style:family="text">
      <style:text-properties style:font-name="Liberation Serif" fo:font-size="12pt" officeooo:rsid="01a283cf" style:font-size-asian="12pt" style:font-size-complex="12pt"/>
    </style:style>
    <style:style style:name="T157" style:family="text">
      <style:text-properties style:font-name="Liberation Serif" fo:font-size="12pt" officeooo:rsid="019efaba" style:font-size-asian="12pt" style:font-size-complex="12pt"/>
    </style:style>
    <style:style style:name="T158" style:family="text">
      <style:text-properties style:font-name="Liberation Serif" fo:font-size="12pt" officeooo:rsid="01b0b6fc" style:font-size-asian="12pt" style:font-size-complex="12pt"/>
    </style:style>
    <style:style style:name="T159" style:family="text">
      <style:text-properties style:font-name="Liberation Serif" fo:font-size="12pt" officeooo:rsid="01afb771" style:font-size-asian="12pt" style:font-size-complex="12pt"/>
    </style:style>
    <style:style style:name="T160" style:family="text">
      <style:text-properties style:font-name="Liberation Serif" fo:font-size="12pt" officeooo:rsid="01b5ed45" style:font-size-asian="12pt" style:font-size-complex="12pt"/>
    </style:style>
    <style:style style:name="T161" style:family="text">
      <style:text-properties style:font-name="Liberation Serif" fo:font-size="12pt" officeooo:rsid="01b5ee1b" style:font-size-asian="12pt" style:font-size-complex="12pt"/>
    </style:style>
    <style:style style:name="T162" style:family="text">
      <style:text-properties style:font-name="Liberation Serif" fo:font-size="12pt" officeooo:rsid="01b73330" style:font-size-asian="12pt" style:font-size-complex="12pt"/>
    </style:style>
    <style:style style:name="T163" style:family="text">
      <style:text-properties style:font-name="Liberation Serif" fo:font-size="12pt" officeooo:rsid="01b7911e" style:font-size-asian="12pt" style:font-size-complex="12pt"/>
    </style:style>
    <style:style style:name="T164" style:family="text">
      <style:text-properties style:font-name="Liberation Serif" fo:font-size="12pt" officeooo:rsid="01ba0d4a" style:font-size-asian="12pt" style:font-size-complex="12pt"/>
    </style:style>
    <style:style style:name="T165" style:family="text">
      <style:text-properties style:font-name="Liberation Serif" fo:font-size="12pt" officeooo:rsid="01da0f59" style:font-size-asian="12pt" style:font-size-complex="12pt"/>
    </style:style>
    <style:style style:name="T166" style:family="text">
      <style:text-properties style:font-name="Liberation Serif" fo:font-size="12pt" officeooo:rsid="00cc35bf" style:font-size-asian="12pt" style:font-size-complex="12pt"/>
    </style:style>
    <style:style style:name="T167" style:family="text">
      <style:text-properties style:font-name="Liberation Serif" fo:font-size="12pt" officeooo:rsid="01866517" style:font-size-asian="12pt" style:font-size-complex="12pt"/>
    </style:style>
    <style:style style:name="T168" style:family="text">
      <style:text-properties style:font-name="Liberation Serif" fo:font-size="12pt" officeooo:rsid="01afb771" style:font-name-asian="Nimbus Mono L" style:font-size-asian="12pt" style:font-name-complex="Liberation Mono" style:font-size-complex="12pt"/>
    </style:style>
    <style:style style:name="T169" style:family="text">
      <style:text-properties style:font-name="Liberation Serif" fo:font-size="12pt" officeooo:rsid="01b0b6fc" style:font-name-asian="Nimbus Mono L" style:font-size-asian="12pt" style:font-name-complex="Liberation Mono" style:font-size-complex="12pt"/>
    </style:style>
    <style:style style:name="T170" style:family="text">
      <style:text-properties style:font-name="Liberation Serif" fo:font-size="12pt" officeooo:rsid="01b5ed45" style:font-name-asian="Nimbus Mono L" style:font-size-asian="12pt" style:font-name-complex="Liberation Mono" style:font-size-complex="12pt"/>
    </style:style>
    <style:style style:name="T171" style:family="text">
      <style:text-properties style:font-name="Liberation Serif" fo:font-size="12pt" officeooo:rsid="01bd64ca" style:font-name-asian="Nimbus Mono L" style:font-size-asian="12pt" style:font-name-complex="Liberation Mono" style:font-size-complex="12pt"/>
    </style:style>
    <style:style style:name="T172" style:family="text">
      <style:text-properties style:font-name="Liberation Serif" fo:font-size="12pt" officeooo:rsid="01c08041" style:font-name-asian="Nimbus Mono L" style:font-size-asian="12pt" style:font-name-complex="Liberation Mono" style:font-size-complex="12pt"/>
    </style:style>
    <style:style style:name="T173" style:family="text">
      <style:text-properties style:font-name="Liberation Serif" fo:font-size="12pt" officeooo:rsid="01c5f208" style:font-name-asian="Nimbus Mono L" style:font-size-asian="12pt" style:font-name-complex="Liberation Mono" style:font-size-complex="12pt"/>
    </style:style>
    <style:style style:name="T174" style:family="text">
      <style:text-properties style:font-name="Liberation Serif" fo:font-size="12pt" officeooo:rsid="01b73330" style:font-name-asian="Nimbus Mono L" style:font-size-asian="12pt" style:font-name-complex="Liberation Mono" style:font-size-complex="12pt"/>
    </style:style>
    <style:style style:name="T175" style:family="text">
      <style:text-properties style:font-name="Liberation Serif" fo:font-size="12pt" officeooo:rsid="01d44d8c" style:font-name-asian="Nimbus Mono L" style:font-size-asian="12pt" style:font-name-complex="Liberation Mono" style:font-size-complex="12pt"/>
    </style:style>
    <style:style style:name="T176" style:family="text">
      <style:text-properties style:font-name="Liberation Serif" fo:font-size="12pt" officeooo:rsid="01da0f59" style:font-name-asian="Nimbus Mono L" style:font-size-asian="12pt" style:font-name-complex="Liberation Mono" style:font-size-complex="12pt"/>
    </style:style>
    <style:style style:name="T177" style:family="text">
      <style:text-properties style:font-name="Liberation Serif" fo:font-size="12pt" officeooo:rsid="01ab49d7" style:font-name-asian="Nimbus Mono L" style:font-size-asian="12pt" style:font-name-complex="Liberation Mono" style:font-size-complex="12pt"/>
    </style:style>
    <style:style style:name="T178" style:family="text">
      <style:text-properties style:font-name="Liberation Serif" fo:font-size="12pt" officeooo:rsid="00cc35bf" style:font-name-asian="Nimbus Mono L" style:font-size-asian="12pt" style:font-name-complex="Liberation Mono" style:font-size-complex="12pt"/>
    </style:style>
    <style:style style:name="T179" style:family="text">
      <style:text-properties style:font-name="Liberation Serif" fo:font-size="12pt" fo:font-style="italic" officeooo:rsid="01bd64ca" style:font-name-asian="Nimbus Mono L" style:font-size-asian="12pt" style:font-style-asian="italic" style:font-name-complex="Liberation Mono" style:font-size-complex="12pt" style:font-style-complex="italic"/>
    </style:style>
    <style:style style:name="T180" style:family="text">
      <style:text-properties style:font-name="Liberation Serif" fo:font-size="12pt" fo:font-style="italic" fo:font-weight="normal" officeooo:rsid="01df0d81" style:font-size-asian="10.5pt" style:font-style-asian="italic" style:font-weight-asian="normal" style:font-size-complex="12pt" style:font-style-complex="italic" style:font-weight-complex="normal"/>
    </style:style>
    <style:style style:name="T181" style:family="text">
      <style:text-properties style:font-name="Liberation Serif" fo:font-size="12pt" fo:font-style="italic" fo:font-weight="normal" officeooo:rsid="01e057f1" style:font-size-asian="10.5pt" style:font-style-asian="italic" style:font-weight-asian="normal" style:font-size-complex="12pt" style:font-style-complex="italic" style:font-weight-complex="normal"/>
    </style:style>
    <style:style style:name="T182" style:family="text">
      <style:text-properties style:font-name="Liberation Serif" fo:font-size="12pt" fo:font-style="italic" fo:font-weight="normal" officeooo:rsid="0212971e" style:font-size-asian="10.5pt" style:font-style-asian="italic" style:font-weight-asian="normal" style:font-size-complex="12pt" style:font-style-complex="italic" style:font-weight-complex="normal"/>
    </style:style>
    <style:style style:name="T183" style:family="text">
      <style:text-properties style:font-name="Liberation Serif" fo:font-size="12pt" fo:font-style="italic" fo:font-weight="normal" officeooo:rsid="0131b1c9" style:font-name-asian="Nimbus Mono L" style:font-size-asian="10.5pt" style:font-style-asian="italic" style:font-weight-asian="normal" style:font-name-complex="Liberation Mono" style:font-size-complex="12pt" style:font-style-complex="italic" style:font-weight-complex="normal"/>
    </style:style>
    <style:style style:name="T184" style:family="text">
      <style:text-properties style:font-name="Liberation Serif" fo:font-size="12pt" fo:font-style="italic" fo:font-weight="normal" officeooo:rsid="01ffacbf" style:font-name-asian="Nimbus Mono L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85" style:family="text">
      <style:text-properties style:font-name="Liberation Serif" fo:font-size="12pt" fo:font-style="italic" fo:font-weight="normal" officeooo:rsid="01366506" style:font-name-asian="Nimbus Mono L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86" style:family="text">
      <style:text-properties style:font-name="Liberation Serif" fo:font-size="12pt" fo:font-style="italic" fo:font-weight="normal" officeooo:rsid="0203d369" style:font-name-asian="Nimbus Mono L" style:font-size-asian="12pt" style:font-style-asian="italic" style:font-weight-asian="normal" style:font-name-complex="Liberation Mono" style:font-size-complex="12pt" style:font-style-complex="italic" style:font-weight-complex="normal"/>
    </style:style>
    <style:style style:name="T187" style:family="text">
      <style:text-properties style:font-name="Liberation Serif" fo:font-size="12pt" fo:font-style="italic" officeooo:rsid="01366506" style:font-size-asian="12pt" style:font-style-asian="italic" style:font-size-complex="12pt" style:font-style-complex="italic"/>
    </style:style>
    <style:style style:name="T188" style:family="text">
      <style:text-properties style:font-name="Liberation Serif" fo:font-size="12pt" fo:font-style="italic" officeooo:rsid="01e1eada" style:font-size-asian="12pt" style:font-style-asian="italic" style:font-size-complex="12pt" style:font-style-complex="italic"/>
    </style:style>
    <style:style style:name="T189" style:family="text">
      <style:text-properties style:font-name="Liberation Serif" fo:font-size="12pt" fo:font-style="italic" officeooo:rsid="01e53fe5" style:font-size-asian="12pt" style:font-style-asian="italic" style:font-size-complex="12pt" style:font-style-complex="italic"/>
    </style:style>
    <style:style style:name="T190" style:family="text">
      <style:text-properties style:font-name="Liberation Serif" fo:font-size="12pt" fo:font-style="italic" officeooo:rsid="0201ea12" style:font-size-asian="12pt" style:font-style-asian="italic" style:font-size-complex="12pt" style:font-style-complex="italic"/>
    </style:style>
    <style:style style:name="T191" style:family="text">
      <style:text-properties style:font-name="Liberation Serif" fo:font-size="12pt" fo:font-style="italic" officeooo:rsid="013dbffd" style:font-size-asian="12pt" style:font-style-asian="italic" style:font-size-complex="12pt" style:font-style-complex="italic"/>
    </style:style>
    <style:style style:name="T192" style:family="text">
      <style:text-properties style:font-name="Liberation Serif" fo:font-size="12pt" fo:font-style="normal" fo:font-weight="normal" officeooo:rsid="01df0d81" style:font-size-asian="10.5pt" style:font-style-asian="normal" style:font-weight-asian="normal" style:font-size-complex="12pt" style:font-style-complex="normal" style:font-weight-complex="normal"/>
    </style:style>
    <style:style style:name="T193" style:family="text">
      <style:text-properties style:font-name="Liberation Serif" fo:font-size="12pt" fo:font-style="normal" fo:font-weight="normal" officeooo:rsid="01e057f1" style:font-size-asian="10.5pt" style:font-style-asian="normal" style:font-weight-asian="normal" style:font-size-complex="12pt" style:font-style-complex="normal" style:font-weight-complex="normal"/>
    </style:style>
    <style:style style:name="T194" style:family="text">
      <style:text-properties style:font-name="Liberation Serif" fo:font-size="12pt" fo:font-style="normal" fo:font-weight="normal" officeooo:rsid="0131b1c9" style:font-size-asian="10.5pt" style:font-style-asian="normal" style:font-weight-asian="normal" style:font-size-complex="12pt" style:font-style-complex="normal" style:font-weight-complex="normal"/>
    </style:style>
    <style:style style:name="T195" style:family="text">
      <style:text-properties style:font-name="Liberation Serif" fo:font-size="12pt" fo:font-style="normal" fo:font-weight="normal" officeooo:rsid="01df0d81" style:font-name-asian="Nimbus Mono L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196" style:family="text">
      <style:text-properties style:font-name="Liberation Serif" fo:font-size="12pt" fo:font-style="normal" fo:font-weight="normal" officeooo:rsid="01e057f1" style:font-name-asian="Nimbus Mono L" style:font-size-asian="10.5pt" style:font-style-asian="normal" style:font-weight-asian="normal" style:font-name-complex="Liberation Mono" style:font-size-complex="12pt" style:font-style-complex="normal" style:font-weight-complex="normal"/>
    </style:style>
    <style:style style:name="T197" style:family="text">
      <style:text-properties style:font-name="Liberation Serif" fo:font-size="12pt" fo:font-style="normal" fo:font-weight="normal" officeooo:rsid="02003929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8" style:family="text">
      <style:text-properties style:font-name="Liberation Serif" fo:font-size="12pt" fo:font-style="normal" fo:font-weight="normal" officeooo:rsid="01866517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9" style:family="text">
      <style:text-properties style:font-name="Liberation Serif" fo:font-size="12pt" fo:font-style="normal" fo:font-weight="normal" officeooo:rsid="01366506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0" style:family="text">
      <style:text-properties style:font-name="Liberation Serif" fo:font-size="12pt" fo:font-style="normal" fo:font-weight="normal" officeooo:rsid="014f183b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1" style:family="text">
      <style:text-properties style:font-name="Liberation Serif" fo:font-size="12pt" fo:font-style="normal" fo:font-weight="normal" officeooo:rsid="01ffacbf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2" style:family="text">
      <style:text-properties style:font-name="Liberation Serif" fo:font-size="12pt" fo:font-style="normal" fo:font-weight="normal" officeooo:rsid="0203d369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3" style:family="text">
      <style:text-properties style:font-name="Liberation Serif" fo:font-size="12pt" fo:font-style="normal" fo:font-weight="normal" officeooo:rsid="02057446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4" style:family="text">
      <style:text-properties style:font-name="Liberation Serif" fo:font-size="12pt" fo:font-style="normal" fo:font-weight="normal" officeooo:rsid="01407ac1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5" style:family="text">
      <style:text-properties style:font-name="Liberation Serif" fo:font-size="12pt" fo:font-style="normal" fo:font-weight="normal" officeooo:rsid="01527f05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6" style:family="text">
      <style:text-properties style:font-name="Liberation Serif" fo:font-size="12pt" fo:font-style="normal" fo:font-weight="normal" officeooo:rsid="01fdc1fd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7" style:family="text">
      <style:text-properties style:font-name="Liberation Serif" fo:font-size="12pt" fo:font-style="normal" fo:font-weight="normal" officeooo:rsid="020471ca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8" style:family="text">
      <style:text-properties style:font-name="Liberation Serif" fo:font-size="12pt" fo:font-style="normal" fo:font-weight="normal" officeooo:rsid="020cee7b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9" style:family="text">
      <style:text-properties style:font-name="Liberation Serif" fo:font-size="12pt" fo:font-style="normal" fo:font-weight="normal" officeooo:rsid="020cf500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0" style:family="text">
      <style:text-properties style:font-name="Liberation Serif" fo:font-size="12pt" fo:font-style="normal" fo:font-weight="normal" officeooo:rsid="02127127" style:font-name-asian="Nimbus Mono L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1" style:family="text">
      <style:text-properties style:font-name="Liberation Serif" fo:font-size="12pt" fo:font-style="normal" officeooo:rsid="01366506" style:font-size-asian="12pt" style:font-style-asian="normal" style:font-size-complex="12pt" style:font-style-complex="normal"/>
    </style:style>
    <style:style style:name="T212" style:family="text">
      <style:text-properties style:font-name="Liberation Serif" fo:font-size="12pt" fo:font-style="normal" officeooo:rsid="01407ac1" style:font-size-asian="12pt" style:font-style-asian="normal" style:font-size-complex="12pt" style:font-style-complex="normal"/>
    </style:style>
    <style:style style:name="T213" style:family="text">
      <style:text-properties style:font-name="Liberation Serif" fo:font-size="12pt" fo:font-style="normal" officeooo:rsid="013dbffd" style:font-size-asian="12pt" style:font-style-asian="normal" style:font-size-complex="12pt" style:font-style-complex="normal"/>
    </style:style>
    <style:style style:name="T214" style:family="text">
      <style:text-properties style:font-name="Liberation Serif" fo:font-size="12pt" fo:font-style="normal" officeooo:rsid="01e276d4" style:font-size-asian="12pt" style:font-style-asian="normal" style:font-size-complex="12pt" style:font-style-complex="normal"/>
    </style:style>
    <style:style style:name="T215" style:family="text">
      <style:text-properties style:font-name="Liberation Serif" fo:font-size="12pt" fo:font-style="normal" officeooo:rsid="01e1eada" style:font-size-asian="12pt" style:font-style-asian="normal" style:font-size-complex="12pt" style:font-style-complex="normal"/>
    </style:style>
    <style:style style:name="T216" style:family="text">
      <style:text-properties style:font-name="Liberation Serif" fo:font-size="12pt" fo:font-style="normal" officeooo:rsid="01e53fe5" style:font-size-asian="12pt" style:font-style-asian="normal" style:font-size-complex="12pt" style:font-style-complex="normal"/>
    </style:style>
    <style:style style:name="T217" style:family="text">
      <style:text-properties style:font-name="Liberation Serif" fo:font-size="12pt" fo:font-style="normal" officeooo:rsid="01e77125" style:font-size-asian="12pt" style:font-style-asian="normal" style:font-size-complex="12pt" style:font-style-complex="normal"/>
    </style:style>
    <style:style style:name="T218" style:family="text">
      <style:text-properties style:font-name="Liberation Serif" fo:font-size="12pt" fo:font-style="normal" officeooo:rsid="0201ea12" style:font-size-asian="12pt" style:font-style-asian="normal" style:font-size-complex="12pt" style:font-style-complex="normal"/>
    </style:style>
    <style:style style:name="T219" style:family="text">
      <style:text-properties style:font-name="Liberation Serif" fo:font-size="12pt" fo:font-style="normal" officeooo:rsid="01866517" style:font-size-asian="12pt" style:font-style-asian="normal" style:font-size-complex="12pt" style:font-style-complex="normal"/>
    </style:style>
    <style:style style:name="T220" style:family="text">
      <style:text-properties style:font-name="Liberation Serif" fo:font-size="12pt" fo:font-style="normal" officeooo:rsid="0137b408" style:font-size-asian="12pt" style:font-style-asian="normal" style:font-size-complex="12pt" style:font-style-complex="normal"/>
    </style:style>
    <style:style style:name="T221" style:family="text">
      <style:text-properties style:font-name="Liberation Serif" fo:font-size="12pt" fo:font-style="normal" officeooo:rsid="0187c10d" style:font-size-asian="12pt" style:font-style-asian="normal" style:font-size-complex="12pt" style:font-style-complex="normal"/>
    </style:style>
    <style:style style:name="T222" style:family="text">
      <style:text-properties style:font-name="Liberation Serif" fo:font-size="12pt" fo:font-style="normal" officeooo:rsid="020cf500" style:font-size-asian="12pt" style:font-style-asian="normal" style:font-size-complex="12pt" style:font-style-complex="normal"/>
    </style:style>
    <style:style style:name="T223" style:family="text">
      <style:text-properties style:font-name="Liberation Serif" fo:font-size="12pt" fo:font-style="normal" officeooo:rsid="01e276d4" style:font-name-asian="Nimbus Mono L" style:font-size-asian="12pt" style:font-style-asian="normal" style:font-name-complex="Liberation Mono" style:font-size-complex="12pt" style:font-style-complex="normal"/>
    </style:style>
    <style:style style:name="T224" style:family="text">
      <style:text-properties style:font-name="Liberation Serif" fo:font-size="12pt" fo:font-style="normal" officeooo:rsid="01e1eada" style:font-name-asian="Nimbus Mono L" style:font-size-asian="12pt" style:font-style-asian="normal" style:font-name-complex="Liberation Mono" style:font-size-complex="12pt" style:font-style-complex="normal"/>
    </style:style>
    <style:style style:name="T225" style:family="text">
      <style:text-properties style:font-name="Liberation Serif" fo:font-size="12pt" fo:font-style="normal" officeooo:rsid="01866517" style:font-name-asian="Nimbus Mono L" style:font-size-asian="12pt" style:font-style-asian="normal" style:font-name-complex="Liberation Mono" style:font-size-complex="12pt" style:font-style-complex="normal"/>
    </style:style>
    <style:style style:name="T226" style:family="text">
      <style:text-properties style:font-name="Liberation Serif" fo:font-size="12pt" fo:font-style="normal" officeooo:rsid="0207ea13" style:font-name-asian="Nimbus Mono L" style:font-size-asian="12pt" style:font-style-asian="normal" style:font-name-complex="Liberation Mono" style:font-size-complex="12pt" style:font-style-complex="normal"/>
    </style:style>
    <style:style style:name="T227" style:family="text">
      <style:text-properties style:font-name="Liberation Serif" fo:font-size="12pt" fo:font-style="normal" officeooo:rsid="02096dd9" style:font-name-asian="Nimbus Mono L" style:font-size-asian="12pt" style:font-style-asian="normal" style:font-name-complex="Liberation Mono" style:font-size-complex="12pt" style:font-style-complex="normal"/>
    </style:style>
    <style:style style:name="T228" style:family="text">
      <style:text-properties style:font-name="Liberation Serif" fo:font-size="12pt" fo:font-style="normal" officeooo:rsid="020b3876" style:font-name-asian="Nimbus Mono L" style:font-size-asian="12pt" style:font-style-asian="normal" style:font-name-complex="Liberation Mono" style:font-size-complex="12pt" style:font-style-complex="normal"/>
    </style:style>
    <style:style style:name="T229" style:family="text">
      <style:text-properties style:font-name="Liberation Serif" officeooo:rsid="01802e8d" style:font-name-asian="Nimbus Mono L" style:font-name-complex="Liberation Mono"/>
    </style:style>
    <style:style style:name="T230" style:family="text">
      <style:text-properties officeooo:rsid="019a4b04"/>
    </style:style>
    <style:style style:name="T231" style:family="text">
      <style:text-properties officeooo:rsid="019ad8d5"/>
    </style:style>
    <style:style style:name="T232" style:family="text">
      <style:text-properties officeooo:rsid="01a0a97d"/>
    </style:style>
    <style:style style:name="T233" style:family="text">
      <style:text-properties officeooo:rsid="01a41ddc"/>
    </style:style>
    <style:style style:name="T234" style:family="text">
      <style:text-properties officeooo:rsid="01a63582"/>
    </style:style>
    <style:style style:name="T235" style:family="text">
      <style:text-properties officeooo:rsid="01a82844"/>
    </style:style>
    <style:style style:name="T236" style:family="text">
      <style:text-properties officeooo:rsid="01a9f227"/>
    </style:style>
    <style:style style:name="T237" style:family="text">
      <style:text-properties officeooo:rsid="01aaaeaf"/>
    </style:style>
    <style:style style:name="T238" style:family="text">
      <style:text-properties officeooo:rsid="01c2369f"/>
    </style:style>
    <style:style style:name="T239" style:family="text">
      <style:text-properties officeooo:rsid="01cd4dcc"/>
    </style:style>
    <style:style style:name="T240" style:family="text">
      <style:text-properties officeooo:rsid="01d95f85"/>
    </style:style>
    <style:style style:name="T241" style:family="text">
      <style:text-properties officeooo:rsid="01da0f59"/>
    </style:style>
    <style:style style:name="T242" style:family="text">
      <style:text-properties officeooo:rsid="01da7bd2"/>
    </style:style>
    <style:style style:name="T243" style:family="text">
      <style:text-properties officeooo:rsid="0215a343"/>
    </style:style>
    <style:style style:name="T244" style:family="text">
      <style:text-properties officeooo:rsid="0216488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4">TINX <text:span text:style-name="T237">9</text:span>.<text:span text:style-name="T243">3</text:span> reference card</text:p>
      <text:p text:style-name="P15"/>
      <text:p text:style-name="P80"><text:span text:style-name="T43">Application structure, </text:span>B<text:span text:style-name="T44">asic </text:span>T<text:span text:style-name="T44">emporal </text:span>L<text:span text:style-name="T44">ogic</text:span> syntax and user interface <text:span text:style-name="T45">features</text:span></text:p>
      <text:p text:style-name="P85"><text:span text:style-name="T144">Version 1.</text:span><text:span text:style-name="T146">0</text:span><text:span text:style-name="T145">.0</text:span></text:p>
      <text:p text:style-name="P21"/>
      <text:p text:style-name="P83">Application <text:span text:style-name="T107">structure</text:span></text:p>
      <text:p text:style-name="P15"/>
      <text:p text:style-name="P77">Modules</text:p>
      <text:p text:style-name="P15"/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8.A1" office:value-type="string">
              <text:p text:style-name="P2">Module</text:p>
            </table:table-cell>
            <table:table-cell table:style-name="Table8.B1" office:value-type="string">
              <text:p text:style-name="P2">Description</text:p>
            </table:table-cell>
          </table:table-row>
        </table:table-header-rows>
        <table:table-row>
          <table:table-cell table:style-name="Table8.A2" office:value-type="string">
            <text:p text:style-name="P15">tinx</text:p>
          </table:table-cell>
          <table:table-cell table:style-name="Table8.B2" office:value-type="string">
            <text:p text:style-name="P15">Temporal inference network executor, single core version of the inference engine</text:p>
          </table:table-cell>
        </table:table-row>
        <table:table-row>
          <table:table-cell table:style-name="Table8.A2" office:value-type="string">
            <text:p text:style-name="P15">tinx_mt</text:p>
          </table:table-cell>
          <table:table-cell table:style-name="Table8.B2" office:value-type="string">
            <text:p text:style-name="P15">Temporal inference network executor, multiple core version of the inference engine</text:p>
          </table:table-cell>
        </table:table-row>
        <table:table-row>
          <table:table-cell table:style-name="Table8.A2" office:value-type="string">
            <text:p text:style-name="P15">ting</text:p>
          </table:table-cell>
          <table:table-cell table:style-name="Table8.B2" office:value-type="string">
            <text:p text:style-name="P15">Temporal inference network generator, the B<text:span text:style-name="T234">asic </text:span>T<text:span text:style-name="T234">emporal </text:span>L<text:span text:style-name="T234">ogic</text:span> compiler</text:p>
          </table:table-cell>
        </table:table-row>
        <table:table-row>
          <table:table-cell table:style-name="Table8.A2" office:value-type="string">
            <text:p text:style-name="P15">gtinxsh</text:p>
          </table:table-cell>
          <table:table-cell table:style-name="Table8.B2" office:value-type="string">
            <text:p text:style-name="P15">Graphical TINX shell, the interactive development environment</text:p>
          </table:table-cell>
        </table:table-row>
      </table:table>
      <text:p text:style-name="P15"/>
      <text:p text:style-name="P77">Files</text:p>
      <text:p text:style-name="P15"/>
      <table:table table:name="Table9" table:style-name="Table9">
        <table:table-column table:style-name="Table9.A"/>
        <table:table-column table:style-name="Table9.B"/>
        <table:table-header-rows>
          <table:table-row>
            <table:table-cell table:style-name="Table9.A1" office:value-type="string">
              <text:p text:style-name="P2">File</text:p>
            </table:table-cell>
            <table:table-cell table:style-name="Table9.B1" office:value-type="string">
              <text:p text:style-name="P2">Description</text:p>
            </table:table-cell>
          </table:table-row>
        </table:table-header-rows>
        <table:table-row>
          <table:table-cell table:style-name="Table9.A2" office:value-type="string">
            <text:p text:style-name="P15">*.btl</text:p>
          </table:table-cell>
          <table:table-cell table:style-name="Table9.B2" office:value-type="string">
            <text:p text:style-name="P15">B<text:span text:style-name="T234">asic </text:span>T<text:span text:style-name="T234">emporal </text:span>L<text:span text:style-name="T234">ogic</text:span> source files, editable text</text:p>
          </table:table-cell>
        </table:table-row>
        <table:table-row>
          <table:table-cell table:style-name="Table9.A2" office:value-type="string">
            <text:p text:style-name="P15">*.tin</text:p>
          </table:table-cell>
          <table:table-cell table:style-name="Table9.B2" office:value-type="string">
            <text:p text:style-name="P15">Temporal inference network object files, text generated by module “ting”</text:p>
          </table:table-cell>
        </table:table-row>
        <table:table-row>
          <table:table-cell table:style-name="Table9.A2" office:value-type="string">
            <text:p text:style-name="P15">*.evl</text:p>
          </table:table-cell>
          <table:table-cell table:style-name="Table9.B2" office:value-type="string">
            <text:p text:style-name="P15">Event list files, text generated by module “ting” to describe the initial conditions of execution and by module “tinx” as an inference process log</text:p>
          </table:table-cell>
        </table:table-row>
        <table:table-row>
          <table:table-cell table:style-name="Table9.A2" office:value-type="string">
            <text:p text:style-name="P15">*.io</text:p>
          </table:table-cell>
          <table:table-cell table:style-name="Table9.B2" office:value-type="string">
            <text:p text:style-name="P15">Input and output signal files, text containing binary symbols or 8-bit characters and generated by modules “tinx” e “gtinxsh”</text:p>
          </table:table-cell>
        </table:table-row>
        <table:table-row>
          <table:table-cell table:style-name="Table9.A2" office:value-type="string">
            <text:p text:style-name="P15">*.<text:span text:style-name="T108">sym</text:span></text:p>
          </table:table-cell>
          <table:table-cell table:style-name="Table9.B2" office:value-type="string">
            <text:p text:style-name="P15"><text:span text:style-name="T108">Symbol table </text:span>files, text generated by module “ting”</text:p>
          </table:table-cell>
        </table:table-row>
        <table:table-row>
          <table:table-cell table:style-name="Table9.A2" office:value-type="string">
            <text:p text:style-name="P15">.gtinxshrc</text:p>
          </table:table-cell>
          <table:table-cell table:style-name="Table9.B2" office:value-type="string">
            <text:p text:style-name="P15">Configuration file of the graphical shell, binary</text:p>
          </table:table-cell>
        </table:table-row>
      </table:table>
      <text:p text:style-name="P15"/>
      <text:p text:style-name="P77">Paths</text:p>
      <text:p text:style-name="P15"/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13.A1" office:value-type="string">
              <text:p text:style-name="P2">Path</text:p>
            </table:table-cell>
            <table:table-cell table:style-name="Table13.B1" office:value-type="string">
              <text:p text:style-name="P2">Description</text:p>
            </table:table-cell>
          </table:table-row>
        </table:table-header-rows>
        <table:table-row>
          <table:table-cell table:style-name="Table13.A2" office:value-type="string">
            <text:p text:style-name="P15">/<text:span text:style-name="T95">usr/bin/</text:span></text:p>
          </table:table-cell>
          <table:table-cell table:style-name="Table13.B2" office:value-type="string">
            <text:p text:style-name="P15">Executable modules</text:p>
          </table:table-cell>
        </table:table-row>
        <table:table-row>
          <table:table-cell table:style-name="Table13.A2" office:value-type="string">
            <text:p text:style-name="P15">/usr/share/doc/tinx/</text:p>
          </table:table-cell>
          <table:table-cell table:style-name="Table13.B2" office:value-type="string">
            <text:p text:style-name="P15">Documentation <text:span text:style-name="T235">in PDF and ASCII formats</text:span></text:p>
          </table:table-cell>
        </table:table-row>
        <table:table-row>
          <table:table-cell table:style-name="Table13.A2" office:value-type="string">
            <text:p text:style-name="P15">/usr/share/tinx/examples/</text:p>
          </table:table-cell>
          <table:table-cell table:style-name="Table13.B2" office:value-type="string">
            <text:p text:style-name="P45"><text:span text:style-name="T236">Examples of binary dynamical system specifications in </text:span>B<text:span text:style-name="T235">asic </text:span>T<text:span text:style-name="T235">emporal </text:span>L<text:span text:style-name="T235">ogic</text:span> <text:span text:style-name="T236">source files and temporal inference network object files</text:span></text:p>
          </table:table-cell>
        </table:table-row>
        <table:table-row>
          <table:table-cell table:style-name="Table13.A2" office:value-type="string">
            <text:p text:style-name="P15">/usr/share/tinx/sources/</text:p>
          </table:table-cell>
          <table:table-cell table:style-name="Table13.B2" office:value-type="string">
            <text:p text:style-name="P15"><text:span text:style-name="T111">C language and metacompiler complete s</text:span>ource code</text:p>
          </table:table-cell>
        </table:table-row>
      </table:table>
      <text:p text:style-name="P15"/>
      <text:p text:style-name="P15"/>
      <text:p text:style-name="P15"/>
      <text:p text:style-name="P83"><text:soft-page-break/>Basic Temporal Logic</text:p>
      <text:p text:style-name="P15"/>
      <text:p text:style-name="P77">General <text:span text:style-name="T29">instruction syntax</text:span></text:p>
      <text:p text:style-name="P15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2">Syntax</text:p>
            </table:table-cell>
            <table:table-cell table:style-name="Table1.B1" office:value-type="string">
              <text:p text:style-name="P2">Description</text:p>
            </table:table-cell>
          </table:table-row>
        </table:table-header-rows>
        <table:table-row>
          <table:table-cell table:style-name="Table1.A2" office:value-type="string">
            <text:p text:style-name="P15"><text:span text:style-name="T12">P1</text:span>; <text:span text:style-name="T12">P2</text:span>; … <text:span text:style-name="T12">Pn</text:span>;</text:p>
          </table:table-cell>
          <table:table-cell table:style-name="Table1.B2" office:value-type="string">
            <text:p text:style-name="P15">Set of temporal logic clauses or declarations <text:span text:style-name="T12">P1</text:span>, <text:span text:style-name="T12">P2</text:span>, … <text:span text:style-name="T12">Pn</text:span></text:p>
          </table:table-cell>
        </table:table-row>
        <table:table-row>
          <table:table-cell table:style-name="Table1.A2" office:value-type="string">
            <text:p text:style-name="P15"><text:span text:style-name="T12">P</text:span>(<text:span text:style-name="T12">K</text:span>)</text:p>
          </table:table-cell>
          <table:table-cell table:style-name="Table1.B2" office:value-type="string">
            <text:p text:style-name="P15">Parametric vector clause <text:span text:style-name="T22">P</text:span><text:span text:style-name="T143"> with index </text:span><text:span text:style-name="T21">K</text:span></text:p>
          </table:table-cell>
        </table:table-row>
        <table:table-row>
          <table:table-cell table:style-name="Table1.A2" office:value-type="string">
            <text:p text:style-name="P15"><text:span text:style-name="T12">P</text:span>(<text:span text:style-name="T12">H</text:span>, <text:span text:style-name="T12">K</text:span>)</text:p>
          </table:table-cell>
          <table:table-cell table:style-name="Table1.B2" office:value-type="string">
            <text:p text:style-name="P42">Parametric matrix clause <text:span text:style-name="T22">P</text:span><text:span text:style-name="T143"> with indexes </text:span><text:span text:style-name="T21">H</text:span><text:span text:style-name="T139"> and </text:span><text:span text:style-name="T21">K</text:span></text:p>
          </table:table-cell>
        </table:table-row>
        <table:table-row>
          <table:table-cell table:style-name="Table1.A2" office:value-type="string">
            <text:p text:style-name="P15">// <text:span text:style-name="T12">Text</text:span></text:p>
          </table:table-cell>
          <table:table-cell table:style-name="Table1.B2" office:value-type="string">
            <text:p text:style-name="P15">C++ <text:span text:style-name="T130">language </text:span>style comment</text:p>
          </table:table-cell>
        </table:table-row>
        <table:table-row>
          <table:table-cell table:style-name="Table1.A2" office:value-type="string">
            <text:p text:style-name="P15">/* <text:span text:style-name="T12">Text</text:span> */</text:p>
          </table:table-cell>
          <table:table-cell table:style-name="Table1.B2" office:value-type="string">
            <text:p text:style-name="P15">C <text:span text:style-name="T130">language </text:span>style comment</text:p>
          </table:table-cell>
        </table:table-row>
      </table:table>
      <text:p text:style-name="P16"/>
      <text:p text:style-name="P77">Logic <text:span text:style-name="T30">operators</text:span></text:p>
      <text:p text:style-name="P15"/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2">Syntax</text:p>
            </table:table-cell>
            <table:table-cell table:style-name="Table2.B1" office:value-type="string">
              <text:p text:style-name="P2">Description</text:p>
            </table:table-cell>
          </table:table-row>
        </table:table-header-rows>
        <table:table-row>
          <table:table-cell table:style-name="Table2.A2" office:value-type="string">
            <text:p text:style-name="P15">~ <text:span text:style-name="T12">P</text:span></text:p>
          </table:table-cell>
          <table:table-cell table:style-name="Table2.B2" office:value-type="string">
            <text:p text:style-name="P15">Not clause <text:span text:style-name="T12">P</text:span></text:p>
          </table:table-cell>
        </table:table-row>
        <table:table-row>
          <table:table-cell table:style-name="Table2.A2" office:value-type="string">
            <text:p text:style-name="P15"><text:span text:style-name="T12">P</text:span> &amp; <text:span text:style-name="T12">Q</text:span></text:p>
          </table:table-cell>
          <table:table-cell table:style-name="Table2.B2" office:value-type="string">
            <text:p text:style-name="P15">Clause <text:span text:style-name="T12">P</text:span> and clause <text:span text:style-name="T12">Q</text:span></text:p>
          </table:table-cell>
        </table:table-row>
        <table:table-row>
          <table:table-cell table:style-name="Table2.A2" office:value-type="string">
            <text:p text:style-name="P15"><text:span text:style-name="T12">P</text:span> | <text:span text:style-name="T12">Q</text:span></text:p>
          </table:table-cell>
          <table:table-cell table:style-name="Table2.B2" office:value-type="string">
            <text:p text:style-name="P15">Clause <text:span text:style-name="T12">P</text:span> or clause <text:span text:style-name="T12">Q</text:span></text:p>
          </table:table-cell>
        </table:table-row>
        <table:table-row>
          <table:table-cell table:style-name="Table2.A2" office:value-type="string">
            <text:p text:style-name="P15">P --&gt; Q</text:p>
          </table:table-cell>
          <table:table-cell table:style-name="Table2.B2" office:value-type="string">
            <text:p text:style-name="P15">Clause <text:span text:style-name="T12">P</text:span> implies clause <text:span text:style-name="T12">Q</text:span></text:p>
          </table:table-cell>
        </table:table-row>
        <table:table-row>
          <table:table-cell table:style-name="Table2.A2" office:value-type="string">
            <text:p text:style-name="P15"><text:span text:style-name="T12">P</text:span> &lt;-- <text:span text:style-name="T12">Q</text:span></text:p>
          </table:table-cell>
          <table:table-cell table:style-name="Table2.B2" office:value-type="string">
            <text:p text:style-name="P15">Clause <text:span text:style-name="T12">P</text:span> is implied by clause <text:span text:style-name="T12">Q</text:span></text:p>
          </table:table-cell>
        </table:table-row>
        <table:table-row>
          <table:table-cell table:style-name="Table2.A2" office:value-type="string">
            <text:p text:style-name="P15"><text:span text:style-name="T12">P</text:span> == <text:span text:style-name="T12">Q</text:span></text:p>
          </table:table-cell>
          <table:table-cell table:style-name="Table2.B2" office:value-type="string">
            <text:p text:style-name="P15">Clause <text:span text:style-name="T12">P</text:span> double implies clause <text:span text:style-name="T12">Q</text:span></text:p>
          </table:table-cell>
        </table:table-row>
        <table:table-row>
          <table:table-cell table:style-name="Table2.A2" office:value-type="string">
            <text:p text:style-name="P15">forall(<text:span text:style-name="T12">P</text:span>(<text:span text:style-name="T12">K</text:span>), <text:span text:style-name="T12">K</text:span> on <text:span text:style-name="T12">N</text:span>)</text:p>
          </table:table-cell>
          <table:table-cell table:style-name="Table2.B2" office:value-type="string">
            <text:p text:style-name="P15">For all parametric clauses <text:span text:style-name="T12">P</text:span>(<text:span text:style-name="T12">K</text:span>) between 0 and <text:span text:style-name="T12">N</text:span> – 1</text:p>
          </table:table-cell>
        </table:table-row>
        <table:table-row>
          <table:table-cell table:style-name="Table2.A2" office:value-type="string">
            <text:p text:style-name="P15">forall(<text:span text:style-name="T12">P</text:span>(<text:span text:style-name="T12">K</text:span>), <text:span text:style-name="T12">K</text:span> in <text:span text:style-name="T12">A</text:span> : <text:span text:style-name="T12">B</text:span>)</text:p>
          </table:table-cell>
          <table:table-cell table:style-name="Table2.B2" office:value-type="string">
            <text:p text:style-name="P15">For all parametric clauses <text:span text:style-name="T12">P</text:span>(<text:span text:style-name="T12">K</text:span>) on a range from <text:span text:style-name="T12">A</text:span> to <text:span text:style-name="T12">B</text:span></text:p>
          </table:table-cell>
        </table:table-row>
        <table:table-row>
          <table:table-cell table:style-name="Table2.A2" office:value-type="string">
            <text:p text:style-name="P15">exists(<text:span text:style-name="T27">P</text:span>(<text:span text:style-name="T12">K</text:span>), <text:span text:style-name="T12">K</text:span> on <text:span text:style-name="T12">N</text:span>)</text:p>
          </table:table-cell>
          <table:table-cell table:style-name="Table2.B2" office:value-type="string">
            <text:p text:style-name="P15">Exists a parametric clause <text:span text:style-name="T12">P</text:span>(<text:span text:style-name="T12">K</text:span>) between 0 and <text:span text:style-name="T12">N</text:span> – 1</text:p>
          </table:table-cell>
        </table:table-row>
        <table:table-row>
          <table:table-cell table:style-name="Table2.A2" office:value-type="string">
            <text:p text:style-name="P15">exists(<text:span text:style-name="T12">P</text:span>(<text:span text:style-name="T12">K</text:span>), <text:span text:style-name="T12">K</text:span> in <text:span text:style-name="T12">A</text:span> : <text:span text:style-name="T12">B</text:span>)</text:p>
          </table:table-cell>
          <table:table-cell table:style-name="Table2.B2" office:value-type="string">
            <text:p text:style-name="P15">Exists a parametric clause <text:span text:style-name="T12">P</text:span>(<text:span text:style-name="T12">K</text:span>) on a range from <text:span text:style-name="T12">A</text:span> to <text:span text:style-name="T12">B</text:span></text:p>
          </table:table-cell>
        </table:table-row>
        <table:table-row>
          <table:table-cell table:style-name="Table2.A2" office:value-type="string">
            <text:p text:style-name="P15">unique(<text:span text:style-name="T12">P</text:span>(<text:span text:style-name="T12">K</text:span>), <text:span text:style-name="T12">K</text:span> on <text:span text:style-name="T12">N</text:span>)</text:p>
          </table:table-cell>
          <table:table-cell table:style-name="Table2.B2" office:value-type="string">
            <text:p text:style-name="P15">Exists an unique parametric clause <text:span text:style-name="T12">P</text:span>(<text:span text:style-name="T12">K</text:span>) between 0 and <text:span text:style-name="T12">N</text:span> – 1</text:p>
          </table:table-cell>
        </table:table-row>
        <table:table-row>
          <table:table-cell table:style-name="Table2.A2" office:value-type="string">
            <text:p text:style-name="P15">unique(<text:span text:style-name="T12">P</text:span>(<text:span text:style-name="T12">K</text:span>), <text:span text:style-name="T12">K</text:span> in <text:span text:style-name="T12">A</text:span> : <text:span text:style-name="T12">B</text:span>)</text:p>
          </table:table-cell>
          <table:table-cell table:style-name="Table2.B2" office:value-type="string">
            <text:p text:style-name="P15">Exists an unique parametric clause <text:span text:style-name="T12">P</text:span>(<text:span text:style-name="T12">K</text:span>) on a range from <text:span text:style-name="T12">A</text:span> to <text:span text:style-name="T12">B</text:span></text:p>
          </table:table-cell>
        </table:table-row>
        <table:table-row>
          <table:table-cell table:style-name="Table2.A2" office:value-type="string">
            <text:p text:style-name="P15">one(<text:span text:style-name="T12">P</text:span>(<text:span text:style-name="T12">K</text:span>), <text:span text:style-name="T12">K</text:span> is <text:span text:style-name="T12">A</text:span>, <text:span text:style-name="T12">K</text:span> on <text:span text:style-name="T12">N</text:span>)</text:p>
            <text:p text:style-name="P38">one(<text:span text:style-name="T12">P</text:span>(<text:span text:style-name="T12">K</text:span>), <text:span text:style-name="T135">not</text:span> <text:span text:style-name="T12">K</text:span> is <text:span text:style-name="T12">A</text:span>, <text:span text:style-name="T12">K</text:span> on <text:span text:style-name="T12">N</text:span>)</text:p>
          </table:table-cell>
          <table:table-cell table:style-name="Table2.B2" office:value-type="string">
            <text:p text:style-name="P15">Assert<text:span text:style-name="T31">s</text:span> only one parametric clause <text:span text:style-name="T12">P</text:span>(<text:span text:style-name="T12">A</text:span>) while negating the other clauses <text:span text:style-name="T12">P</text:span>(<text:span text:style-name="T12">K</text:span>) between 0 and <text:span text:style-name="T12">N</text:span> – 1 <text:span text:style-name="T136">or otherwise</text:span></text:p>
          </table:table-cell>
        </table:table-row>
        <table:table-row>
          <table:table-cell table:style-name="Table2.A2" office:value-type="string">
            <text:p text:style-name="P15">one(<text:span text:style-name="T12">P</text:span>(<text:span text:style-name="T12">K</text:span>), <text:span text:style-name="T12">K</text:span> in <text:span text:style-name="T12">A</text:span> : <text:span text:style-name="T12">B</text:span>, <text:span text:style-name="T12">K</text:span> on <text:span text:style-name="T12">N</text:span>)</text:p>
            <text:p text:style-name="P38">one(<text:span text:style-name="T12">P</text:span>(<text:span text:style-name="T12">K</text:span>), <text:span text:style-name="T135">not </text:span><text:span text:style-name="T12">K</text:span> in <text:span text:style-name="T12">A</text:span> : <text:span text:style-name="T12">B</text:span>, <text:span text:style-name="T12">K</text:span> on <text:span text:style-name="T12">N</text:span>)</text:p>
          </table:table-cell>
          <table:table-cell table:style-name="Table2.B2" office:value-type="string">
            <text:p text:style-name="P39">Assert<text:span text:style-name="T31">s</text:span> a subrange from <text:span text:style-name="T12">A</text:span> to <text:span text:style-name="T12">B</text:span> of parametric clauses <text:span text:style-name="T12">P</text:span>(<text:span text:style-name="T12">K</text:span>) while negating the other clauses <text:span text:style-name="T12">P</text:span>(<text:span text:style-name="T12">K</text:span>) between 0 and <text:span text:style-name="T12">N</text:span> – 1 <text:span text:style-name="T136">or otherwise</text:span></text:p>
          </table:table-cell>
        </table:table-row>
        <table:table-row>
          <table:table-cell table:style-name="Table2.A2" office:value-type="string">
            <text:p text:style-name="P15">one(<text:span text:style-name="T12">P</text:span>(<text:span text:style-name="T12">K</text:span>), <text:span text:style-name="T12">K</text:span> is <text:span text:style-name="T12">A</text:span>, <text:span text:style-name="T12">K</text:span> in <text:span text:style-name="T12">C</text:span> : <text:span text:style-name="T12">D</text:span>)</text:p>
            <text:p text:style-name="P38">one(<text:span text:style-name="T12">P</text:span>(<text:span text:style-name="T12">K</text:span>), <text:span text:style-name="T135">not </text:span><text:span text:style-name="T12">K</text:span> is <text:span text:style-name="T12">A</text:span>, <text:span text:style-name="T12">K</text:span> in <text:span text:style-name="T12">C</text:span> : <text:span text:style-name="T12">D</text:span>)</text:p>
          </table:table-cell>
          <table:table-cell table:style-name="Table2.B2" office:value-type="string">
            <text:p text:style-name="P39">Assert<text:span text:style-name="T31">s</text:span> only one parametric clause <text:span text:style-name="T12">P</text:span>(<text:span text:style-name="T12">A</text:span>) while negating the other clauses <text:span text:style-name="T12">P</text:span>(<text:span text:style-name="T12">K</text:span>) on a range from <text:span text:style-name="T12">C</text:span> to <text:span text:style-name="T12">D</text:span><text:span text:style-name="T1"> </text:span><text:span text:style-name="T10">or otherwise</text:span></text:p>
          </table:table-cell>
        </table:table-row>
        <table:table-row>
          <table:table-cell table:style-name="Table2.A2" office:value-type="string">
            <text:p text:style-name="P38">one(<text:span text:style-name="T12">P</text:span>(<text:span text:style-name="T12">K</text:span>), <text:span text:style-name="T27">K</text:span> in <text:span text:style-name="T12">A</text:span> : <text:span text:style-name="T12">B</text:span>, <text:span text:style-name="T12">K</text:span> in <text:span text:style-name="T12">C</text:span> : <text:span text:style-name="T12">D</text:span>)</text:p>
            <text:p text:style-name="P38">one(<text:span text:style-name="T12">P</text:span>(<text:span text:style-name="T12">K</text:span>), <text:span text:style-name="T135">not </text:span><text:span text:style-name="T27">K</text:span> in <text:span text:style-name="T12">A</text:span> : <text:span text:style-name="T12">B</text:span>, <text:span text:style-name="T12">K</text:span> in <text:span text:style-name="T12">C</text:span> : <text:span text:style-name="T12">D</text:span>)</text:p>
          </table:table-cell>
          <table:table-cell table:style-name="Table2.B2" office:value-type="string">
            <text:p text:style-name="P39">Assert<text:span text:style-name="T31">s</text:span> a subrange from <text:span text:style-name="T12">A</text:span> to <text:span text:style-name="T12">B</text:span> of parametric clauses <text:span text:style-name="T12">P</text:span>(<text:span text:style-name="T12">K</text:span>) while negating the other clauses <text:span text:style-name="T12">P</text:span>(<text:span text:style-name="T12">K</text:span>) on a range from <text:span text:style-name="T12">C</text:span> to <text:span text:style-name="T12">D</text:span><text:span text:style-name="T1"> </text:span><text:span text:style-name="T10">or otherwise</text:span></text:p>
          </table:table-cell>
        </table:table-row>
      </table:table>
      <text:p text:style-name="P65"/>
      <text:p text:style-name="P80"><text:soft-page-break/><text:span text:style-name="T100">Temporal </text:span><text:span text:style-name="T101">operators</text:span></text:p>
      <text:p text:style-name="P15"/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P2">Syntax</text:p>
            </table:table-cell>
            <table:table-cell table:style-name="Table3.B1" office:value-type="string">
              <text:p text:style-name="P2">Description</text:p>
            </table:table-cell>
          </table:table-row>
        </table:table-header-rows>
        <table:table-row>
          <table:table-cell table:style-name="Table3.A2" office:value-type="string">
            <text:p text:style-name="P15"><text:span text:style-name="T27">P</text:span><text:span text:style-name="T1"> @ </text:span><text:span text:style-name="T12">T</text:span></text:p>
          </table:table-cell>
          <table:table-cell table:style-name="Table3.B2" office:value-type="string">
            <text:p text:style-name="P15">Clause <text:span text:style-name="T12">P</text:span> at <text:span text:style-name="T32">relative </text:span>time <text:span text:style-name="T12">T</text:span></text:p>
          </table:table-cell>
        </table:table-row>
        <table:table-row>
          <table:table-cell table:style-name="Table3.A2" office:value-type="string">
            <text:p text:style-name="P15"><text:span text:style-name="T12">P</text:span><text:span text:style-name="T1"> @ [</text:span><text:span text:style-name="T12">A</text:span><text:span text:style-name="T1">, </text:span><text:span text:style-name="T12">B</text:span><text:span text:style-name="T1">]</text:span></text:p>
          </table:table-cell>
          <table:table-cell table:style-name="Table3.B2" office:value-type="string">
            <text:p text:style-name="P15">For all clauses <text:span text:style-name="T12">P</text:span> between <text:span text:style-name="T32">relative</text:span> time <text:span text:style-name="T12">A</text:span> and time <text:span text:style-name="T12">B</text:span>, included</text:p>
          </table:table-cell>
        </table:table-row>
        <table:table-row>
          <table:table-cell table:style-name="Table3.A2" office:value-type="string">
            <text:p text:style-name="P15"><text:span text:style-name="T12">P</text:span><text:span text:style-name="T1"> @ (</text:span><text:span text:style-name="T12">A</text:span><text:span text:style-name="T1">, </text:span><text:span text:style-name="T12">B</text:span><text:span text:style-name="T1">]</text:span></text:p>
          </table:table-cell>
          <table:table-cell table:style-name="Table3.B2" office:value-type="string">
            <text:p text:style-name="P15">For all clauses <text:span text:style-name="T12">P</text:span> between <text:span text:style-name="T32">relative</text:span> time <text:span text:style-name="T12">A</text:span> + 1 and time <text:span text:style-name="T12">B</text:span>, included</text:p>
          </table:table-cell>
        </table:table-row>
        <table:table-row>
          <table:table-cell table:style-name="Table3.A2" office:value-type="string">
            <text:p text:style-name="P15"><text:span text:style-name="T12">P</text:span><text:span text:style-name="T1"> @ [</text:span><text:span text:style-name="T12">A</text:span><text:span text:style-name="T1">, </text:span><text:span text:style-name="T12">B</text:span><text:span text:style-name="T1">)</text:span></text:p>
          </table:table-cell>
          <table:table-cell table:style-name="Table3.B2" office:value-type="string">
            <text:p text:style-name="P15">For all clauses <text:span text:style-name="T12">P</text:span> between <text:span text:style-name="T32">relative</text:span> time <text:span text:style-name="T12">A</text:span> and time <text:span text:style-name="T12">B</text:span> - 1, included</text:p>
          </table:table-cell>
        </table:table-row>
        <table:table-row>
          <table:table-cell table:style-name="Table3.A2" office:value-type="string">
            <text:p text:style-name="P15"><text:span text:style-name="T12">P</text:span><text:span text:style-name="T1"> @ (</text:span><text:span text:style-name="T12">A</text:span><text:span text:style-name="T1">, </text:span><text:span text:style-name="T12">B</text:span><text:span text:style-name="T1">)</text:span></text:p>
          </table:table-cell>
          <table:table-cell table:style-name="Table3.B2" office:value-type="string">
            <text:p text:style-name="P15">For all clauses <text:span text:style-name="T12">P</text:span> between <text:span text:style-name="T32">relative</text:span> time <text:span text:style-name="T12">A</text:span> + 1 and time <text:span text:style-name="T12">B</text:span> - 1, included</text:p>
          </table:table-cell>
        </table:table-row>
        <table:table-row>
          <table:table-cell table:style-name="Table3.A2" office:value-type="string">
            <text:p text:style-name="P15"><text:span text:style-name="T12">P</text:span><text:span text:style-name="T1"> ? [</text:span><text:span text:style-name="T12">A</text:span><text:span text:style-name="T1">, </text:span><text:span text:style-name="T12">B</text:span><text:span text:style-name="T1">]</text:span></text:p>
          </table:table-cell>
          <table:table-cell table:style-name="Table3.B2" office:value-type="string">
            <text:p text:style-name="P15">Exists a clause <text:span text:style-name="T12">P</text:span> between <text:span text:style-name="T32">relative</text:span> time <text:span text:style-name="T12">A</text:span> and time <text:span text:style-name="T12">B</text:span>, included</text:p>
          </table:table-cell>
        </table:table-row>
        <table:table-row>
          <table:table-cell table:style-name="Table3.A2" office:value-type="string">
            <text:p text:style-name="P15"><text:span text:style-name="T12">P</text:span> ? (<text:span text:style-name="T12">A</text:span>, <text:span text:style-name="T12">B</text:span>]</text:p>
          </table:table-cell>
          <table:table-cell table:style-name="Table3.B2" office:value-type="string">
            <text:p text:style-name="P15">Exists a clause <text:span text:style-name="T12">P</text:span> between <text:span text:style-name="T32">relative</text:span> time <text:span text:style-name="T12">A</text:span> + 1 and time <text:span text:style-name="T12">B</text:span>, included</text:p>
          </table:table-cell>
        </table:table-row>
        <table:table-row>
          <table:table-cell table:style-name="Table3.A2" office:value-type="string">
            <text:p text:style-name="P15"><text:span text:style-name="T28">P</text:span> ? [<text:span text:style-name="T12">A</text:span>, <text:span text:style-name="T12">B</text:span>)</text:p>
          </table:table-cell>
          <table:table-cell table:style-name="Table3.B2" office:value-type="string">
            <text:p text:style-name="P15">Exists a clause <text:span text:style-name="T12">P</text:span> between <text:span text:style-name="T32">relative</text:span> time <text:span text:style-name="T12">A</text:span> and time <text:span text:style-name="T12">B</text:span> - 1, included</text:p>
          </table:table-cell>
        </table:table-row>
        <table:table-row>
          <table:table-cell table:style-name="Table3.A2" office:value-type="string">
            <text:p text:style-name="P15"><text:span text:style-name="T12">P</text:span> ? (<text:span text:style-name="T12">A</text:span>, <text:span text:style-name="T12">B</text:span>)</text:p>
          </table:table-cell>
          <table:table-cell table:style-name="Table3.B2" office:value-type="string">
            <text:p text:style-name="P15">Exists a clause <text:span text:style-name="T12">P</text:span> between <text:span text:style-name="T32">relative</text:span> time <text:span text:style-name="T12">A</text:span> + 1 and time <text:span text:style-name="T12">B</text:span> - 1, included</text:p>
          </table:table-cell>
        </table:table-row>
        <table:table-row>
          <table:table-cell table:style-name="Table3.A2" office:value-type="string">
            <text:p text:style-name="P15">since(<text:span text:style-name="T12">P</text:span>, <text:span text:style-name="T12">Q</text:span>)</text:p>
          </table:table-cell>
          <table:table-cell table:style-name="Table3.B2" office:value-type="string">
            <text:p text:style-name="P15">Since <text:span text:style-name="T139">clause</text:span> <text:span text:style-name="T12">P</text:span> is true until <text:span text:style-name="T139">clause</text:span> <text:span text:style-name="T12">Q</text:span> keeps true</text:p>
          </table:table-cell>
        </table:table-row>
        <table:table-row>
          <table:table-cell table:style-name="Table3.A2" office:value-type="string">
            <text:p text:style-name="P15">until(<text:span text:style-name="T12">P</text:span>, <text:span text:style-name="T12">Q</text:span>)</text:p>
          </table:table-cell>
          <table:table-cell table:style-name="Table3.B2" office:value-type="string">
            <text:p text:style-name="P15">Until <text:span text:style-name="T139">clause</text:span> <text:span text:style-name="T12">P</text:span> is true since <text:span text:style-name="T140">clause</text:span> <text:span text:style-name="T12">Q</text:span> keeps true</text:p>
          </table:table-cell>
        </table:table-row>
      </table:table>
      <text:p text:style-name="P15"/>
      <text:p text:style-name="P77">Iterations and selections</text:p>
      <text:p text:style-name="P15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2">Syntax</text:p>
            </table:table-cell>
            <table:table-cell table:style-name="Table4.B1" office:value-type="string">
              <text:p text:style-name="P2">Description</text:p>
            </table:table-cell>
          </table:table-row>
        </table:table-header-rows>
        <table:table-row>
          <table:table-cell table:style-name="Table4.A2" office:value-type="string">
            <text:p text:style-name="P15">iter(<text:span text:style-name="T12">K</text:span> on <text:span text:style-name="T12">N</text:span>) <text:span text:style-name="T12">P</text:span>(<text:span text:style-name="T12">K</text:span>)</text:p>
          </table:table-cell>
          <table:table-cell table:style-name="Table4.B2" office:value-type="string">
            <text:p text:style-name="P15">Repeats a parametric clause or declaration <text:span text:style-name="T12">P</text:span>(<text:span text:style-name="T12">K</text:span>) between 0 and <text:span text:style-name="T12">N</text:span> – 1</text:p>
          </table:table-cell>
        </table:table-row>
        <table:table-row>
          <table:table-cell table:style-name="Table4.A2" office:value-type="string">
            <text:p text:style-name="P15"><text:span text:style-name="T1">iter(</text:span><text:span text:style-name="T12">K</text:span><text:span text:style-name="T1"> on </text:span><text:span text:style-name="T12">N</text:span><text:span text:style-name="T1">) { </text:span><text:span text:style-name="T12">P1</text:span><text:span text:style-name="T1">(</text:span><text:span text:style-name="T12">K</text:span><text:span text:style-name="T1">); </text:span><text:span text:style-name="T12">P2</text:span><text:span text:style-name="T1">(</text:span><text:span text:style-name="T12">K</text:span><text:span text:style-name="T1">); … </text:span><text:span text:style-name="T12">Pn</text:span><text:span text:style-name="T1">(</text:span><text:span text:style-name="T12">K</text:span><text:span text:style-name="T1">); }</text:span></text:p>
          </table:table-cell>
          <table:table-cell table:style-name="Table4.B2" office:value-type="string">
            <text:p text:style-name="P15">Repeats a set of parametric clauses or declarations <text:span text:style-name="T12">P1</text:span>(<text:span text:style-name="T12">K</text:span>), <text:span text:style-name="T12">P2</text:span>(<text:span text:style-name="T12">K</text:span>), … <text:span text:style-name="T12">Pn</text:span>(<text:span text:style-name="T12">K</text:span>) between 0 and <text:span text:style-name="T12">N</text:span> – 1</text:p>
          </table:table-cell>
        </table:table-row>
        <table:table-row>
          <table:table-cell table:style-name="Table4.A2" office:value-type="string">
            <text:p text:style-name="P15"><text:span text:style-name="T1">iter(</text:span><text:span text:style-name="T12">K</text:span><text:span text:style-name="T1"> in </text:span><text:span text:style-name="T12">A</text:span><text:span text:style-name="T1"> : </text:span><text:span text:style-name="T12">B</text:span><text:span text:style-name="T1">) </text:span><text:span text:style-name="T12">P</text:span><text:span text:style-name="T1">(</text:span><text:span text:style-name="T12">K</text:span><text:span text:style-name="T1">)</text:span></text:p>
          </table:table-cell>
          <table:table-cell table:style-name="Table4.B2" office:value-type="string">
            <text:p text:style-name="P15">Repeats a parametric clause or declaration <text:span text:style-name="T12">P</text:span>(<text:span text:style-name="T12">K</text:span>) on a range from <text:span text:style-name="T12">A</text:span> to <text:span text:style-name="T12">B</text:span></text:p>
          </table:table-cell>
        </table:table-row>
        <table:table-row>
          <table:table-cell table:style-name="Table4.A2" office:value-type="string">
            <text:p text:style-name="P15"><text:span text:style-name="T1">iter(</text:span><text:span text:style-name="T12">K</text:span><text:span text:style-name="T1"> in </text:span><text:span text:style-name="T12">A</text:span><text:span text:style-name="T1"> : </text:span><text:span text:style-name="T12">B</text:span><text:span text:style-name="T1">) { </text:span><text:span text:style-name="T12">P1</text:span><text:span text:style-name="T1">(</text:span><text:span text:style-name="T12">K</text:span><text:span text:style-name="T1">); </text:span><text:span text:style-name="T12">P2</text:span><text:span text:style-name="T1">(</text:span><text:span text:style-name="T12">K</text:span><text:span text:style-name="T1">); … </text:span><text:span text:style-name="T12">Pn</text:span><text:span text:style-name="T1">(</text:span><text:span text:style-name="T12">K</text:span><text:span text:style-name="T1">); }</text:span></text:p>
          </table:table-cell>
          <table:table-cell table:style-name="Table4.B2" office:value-type="string">
            <text:p text:style-name="P15">Repeats a set of parametric clauses or declarations <text:span text:style-name="T12">P1</text:span>(<text:span text:style-name="T12">K</text:span>), <text:span text:style-name="T12">P2</text:span>(<text:span text:style-name="T12">K</text:span>), … <text:span text:style-name="T12">Pn</text:span>(<text:span text:style-name="T12">K</text:span>) on a range from <text:span text:style-name="T12">A</text:span> to <text:span text:style-name="T12">B</text:span></text:p>
          </table:table-cell>
        </table:table-row>
        <table:table-row>
          <table:table-cell table:style-name="Table4.A2" office:value-type="string">
            <text:p text:style-name="P15"><text:span text:style-name="T1">when(</text:span><text:span text:style-name="T12">K</text:span><text:span text:style-name="T1"> is </text:span><text:span text:style-name="T12">A</text:span><text:span text:style-name="T1">) </text:span><text:span text:style-name="T12">P</text:span><text:span text:style-name="T1">(</text:span><text:span text:style-name="T12">K</text:span><text:span text:style-name="T1">)</text:span></text:p>
            <text:p text:style-name="P27"><text:span text:style-name="T1">when(</text:span><text:span text:style-name="T8">not </text:span><text:span text:style-name="T12">K</text:span><text:span text:style-name="T1"> is </text:span><text:span text:style-name="T12">A</text:span><text:span text:style-name="T1">) </text:span><text:span text:style-name="T12">P</text:span><text:span text:style-name="T1">(</text:span><text:span text:style-name="T12">K</text:span><text:span text:style-name="T1">)</text:span></text:p>
            <text:p text:style-name="P27"><text:span text:style-name="T1">when(</text:span><text:span text:style-name="T12">K</text:span><text:span text:style-name="T1"> is </text:span><text:span text:style-name="T12">A</text:span><text:span text:style-name="T1">) </text:span><text:span text:style-name="T12">P</text:span><text:span text:style-name="T1">(</text:span><text:span text:style-name="T12">K</text:span><text:span text:style-name="T1">) </text:span><text:span text:style-name="T8">else </text:span><text:span text:style-name="T17">Q</text:span><text:span text:style-name="T8">(</text:span><text:span text:style-name="T17">K</text:span><text:span text:style-name="T8">)</text:span></text:p>
            <text:p text:style-name="P27"><text:span text:style-name="T1">when(</text:span><text:span text:style-name="T8">not </text:span><text:span text:style-name="T12">K</text:span><text:span text:style-name="T1"> is </text:span><text:span text:style-name="T12">A</text:span><text:span text:style-name="T1">) </text:span><text:span text:style-name="T12">P</text:span><text:span text:style-name="T1">(</text:span><text:span text:style-name="T12">K</text:span><text:span text:style-name="T1">) </text:span><text:span text:style-name="T8">else </text:span><text:span text:style-name="T17">Q</text:span><text:span text:style-name="T8">(</text:span><text:span text:style-name="T17">K</text:span><text:span text:style-name="T8">)</text:span></text:p>
          </table:table-cell>
          <table:table-cell table:style-name="Table4.B2" office:value-type="string">
            <text:p text:style-name="P15">Select<text:span text:style-name="T134">s</text:span> <text:span text:style-name="T131">or excludes </text:span>only one parametric clause <text:span text:style-name="T33">or declaration </text:span><text:span text:style-name="T12">P</text:span>(<text:span text:style-name="T12">A</text:span>) within a loop, <text:span text:style-name="T133">eventually while substituting it with clause or declaration </text:span><text:span text:style-name="T19">Q</text:span><text:span text:style-name="T133">(</text:span><text:span text:style-name="T19">K</text:span><text:span text:style-name="T133">) in the other iterations</text:span></text:p>
          </table:table-cell>
        </table:table-row>
        <table:table-row>
          <table:table-cell table:style-name="Table4.A2" office:value-type="string">
            <text:p text:style-name="P15"><text:span text:style-name="T1">when(</text:span><text:span text:style-name="T12">K</text:span><text:span text:style-name="T1"> is </text:span><text:span text:style-name="T12">A</text:span><text:span text:style-name="T1">) { </text:span><text:span text:style-name="T12">P1</text:span><text:span text:style-name="T1">(</text:span><text:span text:style-name="T12">K</text:span><text:span text:style-name="T1">); </text:span><text:span text:style-name="T12">P2</text:span><text:span text:style-name="T1">(</text:span><text:span text:style-name="T12">K</text:span><text:span text:style-name="T1">); … </text:span><text:span text:style-name="T12">Pn</text:span><text:span text:style-name="T1">(</text:span><text:span text:style-name="T12">K</text:span><text:span text:style-name="T1">); }</text:span></text:p>
            <text:p text:style-name="P27"><text:span text:style-name="T1">when(</text:span><text:span text:style-name="T8">not </text:span><text:span text:style-name="T12">K</text:span><text:span text:style-name="T1"> is </text:span><text:span text:style-name="T12">A</text:span><text:span text:style-name="T1">) { </text:span><text:span text:style-name="T12">P1</text:span><text:span text:style-name="T1">(</text:span><text:span text:style-name="T12">K</text:span><text:span text:style-name="T1">); </text:span><text:span text:style-name="T12">P2</text:span><text:span text:style-name="T1">(</text:span><text:span text:style-name="T12">K</text:span><text:span text:style-name="T1">); … </text:span><text:span text:style-name="T12">Pn</text:span><text:span text:style-name="T1">(</text:span><text:span text:style-name="T12">K</text:span><text:span text:style-name="T1">); }</text:span></text:p>
            <text:p text:style-name="P28"><text:span text:style-name="T1">when(</text:span><text:span text:style-name="T12">K</text:span><text:span text:style-name="T1"> is </text:span><text:span text:style-name="T12">A</text:span><text:span text:style-name="T1">) { </text:span><text:span text:style-name="T12">P1</text:span><text:span text:style-name="T1">(</text:span><text:span text:style-name="T12">K</text:span><text:span text:style-name="T1">); </text:span><text:span text:style-name="T12">P2</text:span><text:span text:style-name="T1">(</text:span><text:span text:style-name="T12">K</text:span><text:span text:style-name="T1">); … </text:span><text:span text:style-name="T12">Pn</text:span><text:span text:style-name="T1">(</text:span><text:span text:style-name="T12">K</text:span><text:span text:style-name="T1">); } </text:span><text:span text:style-name="T9">else</text:span></text:p>
            <text:p text:style-name="P28"><text:span text:style-name="T9"><text:s text:c="22"/>{ </text:span><text:span text:style-name="T18">Q1</text:span><text:span text:style-name="T9">(</text:span><text:span text:style-name="T18">K</text:span><text:span text:style-name="T9">); </text:span><text:span text:style-name="T18">Q2</text:span><text:span text:style-name="T9">(</text:span><text:span text:style-name="T18">K</text:span><text:span text:style-name="T9">); … </text:span><text:span text:style-name="T18">Qn</text:span><text:span text:style-name="T9">(</text:span><text:span text:style-name="T18">K</text:span><text:span text:style-name="T9">); }</text:span></text:p>
            <text:p text:style-name="P29"><text:span text:style-name="T1">when(</text:span><text:span text:style-name="T8">not </text:span><text:span text:style-name="T12">K</text:span><text:span text:style-name="T1"> is </text:span><text:span text:style-name="T12">A</text:span><text:span text:style-name="T1">) { </text:span><text:span text:style-name="T12">P1</text:span><text:span text:style-name="T1">(</text:span><text:span text:style-name="T12">K</text:span><text:span text:style-name="T1">); </text:span><text:span text:style-name="T12">P2</text:span><text:span text:style-name="T1">(</text:span><text:span text:style-name="T12">K</text:span><text:span text:style-name="T1">); … </text:span><text:span text:style-name="T12">Pn</text:span><text:span text:style-name="T1">(</text:span><text:span text:style-name="T12">K</text:span><text:span text:style-name="T1">); } </text:span><text:span text:style-name="T9">else</text:span></text:p>
            <text:p text:style-name="P29"><text:span text:style-name="T9"><text:s text:c="28"/>{ </text:span><text:span text:style-name="T18">Q1</text:span><text:span text:style-name="T9">(</text:span><text:span text:style-name="T18">K</text:span><text:span text:style-name="T9">); </text:span><text:span text:style-name="T18">Q2</text:span><text:span text:style-name="T9">(</text:span><text:span text:style-name="T18">K</text:span><text:span text:style-name="T9">); … </text:span><text:span text:style-name="T18">Qn</text:span><text:span text:style-name="T9">(</text:span><text:span text:style-name="T18">K</text:span><text:span text:style-name="T9">); }</text:span></text:p>
          </table:table-cell>
          <table:table-cell table:style-name="Table4.B2" office:value-type="string">
            <text:p text:style-name="P35">Select<text:span text:style-name="T134">s</text:span> <text:span text:style-name="T131">or excludes </text:span>only one <text:span text:style-name="T33">set of </text:span>parametric clause<text:span text:style-name="T33">s</text:span> <text:span text:style-name="T33">or declarations </text:span><text:span text:style-name="T12">P1</text:span>(<text:span text:style-name="T13">A</text:span>), <text:span text:style-name="T12">P2</text:span>(<text:span text:style-name="T13">A</text:span>), … <text:span text:style-name="T12">Pn</text:span>(<text:span text:style-name="T13">A</text:span>) within a loop, <text:span text:style-name="T133">eventually while substituting them with clauses or declarations </text:span><text:span text:style-name="T20">Q</text:span><text:span text:style-name="T19">1</text:span><text:span text:style-name="T133">(</text:span><text:span text:style-name="T20">K</text:span><text:span text:style-name="T133">), </text:span><text:span text:style-name="T19">Q2</text:span><text:span text:style-name="T133">(</text:span><text:span text:style-name="T20">K</text:span><text:span text:style-name="T133">), … </text:span><text:span text:style-name="T20">Q</text:span><text:span text:style-name="T19">n</text:span><text:span text:style-name="T133">(</text:span><text:span text:style-name="T20">K</text:span><text:span text:style-name="T133">) in the other iterations</text:span></text:p>
          </table:table-cell>
        </table:table-row>
        <text:soft-page-break/>
        <table:table-row>
          <table:table-cell table:style-name="Table4.A2" office:value-type="string">
            <text:p text:style-name="P15">when(<text:span text:style-name="T12">K</text:span> in <text:span text:style-name="T12">A</text:span> : <text:span text:style-name="T12">B</text:span>) <text:span text:style-name="T12">P</text:span>(<text:span text:style-name="T12">K</text:span>)</text:p>
            <text:p text:style-name="P27">when(<text:span text:style-name="T131">not </text:span><text:span text:style-name="T12">K</text:span> in <text:span text:style-name="T12">A</text:span> : <text:span text:style-name="T12">B</text:span>) <text:span text:style-name="T12">P</text:span>(<text:span text:style-name="T12">K</text:span>)</text:p>
            <text:p text:style-name="P27">when(<text:span text:style-name="T12">K</text:span> in <text:span text:style-name="T12">A</text:span> : <text:span text:style-name="T12">B</text:span>) <text:span text:style-name="T12">P</text:span>(<text:span text:style-name="T12">K</text:span>)<text:span text:style-name="T1"> </text:span><text:span text:style-name="T8">else </text:span><text:span text:style-name="T17">Q</text:span><text:span text:style-name="T8">(</text:span><text:span text:style-name="T17">K</text:span><text:span text:style-name="T8">)</text:span></text:p>
            <text:p text:style-name="P27">when(<text:span text:style-name="T131">not </text:span><text:span text:style-name="T12">K</text:span> in <text:span text:style-name="T12">A</text:span> : <text:span text:style-name="T12">B</text:span>) <text:span text:style-name="T12">P</text:span>(<text:span text:style-name="T12">K</text:span>)<text:span text:style-name="T1"> </text:span><text:span text:style-name="T8">else </text:span><text:span text:style-name="T17">Q</text:span><text:span text:style-name="T8">(</text:span><text:span text:style-name="T17">K</text:span><text:span text:style-name="T8">)</text:span></text:p>
          </table:table-cell>
          <table:table-cell table:style-name="Table4.B2" office:value-type="string">
            <text:p text:style-name="P36">Select<text:span text:style-name="T134">s or excludes</text:span> a subrange from <text:span text:style-name="T12">A</text:span> to <text:span text:style-name="T12">B</text:span> of parametric clauses <text:span text:style-name="T34">or declarations </text:span><text:span text:style-name="T12">P</text:span>(<text:span text:style-name="T12">K</text:span>) within a loop, <text:span text:style-name="T133">eventually while substituting them with clauses or declarations </text:span><text:span text:style-name="T19">Q</text:span><text:span text:style-name="T133">(</text:span><text:span text:style-name="T19">K</text:span><text:span text:style-name="T133">) in the other iterations</text:span></text:p>
          </table:table-cell>
        </table:table-row>
        <table:table-row>
          <table:table-cell table:style-name="Table4.A2" office:value-type="string">
            <text:p text:style-name="P37">when(<text:span text:style-name="T12">K</text:span> in <text:span text:style-name="T12">A</text:span> : <text:span text:style-name="T12">B</text:span>) { <text:span text:style-name="T12">P1</text:span>(<text:span text:style-name="T12">K</text:span>); <text:span text:style-name="T12">P2</text:span>(<text:span text:style-name="T12">K</text:span>); … <text:span text:style-name="T12">Pn</text:span>(<text:span text:style-name="T12">K</text:span>); }</text:p>
            <text:p text:style-name="P37">when(<text:span text:style-name="T131">not </text:span><text:span text:style-name="T12">K</text:span> in <text:span text:style-name="T12">A</text:span> : <text:span text:style-name="T12">B</text:span>) { <text:span text:style-name="T12">P1</text:span>(<text:span text:style-name="T12">K</text:span>); <text:span text:style-name="T12">P2</text:span>(<text:span text:style-name="T12">K</text:span>); … <text:span text:style-name="T12">Pn</text:span>(<text:span text:style-name="T12">K</text:span>); }</text:p>
            <text:p text:style-name="P15">when(<text:span text:style-name="T12">K</text:span> in <text:span text:style-name="T12">A</text:span> : <text:span text:style-name="T12">B</text:span>) { <text:span text:style-name="T12">P1</text:span>(<text:span text:style-name="T12">K</text:span>); <text:span text:style-name="T12">P2</text:span>(<text:span text:style-name="T12">K</text:span>); … <text:span text:style-name="T12">Pn</text:span>(<text:span text:style-name="T12">K</text:span>); } <text:span text:style-name="T132">else</text:span></text:p>
            <text:p text:style-name="P30"><text:span text:style-name="T9"><text:s text:c="28"/>{ </text:span><text:span text:style-name="T18">Q1</text:span><text:span text:style-name="T9">(</text:span><text:span text:style-name="T18">K</text:span><text:span text:style-name="T9">); </text:span><text:span text:style-name="T18">Q2</text:span><text:span text:style-name="T9">(</text:span><text:span text:style-name="T18">K</text:span><text:span text:style-name="T9">); … </text:span><text:span text:style-name="T18">Qn</text:span><text:span text:style-name="T9">(</text:span><text:span text:style-name="T18">K</text:span><text:span text:style-name="T9">); }</text:span></text:p>
            <text:p text:style-name="P27">when(<text:span text:style-name="T131">not </text:span><text:span text:style-name="T12">K</text:span> in <text:span text:style-name="T12">A</text:span> : <text:span text:style-name="T12">B</text:span>) { <text:span text:style-name="T12">P1</text:span>(<text:span text:style-name="T12">K</text:span>); <text:span text:style-name="T12">P2</text:span>(<text:span text:style-name="T12">K</text:span>); … <text:span text:style-name="T12">Pn</text:span>(<text:span text:style-name="T12">K</text:span>); } <text:span text:style-name="T132">else</text:span></text:p>
            <text:p text:style-name="P63"><text:span text:style-name="T9"><text:s text:c="34"/>{ </text:span><text:span text:style-name="T18">Q1</text:span><text:span text:style-name="T9">(</text:span><text:span text:style-name="T18">K</text:span><text:span text:style-name="T9">); </text:span><text:span text:style-name="T18">Q2</text:span><text:span text:style-name="T9">(</text:span><text:span text:style-name="T18">K</text:span><text:span text:style-name="T9">); … </text:span><text:span text:style-name="T18">Qn</text:span><text:span text:style-name="T9">(</text:span><text:span text:style-name="T18">K</text:span><text:span text:style-name="T9">); }</text:span></text:p>
          </table:table-cell>
          <table:table-cell table:style-name="Table4.B2" office:value-type="string">
            <text:p text:style-name="P36">Select<text:span text:style-name="T134">s or excludes</text:span> a subrange from <text:span text:style-name="T12">A</text:span> to <text:span text:style-name="T12">B</text:span> of <text:span text:style-name="T35">sets of </text:span>parametric clauses <text:span text:style-name="T34">or declarations </text:span><text:span text:style-name="T12">P1</text:span>(<text:span text:style-name="T12">K</text:span>), <text:span text:style-name="T12">P2</text:span>(<text:span text:style-name="T12">K</text:span>), … <text:span text:style-name="T12">Pn</text:span>(<text:span text:style-name="T12">K</text:span>) within a loop, <text:span text:style-name="T133">eventually while substituting them with clauses or declarations </text:span><text:span text:style-name="T20">Q</text:span><text:span text:style-name="T19">1</text:span><text:span text:style-name="T133">(</text:span><text:span text:style-name="T20">K</text:span><text:span text:style-name="T133">), </text:span><text:span text:style-name="T19">Q2</text:span><text:span text:style-name="T133">(</text:span><text:span text:style-name="T20">K</text:span><text:span text:style-name="T133">), … </text:span><text:span text:style-name="T20">Q</text:span><text:span text:style-name="T19">n</text:span><text:span text:style-name="T133">(</text:span><text:span text:style-name="T20">K</text:span><text:span text:style-name="T133">) in the other iterations</text:span></text:p>
          </table:table-cell>
        </table:table-row>
      </table:table>
      <text:p text:style-name="P15"/>
      <text:p text:style-name="P77">Declarations</text:p>
      <text:p text:style-name="P15"/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P2">Syntax</text:p>
            </table:table-cell>
            <table:table-cell table:style-name="Table5.B1" office:value-type="string">
              <text:p text:style-name="P2">Description</text:p>
            </table:table-cell>
          </table:table-row>
        </table:table-header-rows>
        <table:table-row>
          <table:table-cell table:style-name="Table5.A2" office:value-type="string">
            <text:p text:style-name="P15">input <text:span text:style-name="T12">P1</text:span>, <text:span text:style-name="T12">P2</text:span>, … <text:span text:style-name="T12">Pn</text:span></text:p>
          </table:table-cell>
          <table:table-cell table:style-name="Table5.B2" office:value-type="string">
            <text:p text:style-name="P15">Declares a set of input signals <text:span text:style-name="T12">P1</text:span>, <text:span text:style-name="T12">P2</text:span>, … <text:span text:style-name="T12">Pn</text:span> corresponding to each clause</text:p>
          </table:table-cell>
        </table:table-row>
        <table:table-row>
          <table:table-cell table:style-name="Table5.A2" office:value-type="string">
            <text:p text:style-name="P15">input [<text:span text:style-name="T12">O1</text:span>, <text:span text:style-name="T12">O2</text:span>, <text:span text:style-name="T12">O3</text:span><text:span text:style-name="T1">, </text:span><text:span text:style-name="T24">O4</text:span>] <text:span text:style-name="T12">P1</text:span>, <text:span text:style-name="T12">P2</text:span>, … <text:span text:style-name="T12">Pn</text:span></text:p>
          </table:table-cell>
          <table:table-cell table:style-name="Table5.B2" office:value-type="string">
            <text:p text:style-name="P49">Declares a set of input signals <text:span text:style-name="T12">P1</text:span>, <text:span text:style-name="T12">P2</text:span>, … <text:span text:style-name="T12">Pn</text:span> corresponding to each clause with specific options <text:span text:style-name="T12">O1</text:span>, <text:span text:style-name="T12">O2</text:span>, <text:span text:style-name="T12">O3</text:span><text:span text:style-name="T1">, </text:span><text:span text:style-name="T24">O4</text:span></text:p>
          </table:table-cell>
        </table:table-row>
        <table:table-row>
          <table:table-cell table:style-name="Table5.A2" office:value-type="string">
            <text:p text:style-name="P15">output <text:span text:style-name="T12">P1</text:span>, <text:span text:style-name="T12">P2</text:span>, … <text:span text:style-name="T12">Pn</text:span></text:p>
          </table:table-cell>
          <table:table-cell table:style-name="Table5.B2" office:value-type="string">
            <text:p text:style-name="P15">Declares a set of output signals <text:span text:style-name="T12">P1</text:span>, <text:span text:style-name="T12">P2</text:span>, … <text:span text:style-name="T12">Pn</text:span> corresponding to each clause</text:p>
          </table:table-cell>
        </table:table-row>
        <table:table-row>
          <table:table-cell table:style-name="Table5.A2" office:value-type="string">
            <text:p text:style-name="P49">output [<text:span text:style-name="T12">O1</text:span>, <text:span text:style-name="T12">O2</text:span>, <text:span text:style-name="T12">O3</text:span><text:span text:style-name="T1">, </text:span><text:span text:style-name="T24">O4</text:span>] <text:span text:style-name="T12">P1</text:span>, <text:span text:style-name="T12">P2</text:span>, … <text:span text:style-name="T12">Pn</text:span></text:p>
          </table:table-cell>
          <table:table-cell table:style-name="Table5.B2" office:value-type="string">
            <text:p text:style-name="P49">Declares a set of output signals <text:span text:style-name="T12">P1</text:span>, <text:span text:style-name="T12">P2</text:span>, … <text:span text:style-name="T12">Pn</text:span> corresponding to each clause with specific options <text:span text:style-name="T12">O1</text:span>, <text:span text:style-name="T12">O2</text:span>, <text:span text:style-name="T12">O3</text:span><text:span text:style-name="T1">, </text:span><text:span text:style-name="T24">O4</text:span></text:p>
          </table:table-cell>
        </table:table-row>
        <table:table-row>
          <table:table-cell table:style-name="Table5.A2" office:value-type="string">
            <text:p text:style-name="P15">aux <text:span text:style-name="T12">P1</text:span>, <text:span text:style-name="T12">P2</text:span>, … <text:span text:style-name="T12">Pn</text:span></text:p>
          </table:table-cell>
          <table:table-cell table:style-name="Table5.B2" office:value-type="string">
            <text:p text:style-name="P15">Declares a set of auxiliary signals <text:span text:style-name="T12">P1</text:span>, <text:span text:style-name="T12">P2</text:span>, … <text:span text:style-name="T12">Pn</text:span> corresponding to each clause</text:p>
          </table:table-cell>
        </table:table-row>
        <table:table-row>
          <table:table-cell table:style-name="Table5.A2" office:value-type="string">
            <text:p text:style-name="P15">init <text:span text:style-name="T12">P1</text:span> @ <text:span text:style-name="T12">T1</text:span>, <text:span text:style-name="T12">P2</text:span> @ <text:span text:style-name="T12">T2</text:span>, … <text:span text:style-name="T12">Pn</text:span> @ <text:span text:style-name="T12">Tn</text:span></text:p>
          </table:table-cell>
          <table:table-cell table:style-name="Table5.B2" office:value-type="string">
            <text:p text:style-name="P15">Declares as true the clauses <text:span text:style-name="T12">P1</text:span>, <text:span text:style-name="T12">P2</text:span>, … <text:span text:style-name="T12">Pn</text:span> respectively at absolute times <text:span text:style-name="T12">T1</text:span>, <text:span text:style-name="T12">T2</text:span>, … <text:span text:style-name="T12">Tn</text:span></text:p>
          </table:table-cell>
        </table:table-row>
        <table:table-row>
          <table:table-cell table:style-name="Table5.A2" office:value-type="string">
            <text:p text:style-name="P15"><text:span text:style-name="T1">init </text:span><text:span text:style-name="T2">~ </text:span><text:span text:style-name="T12">P1</text:span><text:span text:style-name="T1"> @ </text:span><text:span text:style-name="T12">T1</text:span><text:span text:style-name="T1">, </text:span><text:span text:style-name="T2">~ </text:span><text:span text:style-name="T12">P2</text:span><text:span text:style-name="T1"> @ </text:span><text:span text:style-name="T12">T2</text:span><text:span text:style-name="T1">, … </text:span><text:span text:style-name="T2">~ </text:span><text:span text:style-name="T12">Pn</text:span><text:span text:style-name="T1"> @ </text:span><text:span text:style-name="T12">Tn</text:span></text:p>
          </table:table-cell>
          <table:table-cell table:style-name="Table5.B2" office:value-type="string">
            <text:p text:style-name="P15"><text:span text:style-name="T1">Declares as false the clauses </text:span><text:span text:style-name="T12">P1</text:span><text:span text:style-name="T1">, </text:span><text:span text:style-name="T12">P2</text:span><text:span text:style-name="T1">, … </text:span><text:span text:style-name="T12">Pn</text:span><text:span text:style-name="T1"> respectively at absolute times </text:span><text:span text:style-name="T12">T1, T2, … Tn</text:span></text:p>
          </table:table-cell>
        </table:table-row>
        <table:table-row>
          <table:table-cell table:style-name="Table5.A2" office:value-type="string">
            <text:p text:style-name="P18">init <text:span text:style-name="T12">P1</text:span> @ [<text:span text:style-name="T12">A1</text:span>, <text:span text:style-name="T12">B1</text:span>], <text:span text:style-name="T12">P2</text:span> @ [<text:span text:style-name="T12">A2</text:span>, <text:span text:style-name="T12">B2</text:span>], …</text:p>
            <text:p text:style-name="P18"><text:span text:style-name="T12"><text:s text:c="6"/>Pn</text:span> @ [<text:span text:style-name="T12">An</text:span>, <text:span text:style-name="T12">Bn</text:span>]</text:p>
          </table:table-cell>
          <table:table-cell table:style-name="Table5.B2" office:value-type="string">
            <text:p text:style-name="P15">Declares as true the clauses <text:span text:style-name="T12">P1</text:span>, <text:span text:style-name="T12">P2</text:span>, … <text:span text:style-name="T12">Pn</text:span> respectively between <text:span text:style-name="T37">absolute </text:span>time <text:span text:style-name="T12">A1</text:span> and time <text:span text:style-name="T12">B1</text:span>, <text:span text:style-name="T12">A2</text:span> and <text:span text:style-name="T12">B2</text:span>, … <text:span text:style-name="T12">An</text:span> and <text:span text:style-name="T12">Bn</text:span>, included</text:p>
          </table:table-cell>
        </table:table-row>
        <table:table-row>
          <table:table-cell table:style-name="Table5.A2" office:value-type="string">
            <text:p text:style-name="P15">init <text:span text:style-name="T36">~ </text:span><text:span text:style-name="T12">P1</text:span> @ [<text:span text:style-name="T12">A1</text:span>, <text:span text:style-name="T12">B1</text:span>], <text:span text:style-name="T36">~ </text:span><text:span text:style-name="T12">P2</text:span> @ [<text:span text:style-name="T12">A2</text:span>, <text:span text:style-name="T12">B2</text:span>], …</text:p>
            <text:p text:style-name="P19"><text:span text:style-name="T36"><text:s text:c="6"/>~ </text:span><text:span text:style-name="T12">Pn</text:span> @ [<text:span text:style-name="T12">An</text:span>, <text:span text:style-name="T12">Bn</text:span>]</text:p>
          </table:table-cell>
          <table:table-cell table:style-name="Table5.B2" office:value-type="string">
            <text:p text:style-name="P15">Declares as <text:span text:style-name="T37">false</text:span> the clauses <text:span text:style-name="T12">P1</text:span>, <text:span text:style-name="T12">P2</text:span>, … <text:span text:style-name="T12">Pn</text:span> respectively between <text:span text:style-name="T37">absolute </text:span>time <text:span text:style-name="T12">A1</text:span> and time <text:span text:style-name="T12">B1</text:span>, <text:span text:style-name="T12">A2</text:span> and <text:span text:style-name="T12">B2</text:span>, … <text:span text:style-name="T12">An</text:span> and <text:span text:style-name="T12">Bn</text:span>, included</text:p>
          </table:table-cell>
        </table:table-row>
        <table:table-row>
          <table:table-cell table:style-name="Table5.A2" office:value-type="string">
            <text:p text:style-name="P97">define <text:span text:style-name="T12">K1</text:span> = <text:span text:style-name="T12">E1</text:span>, <text:span text:style-name="T12">K2</text:span> = <text:span text:style-name="T12">E2</text:span>, … <text:span text:style-name="T12">Kn</text:span> = <text:span text:style-name="T12">En</text:span></text:p>
          </table:table-cell>
          <table:table-cell table:style-name="Table5.B2" office:value-type="string">
            <text:p text:style-name="P97">Computes the integer expressions <text:span text:style-name="T12">E1</text:span>, <text:span text:style-name="T12">E2</text:span>, … <text:span text:style-name="T12">En</text:span> and assigns their results respectively to the variables <text:span text:style-name="T12">K1</text:span>, <text:span text:style-name="T12">K2</text:span>, … <text:span text:style-name="T12">Kn</text:span></text:p>
          </table:table-cell>
        </table:table-row>
      </table:table>
      <text:p text:style-name="P77"><text:soft-page-break/>Other constructs</text:p>
      <text:p text:style-name="P15"/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6.A1" office:value-type="string">
              <text:p text:style-name="P2">Syntax</text:p>
            </table:table-cell>
            <table:table-cell table:style-name="Table6.B1" office:value-type="string">
              <text:p text:style-name="P2">Description</text:p>
            </table:table-cell>
          </table:table-row>
        </table:table-header-rows>
        <table:table-row>
          <table:table-cell table:style-name="Table6.A2" office:value-type="string">
            <text:p text:style-name="P52">include “<text:span text:style-name="T12">F</text:span><text:span text:style-name="T25">1</text:span><text:span text:style-name="T1">”, “</text:span><text:span text:style-name="T12">F</text:span><text:span text:style-name="T25">2</text:span><text:span text:style-name="T1">”, … “</text:span><text:span text:style-name="T12">F</text:span><text:span text:style-name="T25">n</text:span><text:span text:style-name="T1">”</text:span></text:p>
          </table:table-cell>
          <table:table-cell table:style-name="Table6.B2" office:value-type="string">
            <text:p text:style-name="P53">Includes in the <text:span text:style-name="T38">current program</text:span> the <text:span text:style-name="T39">BTL source </text:span>file<text:span text:style-name="T238">s</text:span> named <text:span text:style-name="T12">F</text:span><text:span text:style-name="T25">1</text:span><text:span text:style-name="T1">, </text:span><text:span text:style-name="T12">F</text:span><text:span text:style-name="T25">2</text:span><text:span text:style-name="T1">, … </text:span><text:span text:style-name="T12">F</text:span><text:span text:style-name="T25">n</text:span></text:p>
          </table:table-cell>
        </table:table-row>
        <table:table-row>
          <table:table-cell table:style-name="Table6.A2" office:value-type="string">
            <text:p text:style-name="P15">code(<text:span text:style-name="T12">P</text:span>, “<text:span text:style-name="T12">S</text:span><text:span text:style-name="T1">”</text:span>)</text:p>
          </table:table-cell>
          <table:table-cell table:style-name="Table6.B2" office:value-type="string">
            <text:p text:style-name="P15">Asserts and negates properly the parametric clauses <text:span text:style-name="T12">P</text:span>(<text:span text:style-name="T12">H</text:span>, <text:span text:style-name="T12">K</text:span>) so as to represent the string <text:span text:style-name="T12">S</text:span>, with the character number in <text:span text:style-name="T12">H</text:span> and the bit <text:span text:style-name="T40">number </text:span>in <text:span text:style-name="T12">K</text:span></text:p>
          </table:table-cell>
        </table:table-row>
        <table:table-row>
          <table:table-cell table:style-name="Table6.A2" office:value-type="string">
            <text:p text:style-name="P15">code(<text:span text:style-name="T12">P</text:span>, <text:span text:style-name="T12">N</text:span>)</text:p>
          </table:table-cell>
          <table:table-cell table:style-name="Table6.B2" office:value-type="string">
            <text:p text:style-name="P15">Asserts and negates properly the parametric clauses <text:span text:style-name="T12">P</text:span>(<text:span text:style-name="T23">H</text:span>, <text:span text:style-name="T12">K</text:span>) so as to represent the <text:span text:style-name="T230">unsigned </text:span>integer <text:span text:style-name="T12">N</text:span>, with the <text:span text:style-name="T230">byte number in </text:span><text:span text:style-name="T23">H</text:span><text:span text:style-name="T230"> and the </text:span>bit <text:span text:style-name="T40">number </text:span>in <text:span text:style-name="T12">K</text:span></text:p>
          </table:table-cell>
        </table:table-row>
        <table:table-row>
          <table:table-cell table:style-name="Table6.A2" office:value-type="string">
            <text:p text:style-name="P46">#</text:p>
          </table:table-cell>
          <table:table-cell table:style-name="Table6.B2" office:value-type="string">
            <text:p text:style-name="P15">Represents the iterator of the current loop, valid also if no variable is specified</text:p>
          </table:table-cell>
        </table:table-row>
        <table:table-row>
          <table:table-cell table:style-name="Table6.A2" office:value-type="string">
            <text:p text:style-name="P46">##</text:p>
            <text:p text:style-name="P47">##<text:span text:style-name="T238">#</text:span></text:p>
            <text:p text:style-name="P73">… </text:p>
          </table:table-cell>
          <table:table-cell table:style-name="Table6.B2" office:value-type="string">
            <text:p text:style-name="P15">Represent the iterator<text:span text:style-name="T238">s</text:span> of the outer loop<text:span text:style-name="T238">s</text:span>, valid also if no variable is specified</text:p>
          </table:table-cell>
        </table:table-row>
      </table:table>
      <text:p text:style-name="P65"/>
      <text:p text:style-name="P77">Input and output options</text:p>
      <text:p text:style-name="P15"/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7.A1" office:value-type="string">
              <text:p text:style-name="P2">Option</text:p>
            </table:table-cell>
            <table:table-cell table:style-name="Table7.B1" office:value-type="string">
              <text:p text:style-name="P2">Description</text:p>
            </table:table-cell>
          </table:table-row>
        </table:table-header-rows>
        <table:table-row>
          <table:table-cell table:style-name="Table7.A2" office:value-type="string">
            <text:p text:style-name="P15">any</text:p>
          </table:table-cell>
          <table:table-cell table:style-name="Table7.B2" office:value-type="string">
            <text:p text:style-name="P15"><text:span text:style-name="T232">Signal i</text:span>nput and output <text:span text:style-name="T233">channels are</text:span> determined by external options (default)</text:p>
          </table:table-cell>
        </table:table-row>
        <table:table-row>
          <table:table-cell table:style-name="Table7.A2" office:value-type="string">
            <text:p text:style-name="P15">ipc</text:p>
          </table:table-cell>
          <table:table-cell table:style-name="Table7.B2" office:value-type="string">
            <text:p text:style-name="P15"><text:span text:style-name="T232">Signal i</text:span>nput and output<text:span text:style-name="T41"> </text:span>occur always by inter process communication</text:p>
          </table:table-cell>
        </table:table-row>
        <table:table-row>
          <table:table-cell table:style-name="Table7.A2" office:value-type="string">
            <text:p text:style-name="P15">file</text:p>
          </table:table-cell>
          <table:table-cell table:style-name="Table7.B2" office:value-type="string">
            <text:p text:style-name="P44"><text:span text:style-name="T232">Signal i</text:span>nput and output occur always by <text:span text:style-name="T42">shared </text:span>file</text:p>
          </table:table-cell>
        </table:table-row>
        <table:table-row>
          <table:table-cell table:style-name="Table7.A2" office:value-type="string">
            <text:p text:style-name="P15">binary</text:p>
          </table:table-cell>
          <table:table-cell table:style-name="Table7.B2" office:value-type="string">
            <text:p text:style-name="P15">Input and output signals contain binary symbols (default)</text:p>
          </table:table-cell>
        </table:table-row>
        <table:table-row>
          <table:table-cell table:style-name="Table7.A2" office:value-type="string">
            <text:p text:style-name="P15">packed</text:p>
          </table:table-cell>
          <table:table-cell table:style-name="Table7.B2" office:value-type="string">
            <text:p text:style-name="P15">Input and output signals contain <text:span text:style-name="T231">strings of </text:span>8-bit characters</text:p>
          </table:table-cell>
        </table:table-row>
        <table:table-row>
          <table:table-cell table:style-name="Table7.A2" office:value-type="string">
            <text:p text:style-name="P15">false</text:p>
          </table:table-cell>
          <table:table-cell table:style-name="Table7.B2" office:value-type="string">
            <text:p text:style-name="P15">The binary signal <text:span text:style-name="T236">or packed signal bit </text:span>is false as default</text:p>
          </table:table-cell>
        </table:table-row>
        <table:table-row>
          <table:table-cell table:style-name="Table7.A2" office:value-type="string">
            <text:p text:style-name="P15">true</text:p>
          </table:table-cell>
          <table:table-cell table:style-name="Table7.B2" office:value-type="string">
            <text:p text:style-name="P45">The binary signal <text:span text:style-name="T236">or packed signal bit</text:span> is true as default</text:p>
          </table:table-cell>
        </table:table-row>
        <table:table-row>
          <table:table-cell table:style-name="Table7.A2" office:value-type="string">
            <text:p text:style-name="P15">unknown</text:p>
          </table:table-cell>
          <table:table-cell table:style-name="Table7.B2" office:value-type="string">
            <text:p text:style-name="P45">The binary signal <text:span text:style-name="T236">or packed signal bit</text:span> is unknown as default (default)</text:p>
          </table:table-cell>
        </table:table-row>
        <table:table-row>
          <table:table-cell table:style-name="Table7.A2" office:value-type="string">
            <text:p text:style-name="P48">raw</text:p>
          </table:table-cell>
          <table:table-cell table:style-name="Table7.B2" office:value-type="string">
            <text:p text:style-name="P87"><text:span text:style-name="T154">The binary signal </text:span><text:span text:style-name="T155">or packed signal bit </text:span><text:span text:style-name="T154">is </text:span><text:span text:style-name="T159">always either </text:span><text:span text:style-name="T168">w</text:span><text:span text:style-name="T170">aited for acquisition</text:span><text:span text:style-name="T159"> </text:span><text:span text:style-name="T160">for inputs </text:span><text:span text:style-name="T159">or produced </text:span><text:span text:style-name="T160">for outputs </text:span><text:span text:style-name="T159">(default)</text:span></text:p>
          </table:table-cell>
        </table:table-row>
        <table:table-row>
          <table:table-cell table:style-name="Table7.A2" office:value-type="string">
            <text:p text:style-name="P48">filter</text:p>
          </table:table-cell>
          <table:table-cell table:style-name="Table7.B2" office:value-type="string">
            <text:p text:style-name="P89"><text:span text:style-name="T154">The binary signal </text:span><text:span text:style-name="T155">or packed signal bit </text:span><text:span text:style-name="T154">is </text:span><text:span text:style-name="T156">either acquired within a time unit</text:span><text:span text:style-name="T164"> </text:span><text:span text:style-name="T156">or </text:span><text:span text:style-name="T169">given</text:span><text:span text:style-name="T156"> </text:span><text:span text:style-name="T169">a </text:span><text:span text:style-name="T168">default</text:span><text:span text:style-name="T156"> </text:span><text:span text:style-name="T158">value </text:span><text:span text:style-name="T156">for inputs and it is </text:span><text:span text:style-name="T154">produced only if </text:span><text:span text:style-name="T157">determined </text:span><text:span text:style-name="T161">of a value different from </text:span><text:span text:style-name="T174">t</text:span><text:span text:style-name="T175">he default</text:span><text:span text:style-name="T162"> </text:span><text:span text:style-name="T161">for</text:span><text:span text:style-name="T156"> outputs</text:span></text:p>
          </table:table-cell>
        </table:table-row>
        <table:table-row>
          <table:table-cell table:style-name="Table7.A2" office:value-type="string">
            <text:p text:style-name="P43">omit</text:p>
          </table:table-cell>
          <table:table-cell table:style-name="Table7.B2" office:value-type="string">
            <text:p text:style-name="P87"><text:span text:style-name="T154">The binary signal </text:span><text:span text:style-name="T155">or packed signal bit </text:span><text:span text:style-name="T154">is </text:span><text:span text:style-name="T156">either acquired within a time unit</text:span><text:span text:style-name="T164"> </text:span><text:span text:style-name="T156">or </text:span><text:span text:style-name="T169">given</text:span><text:span text:style-name="T156"> </text:span><text:span text:style-name="T169">a </text:span><text:span text:style-name="T168">default</text:span><text:span text:style-name="T156"> </text:span><text:span text:style-name="T158">value </text:span><text:span text:style-name="T156">for inputs and it is </text:span><text:span text:style-name="T154">produced only if </text:span><text:span text:style-name="T157">determined </text:span><text:span text:style-name="T161">of a value different from </text:span><text:span text:style-name="T163">both </text:span><text:span text:style-name="T162">unknown and </text:span><text:span text:style-name="T161">the default for</text:span><text:span text:style-name="T156"> outputs</text:span></text:p>
          </table:table-cell>
        </table:table-row>
      </table:table>
      <text:p text:style-name="P15"/>
      <text:p text:style-name="P15"/>
      <text:p text:style-name="P15"/>
      <text:p text:style-name="P82"><text:soft-page-break/><text:span text:style-name="T102">D</text:span><text:span text:style-name="T100">efault binary input and output symbol</text:span><text:span text:style-name="T104">s</text:span></text:p>
      <text:p text:style-name="P64"/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15.A1" office:value-type="string">
              <text:p text:style-name="P9">Symbol</text:p>
            </table:table-cell>
            <table:table-cell table:style-name="Table15.B1" office:value-type="string">
              <text:p text:style-name="P4">Description</text:p>
            </table:table-cell>
          </table:table-row>
        </table:table-header-rows>
        <table:table-row>
          <table:table-cell table:style-name="Table15.A2" office:value-type="string">
            <text:p text:style-name="P31">0</text:p>
          </table:table-cell>
          <table:table-cell table:style-name="Table15.B2" office:value-type="string">
            <text:p text:style-name="P32">False</text:p>
          </table:table-cell>
        </table:table-row>
        <table:table-row>
          <table:table-cell table:style-name="Table15.A2" office:value-type="string">
            <text:p text:style-name="P31">1</text:p>
          </table:table-cell>
          <table:table-cell table:style-name="Table15.B2" office:value-type="string">
            <text:p text:style-name="P32">True</text:p>
          </table:table-cell>
        </table:table-row>
        <table:table-row>
          <table:table-cell table:style-name="Table15.A2" office:value-type="string">
            <text:p text:style-name="P40">?</text:p>
          </table:table-cell>
          <table:table-cell table:style-name="Table15.B2" office:value-type="string">
            <text:p text:style-name="P32">Unknown</text:p>
          </table:table-cell>
        </table:table-row>
        <table:table-row>
          <table:table-cell table:style-name="Table15.A2" office:value-type="string">
            <text:p text:style-name="P40">.</text:p>
          </table:table-cell>
          <table:table-cell table:style-name="Table15.B2" office:value-type="string">
            <text:p text:style-name="P32">The <text:span text:style-name="T118">signal reached its end and can be dropped as a source of information, when all the input signals are dropped the inference and outputs proceed anyway until possible</text:span></text:p>
          </table:table-cell>
        </table:table-row>
        <table:table-row>
          <table:table-cell table:style-name="Table15.A2" office:value-type="string">
            <text:p text:style-name="P31">Escape</text:p>
          </table:table-cell>
          <table:table-cell table:style-name="Table15.B2" office:value-type="string">
            <text:p text:style-name="P33">An immediate termination of the <text:span text:style-name="T119">inference process and outputs is requested (the same result can be obtained by sending an interrupt signal or Ctrl-C to the inference engine)</text:span></text:p>
          </table:table-cell>
        </table:table-row>
      </table:table>
      <text:p text:style-name="P66"/>
      <text:p text:style-name="P78">Mathematical operators</text:p>
      <text:p text:style-name="P51"/>
      <table:table table:name="Table16" table:style-name="Table16">
        <table:table-column table:style-name="Table16.A"/>
        <table:table-column table:style-name="Table16.B"/>
        <table:table-header-rows>
          <table:table-row>
            <table:table-cell table:style-name="Table16.A1" office:value-type="string">
              <text:p text:style-name="P11">Syntax</text:p>
            </table:table-cell>
            <table:table-cell table:style-name="Table16.B1" office:value-type="string">
              <text:p text:style-name="P5">Description</text:p>
            </table:table-cell>
          </table:table-row>
        </table:table-header-rows>
        <table:table-row>
          <table:table-cell table:style-name="Table16.A2" office:value-type="string">
            <text:p text:style-name="P50"><text:span text:style-name="T12">A</text:span> + <text:span text:style-name="T12">B</text:span></text:p>
          </table:table-cell>
          <table:table-cell table:style-name="Table16.B2" office:value-type="string">
            <text:p text:style-name="P72">Sum of number <text:span text:style-name="T12">A</text:span> and number <text:span text:style-name="T12">B</text:span></text:p>
          </table:table-cell>
        </table:table-row>
        <table:table-row>
          <table:table-cell table:style-name="Table16.A2" office:value-type="string">
            <text:p text:style-name="P50"><text:span text:style-name="T12">A</text:span> - <text:span text:style-name="T12">B</text:span></text:p>
          </table:table-cell>
          <table:table-cell table:style-name="Table16.B2" office:value-type="string">
            <text:p text:style-name="P88"><text:span text:style-name="T171">Difference between number </text:span><text:span text:style-name="T179">A</text:span><text:span text:style-name="T171"> and number </text:span><text:span text:style-name="T179">B</text:span></text:p>
          </table:table-cell>
        </table:table-row>
        <table:table-row>
          <table:table-cell table:style-name="Table16.A2" office:value-type="string">
            <text:p text:style-name="P50"><text:span text:style-name="T12">A</text:span> * <text:span text:style-name="T12">B</text:span></text:p>
          </table:table-cell>
          <table:table-cell table:style-name="Table16.B2" office:value-type="string">
            <text:p text:style-name="P88"><text:span text:style-name="T171">Product of number </text:span><text:span text:style-name="T179">A</text:span><text:span text:style-name="T171"> for number </text:span><text:span text:style-name="T179">B</text:span></text:p>
          </table:table-cell>
        </table:table-row>
        <table:table-row>
          <table:table-cell table:style-name="Table16.A2" office:value-type="string">
            <text:p text:style-name="P50"><text:span text:style-name="T12">A</text:span> / <text:span text:style-name="T12">B</text:span></text:p>
          </table:table-cell>
          <table:table-cell table:style-name="Table16.B2" office:value-type="string">
            <text:p text:style-name="P88"><text:span text:style-name="T171">Quotient of number </text:span><text:span text:style-name="T179">A</text:span><text:span text:style-name="T171"> for number </text:span><text:span text:style-name="T179">B</text:span></text:p>
          </table:table-cell>
        </table:table-row>
        <table:table-row>
          <table:table-cell table:style-name="Table16.A2" office:value-type="string">
            <text:p text:style-name="P50"><text:span text:style-name="T12">A</text:span> % <text:span text:style-name="T12">B</text:span></text:p>
          </table:table-cell>
          <table:table-cell table:style-name="Table16.B2" office:value-type="string">
            <text:p text:style-name="P88"><text:span text:style-name="T171">R</text:span><text:span text:style-name="T172">eminder</text:span><text:span text:style-name="T171"> of </text:span><text:span text:style-name="T172">the division between </text:span><text:span text:style-name="T171">number </text:span><text:span text:style-name="T179">A</text:span><text:span text:style-name="T171"> a</text:span><text:span text:style-name="T172">nd</text:span><text:span text:style-name="T171"> number </text:span><text:span text:style-name="T179">B</text:span></text:p>
          </table:table-cell>
        </table:table-row>
        <table:table-row>
          <table:table-cell table:style-name="Table16.A2" office:value-type="string">
            <text:p text:style-name="P50"><text:span text:style-name="T12">A</text:span> ^ <text:span text:style-name="T12">B</text:span></text:p>
          </table:table-cell>
          <table:table-cell table:style-name="Table16.B2" office:value-type="string">
            <text:p text:style-name="P88"><text:span text:style-name="T171">Power of number </text:span><text:span text:style-name="T179">A</text:span><text:span text:style-name="T171"> to number </text:span><text:span text:style-name="T179">B</text:span></text:p>
          </table:table-cell>
        </table:table-row>
      </table:table>
      <text:p text:style-name="P69"/>
      <text:p text:style-name="P79">String escape sequences</text:p>
      <text:p text:style-name="P57"/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17.A1" office:value-type="string">
              <text:p text:style-name="P14">S<text:span text:style-name="T239">equence</text:span></text:p>
            </table:table-cell>
            <table:table-cell table:style-name="Table17.B1" office:value-type="string">
              <text:p text:style-name="P7">Description</text:p>
            </table:table-cell>
          </table:table-row>
        </table:table-header-rows>
        <table:table-row>
          <table:table-cell table:style-name="Table17.A2" office:value-type="string">
            <text:p text:style-name="P74">\\</text:p>
          </table:table-cell>
          <table:table-cell table:style-name="Table17.B2" office:value-type="string">
            <text:p text:style-name="P76">Backslash</text:p>
          </table:table-cell>
        </table:table-row>
        <table:table-row>
          <table:table-cell table:style-name="Table17.A2" office:value-type="string">
            <text:p text:style-name="P74">\”</text:p>
          </table:table-cell>
          <table:table-cell table:style-name="Table17.B2" office:value-type="string">
            <text:p text:style-name="P75"><text:span text:style-name="T94">D</text:span><text:span text:style-name="T93">ouble quote</text:span></text:p>
          </table:table-cell>
        </table:table-row>
        <table:table-row>
          <table:table-cell table:style-name="Table17.A2" office:value-type="string">
            <text:p text:style-name="P74">\a</text:p>
          </table:table-cell>
          <table:table-cell table:style-name="Table17.B2" office:value-type="string">
            <text:p text:style-name="P74"><text:span text:style-name="T94">A</text:span><text:span text:style-name="T93">lert</text:span></text:p>
          </table:table-cell>
        </table:table-row>
        <table:table-row>
          <table:table-cell table:style-name="Table17.A2" office:value-type="string">
            <text:p text:style-name="P74">\b</text:p>
          </table:table-cell>
          <table:table-cell table:style-name="Table17.B2" office:value-type="string">
            <text:p text:style-name="P74"><text:span text:style-name="T94">B</text:span><text:span text:style-name="T93">ackspace</text:span></text:p>
          </table:table-cell>
        </table:table-row>
        <table:table-row>
          <table:table-cell table:style-name="Table17.A2" office:value-type="string">
            <text:p text:style-name="P75">\f</text:p>
          </table:table-cell>
          <table:table-cell table:style-name="Table17.B2" office:value-type="string">
            <text:p text:style-name="P75"><text:span text:style-name="T94">F</text:span><text:span text:style-name="T93">orm feed</text:span></text:p>
          </table:table-cell>
        </table:table-row>
        <table:table-row>
          <table:table-cell table:style-name="Table17.A2" office:value-type="string">
            <text:p text:style-name="P75">\n</text:p>
          </table:table-cell>
          <table:table-cell table:style-name="Table17.B2" office:value-type="string">
            <text:p text:style-name="P75"><text:span text:style-name="T94">N</text:span><text:span text:style-name="T93">ew line</text:span></text:p>
          </table:table-cell>
        </table:table-row>
        <table:table-row>
          <table:table-cell table:style-name="Table17.A2" office:value-type="string">
            <text:p text:style-name="P75">\r</text:p>
          </table:table-cell>
          <table:table-cell table:style-name="Table17.B2" office:value-type="string">
            <text:p text:style-name="P75">Carriage return</text:p>
          </table:table-cell>
        </table:table-row>
        <table:table-row>
          <table:table-cell table:style-name="Table17.A2" office:value-type="string">
            <text:p text:style-name="P75">\t</text:p>
          </table:table-cell>
          <table:table-cell table:style-name="Table17.B2" office:value-type="string">
            <text:p text:style-name="P76">Horizontal tab</text:p>
          </table:table-cell>
        </table:table-row>
        <table:table-row>
          <table:table-cell table:style-name="Table17.A2" office:value-type="string">
            <text:p text:style-name="P75">\v</text:p>
          </table:table-cell>
          <table:table-cell table:style-name="Table17.B2" office:value-type="string">
            <text:p text:style-name="P75">Vertical tab</text:p>
          </table:table-cell>
        </table:table-row>
        <table:table-row>
          <table:table-cell table:style-name="Table17.A2" office:value-type="string">
            <text:p text:style-name="P75">\x<text:span text:style-name="T12">N</text:span></text:p>
          </table:table-cell>
          <table:table-cell table:style-name="Table17.B2" office:value-type="string">
            <text:p text:style-name="P75">Character with hexadecimal code <text:span text:style-name="T12">N</text:span></text:p>
          </table:table-cell>
        </table:table-row>
      </table:table>
      <text:p text:style-name="P71"/>
      <text:p text:style-name="P71"/>
      <text:p text:style-name="P83"><text:soft-page-break/>User interface</text:p>
      <text:p text:style-name="P15"/>
      <text:p text:style-name="P77"><text:span text:style-name="T46">Main c</text:span>ontrols</text:p>
      <text:p text:style-name="P15"/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10.A1" office:value-type="string">
              <text:p text:style-name="P2">Name</text:p>
            </table:table-cell>
            <table:table-cell table:style-name="Table10.A1" office:value-type="string">
              <text:p text:style-name="P2">Switch</text:p>
            </table:table-cell>
            <table:table-cell table:style-name="Table10.C1" office:value-type="string">
              <text:p text:style-name="P2">Description</text:p>
            </table:table-cell>
          </table:table-row>
        </table:table-header-rows>
        <table:table-row>
          <table:table-cell table:style-name="Table10.A2" office:value-type="string">
            <text:p text:style-name="P17">Temporal <text:span text:style-name="T49">l</text:span>ogic <text:span text:style-name="T49">s</text:span>ource <text:span text:style-name="T49">f</text:span>ile <text:span text:style-name="T49">n</text:span>ame (text field)</text:p>
          </table:table-cell>
          <table:table-cell table:style-name="Table10.B2" office:value-type="string">
            <text:p text:style-name="P15">ting</text:p>
          </table:table-cell>
          <table:table-cell table:style-name="Table10.C2" office:value-type="string">
            <text:p text:style-name="P15">Name without extension of the BTL source file, <text:span text:style-name="T48">the side icon opens the file chooser dialog</text:span></text:p>
          </table:table-cell>
        </table:table-row>
        <table:table-row>
          <table:table-cell table:style-name="Table10.A2" office:value-type="string">
            <text:p text:style-name="P20">Load initial conditions (check box)</text:p>
          </table:table-cell>
          <table:table-cell table:style-name="Table10.A2" office:value-type="string">
            <text:p text:style-name="P15"><text:span text:style-name="T50">tinx </text:span>-<text:span text:style-name="T47">i</text:span></text:p>
          </table:table-cell>
          <table:table-cell table:style-name="Table10.C3" office:value-type="string">
            <text:p text:style-name="P15"><text:span text:style-name="T47">T</text:span>he initial conditions of execution <text:span text:style-name="T51">are</text:span> <text:span text:style-name="T52">evaluated</text:span>, this is necessary for all system<text:span text:style-name="T115">s </text:span>without inputs <text:span text:style-name="T53">or</text:span> with <text:span text:style-name="T53">unreachable state (see “init” construct)</text:span></text:p>
          </table:table-cell>
        </table:table-row>
        <table:table-row>
          <table:table-cell table:style-name="Table10.A2" office:value-type="string">
            <text:p text:style-name="P20">Edit… <text:span text:style-name="T54">(button)</text:span></text:p>
          </table:table-cell>
          <table:table-cell table:style-name="Table10.A2" office:value-type="string">
            <text:p text:style-name="P15"/>
          </table:table-cell>
          <table:table-cell table:style-name="Table10.C4" office:value-type="string">
            <text:p text:style-name="P25">Opens the default text editor on the current <text:span text:style-name="T55">BTL </text:span>source fil<text:span text:style-name="T125">e (see “Default text editor” field)</text:span></text:p>
          </table:table-cell>
        </table:table-row>
        <table:table-row>
          <table:table-cell table:style-name="Table10.A2" office:value-type="string">
            <text:p text:style-name="P20">Sampling time (numeric field)<text:tab/></text:p>
          </table:table-cell>
          <table:table-cell table:style-name="Table10.A2" office:value-type="string">
            <text:p text:style-name="P15"><text:span text:style-name="T50">tinx </text:span>-<text:span text:style-name="T50">t</text:span></text:p>
          </table:table-cell>
          <table:table-cell table:style-name="Table10.C5" office:value-type="string">
            <text:p text:style-name="P15">Sampling time in seconds and fractions or zero for fast <text:span text:style-name="T127">execution</text:span> mode</text:p>
          </table:table-cell>
        </table:table-row>
        <table:table-row>
          <table:table-cell table:style-name="Table10.A2" office:value-type="string">
            <text:p text:style-name="P15">Horizon length (numeric field)</text:p>
          </table:table-cell>
          <table:table-cell table:style-name="Table10.A2" office:value-type="string">
            <text:p text:style-name="P15"><text:span text:style-name="T50">tinx </text:span>-<text:span text:style-name="T47">z</text:span></text:p>
          </table:table-cell>
          <table:table-cell table:style-name="Table10.C6" office:value-type="string">
            <text:p text:style-name="P15">Overall <text:span text:style-name="T56">duration of</text:span> <text:span text:style-name="T57">execution</text:span> <text:span text:style-name="T56">expressed in </text:span>number of samples <text:span text:style-name="T58">to process </text:span>or <text:span text:style-name="T59">zero </text:span>for <text:span text:style-name="T56">an </text:span>unlimited <text:span text:style-name="T60">temporal </text:span>horizon <text:span text:style-name="T77">(default option)</text:span></text:p>
          </table:table-cell>
        </table:table-row>
        <table:table-row>
          <table:table-cell table:style-name="Table10.A2" office:value-type="string">
            <text:p text:style-name="P15">Verify inference soundness (check box)</text:p>
          </table:table-cell>
          <table:table-cell table:style-name="Table10.A2" office:value-type="string">
            <text:p text:style-name="P15">tinx -v</text:p>
          </table:table-cell>
          <table:table-cell table:style-name="Table10.C7" office:value-type="string">
            <text:p text:style-name="P15"><text:span text:style-name="T61">T</text:span>he production of a contradiction at run time interrupt<text:span text:style-name="T51">s</text:span> the execution, <text:span text:style-name="T62">instead of proceeding anyway</text:span></text:p>
          </table:table-cell>
        </table:table-row>
        <table:table-row>
          <table:table-cell table:style-name="Table10.A2" office:value-type="string">
            <text:p text:style-name="P15">Causal inference only (check box)</text:p>
          </table:table-cell>
          <table:table-cell table:style-name="Table10.A2" office:value-type="string">
            <text:p text:style-name="P15">tinx -c</text:p>
          </table:table-cell>
          <table:table-cell table:style-name="Table10.C8" office:value-type="string">
            <text:p text:style-name="P15"><text:span text:style-name="T61">T</text:span>he inference proceed<text:span text:style-name="T51">s</text:span> from past or present to present or future only, <text:span text:style-name="T62">some system will not work with this performance option enabled</text:span></text:p>
          </table:table-cell>
        </table:table-row>
        <table:table-row>
          <table:table-cell table:style-name="Table10.A2" office:value-type="string">
            <text:p text:style-name="P15">Use symbol table (check box)</text:p>
          </table:table-cell>
          <table:table-cell table:style-name="Table10.A2" office:value-type="string">
            <text:p text:style-name="P15">ting -x</text:p>
            <text:p text:style-name="P15">tinx -x</text:p>
          </table:table-cell>
          <table:table-cell table:style-name="Table10.C9" office:value-type="string">
            <text:p text:style-name="P15"><text:span text:style-name="T61">T</text:span>he inference <text:span text:style-name="T63">process </text:span>trace or log <text:span text:style-name="T64">includes</text:span> also BTL clauses</text:p>
          </table:table-cell>
        </table:table-row>
        <table:table-row>
          <table:table-cell table:style-name="Table10.A2" office:value-type="string">
            <text:p text:style-name="P15">IPC input and output (radio button)</text:p>
          </table:table-cell>
          <table:table-cell table:style-name="Table10.A2" office:value-type="string">
            <text:p text:style-name="P15">(default)</text:p>
          </table:table-cell>
          <table:table-cell table:style-name="Table10.C10" office:value-type="string">
            <text:p text:style-name="P15">Input and output of signals unconstrained to a specific method are performed by inter process communication (see “input” and “output” constructs <text:span text:style-name="T109">and their options</text:span>)</text:p>
          </table:table-cell>
        </table:table-row>
        <table:table-row>
          <table:table-cell table:style-name="Table10.A2" office:value-type="string">
            <text:p text:style-name="P15">File input and output (radio button)</text:p>
          </table:table-cell>
          <table:table-cell table:style-name="Table10.A2" office:value-type="string">
            <text:p text:style-name="P15">tinx -f</text:p>
          </table:table-cell>
          <table:table-cell table:style-name="Table10.C11" office:value-type="string">
            <text:p text:style-name="P15">Input and output of signals unconstrained to a specific method are performed by shared files (see “input” and “output” constructs <text:span text:style-name="T109">and their options</text:span>)</text:p>
          </table:table-cell>
        </table:table-row>
        <table:table-row>
          <table:table-cell table:style-name="Table10.A2" office:value-type="string">
            <text:p text:style-name="P15">Quiet mode <text:span text:style-name="T62">(radio button)</text:span></text:p>
          </table:table-cell>
          <table:table-cell table:style-name="Table10.A2" office:value-type="string">
            <text:p text:style-name="P15">tinx -q</text:p>
          </table:table-cell>
          <table:table-cell table:style-name="Table10.C12" office:value-type="string">
            <text:p text:style-name="P15">No input or output are performed, all systems with inputs will not work with this performance option enabled</text:p>
          </table:table-cell>
        </table:table-row>
        <table:table-row>
          <table:table-cell table:style-name="Table10.A2" office:value-type="string">
            <text:p text:style-name="P15">Trace inference (check box)</text:p>
          </table:table-cell>
          <table:table-cell table:style-name="Table10.A2" office:value-type="string">
            <text:p text:style-name="P15">tinx -d</text:p>
          </table:table-cell>
          <table:table-cell table:style-name="Table10.C13" office:value-type="string">
            <text:p text:style-name="P15"><text:span text:style-name="T65">A</text:span> trace at run time of the inference process <text:span text:style-name="T66">is displayed in the message frame</text:span>, <text:span text:style-name="T68">this may break the real time (</text:span>see “Use symbol table” <text:span text:style-name="T67">option</text:span>)</text:p>
          </table:table-cell>
        </table:table-row>
        <table:table-row>
          <table:table-cell table:style-name="Table10.A2" office:value-type="string">
            <text:p text:style-name="P15"><text:span text:style-name="T69">Log</text:span> inference <text:span text:style-name="T69">to file </text:span>(check box)</text:p>
          </table:table-cell>
          <table:table-cell table:style-name="Table10.A2" office:value-type="string">
            <text:p text:style-name="P15">tinx -l</text:p>
          </table:table-cell>
          <table:table-cell table:style-name="Table10.C14" office:value-type="string">
            <text:p text:style-name="P15"><text:span text:style-name="T65">A</text:span> <text:span text:style-name="T69">log</text:span> at run time of the inference process <text:span text:style-name="T66">is produced as a text file (</text:span>see “Use <text:span text:style-name="T70">s</text:span>ymbol table” <text:span text:style-name="T71">option)</text:span></text:p>
          </table:table-cell>
        </table:table-row>
        <table:table-row>
          <table:table-cell table:style-name="Table10.A2" office:value-type="string">
            <text:p text:style-name="P15">Display auxiliary signals (check box)</text:p>
          </table:table-cell>
          <table:table-cell table:style-name="Table10.A2" office:value-type="string">
            <text:p text:style-name="P15">ting -b</text:p>
          </table:table-cell>
          <table:table-cell table:style-name="Table10.C15" office:value-type="string">
            <text:p text:style-name="P15"><text:span text:style-name="T65">A</text:span>lso <text:span text:style-name="T117">the </text:span>signals declared as auxiliary <text:span text:style-name="T72">are displayed in the history frame as outputs </text:span>with default options <text:span text:style-name="T73">(see “aux” construct)</text:span></text:p>
          </table:table-cell>
        </table:table-row>
        <text:soft-page-break/>
        <table:table-row>
          <table:table-cell table:style-name="Table10.A2" office:value-type="string">
            <text:p text:style-name="P15">Input truth probability (slider)</text:p>
          </table:table-cell>
          <table:table-cell table:style-name="Table10.A2" office:value-type="string">
            <text:p text:style-name="P15"/>
          </table:table-cell>
          <table:table-cell table:style-name="Table10.C16" office:value-type="string">
            <text:p text:style-name="P15">Truth probability of binary symbols <text:span text:style-name="T74">in all randomly generated input signals</text:span>, <text:span text:style-name="T74">to be </text:span>set to <text:span text:style-name="T74">one if different values are chosen for each signal (see “Probabilities…” window)</text:span></text:p>
          </table:table-cell>
        </table:table-row>
        <table:table-row>
          <table:table-cell table:style-name="Table10.A2" office:value-type="string">
            <text:p text:style-name="P15">Time correction (slider)</text:p>
          </table:table-cell>
          <table:table-cell table:style-name="Table10.A2" office:value-type="string">
            <text:p text:style-name="P15"/>
          </table:table-cell>
          <table:table-cell table:style-name="Table10.C17" office:value-type="string">
            <text:p text:style-name="P15">Difference between clocks of <text:span text:style-name="T75">the </text:span>graphical shell and <text:span text:style-name="T75">the </text:span>inference engine, experimental</text:p>
          </table:table-cell>
        </table:table-row>
        <table:table-row>
          <table:table-cell table:style-name="Table10.A2" office:value-type="string">
            <text:p text:style-name="P15">Generate network<text:span text:style-name="T76"> </text:span>(button)</text:p>
          </table:table-cell>
          <table:table-cell table:style-name="Table10.A2" office:value-type="string">
            <text:p text:style-name="P15"/>
          </table:table-cell>
          <table:table-cell table:style-name="Table10.C18" office:value-type="string">
            <text:p text:style-name="P15">Compiles the BTL source file to generate a temporal inference network and its execution initial conditions with current options</text:p>
          </table:table-cell>
        </table:table-row>
        <table:table-row>
          <table:table-cell table:style-name="Table10.A2" office:value-type="string">
            <text:p text:style-name="P15">Execute network<text:span text:style-name="T76"> </text:span>(button)</text:p>
          </table:table-cell>
          <table:table-cell table:style-name="Table10.A2" office:value-type="string">
            <text:p text:style-name="P15"/>
          </table:table-cell>
          <table:table-cell table:style-name="Table10.C19" office:value-type="string">
            <text:p text:style-name="P15">Activates the inference engine and executes the temporal inference network with current options</text:p>
          </table:table-cell>
        </table:table-row>
        <table:table-row>
          <table:table-cell table:style-name="Table10.A2" office:value-type="string">
            <text:p text:style-name="P15">Stop execution<text:span text:style-name="T76"> (button)</text:span></text:p>
          </table:table-cell>
          <table:table-cell table:style-name="Table10.A2" office:value-type="string">
            <text:p text:style-name="P15"/>
          </table:table-cell>
          <table:table-cell table:style-name="Table10.C20" office:value-type="string">
            <text:p text:style-name="P15">Interrupts the execution of the temporal inference network</text:p>
          </table:table-cell>
        </table:table-row>
        <table:table-row>
          <table:table-cell table:style-name="Table10.A2" office:value-type="string">
            <text:p text:style-name="P23">Help… (button)</text:p>
          </table:table-cell>
          <table:table-cell table:style-name="Table10.A2" office:value-type="string">
            <text:p text:style-name="P15"/>
          </table:table-cell>
          <table:table-cell table:style-name="Table10.C21" office:value-type="string">
            <text:p text:style-name="P24">Opens the help window <text:span text:style-name="T126">(see “Default help viewer” field)</text:span></text:p>
          </table:table-cell>
        </table:table-row>
        <table:table-row>
          <table:table-cell table:style-name="Table10.A2" office:value-type="string">
            <text:p text:style-name="P15">Configure…<text:span text:style-name="T76"> (button)</text:span></text:p>
          </table:table-cell>
          <table:table-cell table:style-name="Table10.A2" office:value-type="string">
            <text:p text:style-name="P15"/>
          </table:table-cell>
          <table:table-cell table:style-name="Table10.C22" office:value-type="string">
            <text:p text:style-name="P15">Opens the configuration window</text:p>
          </table:table-cell>
        </table:table-row>
        <table:table-row>
          <table:table-cell table:style-name="Table10.A2" office:value-type="string">
            <text:p text:style-name="P15">Exit<text:span text:style-name="T76"> (button)</text:span></text:p>
          </table:table-cell>
          <table:table-cell table:style-name="Table10.A2" office:value-type="string">
            <text:p text:style-name="P15"/>
          </table:table-cell>
          <table:table-cell table:style-name="Table10.C23" office:value-type="string">
            <text:p text:style-name="P15">Exits from the graphical shell and halts the inference engine if running</text:p>
          </table:table-cell>
        </table:table-row>
      </table:table>
      <text:p text:style-name="P10"/>
      <text:p text:style-name="P98">Display <text:span text:style-name="T78">format</text:span></text:p>
      <text:p text:style-name="P34"/>
      <table:table table:name="Table12" table:style-name="Table12">
        <table:table-column table:style-name="Table12.A"/>
        <table:table-column table:style-name="Table12.B"/>
        <table:table-header-rows>
          <table:table-row>
            <table:table-cell table:style-name="Table12.A1" office:value-type="string">
              <text:p text:style-name="P3">Drawing</text:p>
            </table:table-cell>
            <table:table-cell table:style-name="Table12.B1" office:value-type="string">
              <text:p text:style-name="P3">Description</text:p>
            </table:table-cell>
          </table:table-row>
        </table:table-header-rows>
        <table:table-row>
          <table:table-cell table:style-name="Table12.A2" office:value-type="string">
            <text:p text:style-name="P34">Red sample sequence</text:p>
          </table:table-cell>
          <table:table-cell table:style-name="Table12.B2" office:value-type="string">
            <text:p text:style-name="P34"><text:span text:style-name="T123">Binary i</text:span>nput signal <text:span text:style-name="T82">history</text:span></text:p>
          </table:table-cell>
        </table:table-row>
        <table:table-row>
          <table:table-cell table:style-name="Table12.A2" office:value-type="string">
            <text:p text:style-name="P34">Green sample sequence</text:p>
          </table:table-cell>
          <table:table-cell table:style-name="Table12.B2" office:value-type="string">
            <text:p text:style-name="P34"><text:span text:style-name="T123">Binary o</text:span>utput signal <text:span text:style-name="T82">history</text:span></text:p>
          </table:table-cell>
        </table:table-row>
        <table:table-row>
          <table:table-cell table:style-name="Table12.A2" office:value-type="string">
            <text:p text:style-name="P34"><text:span text:style-name="T123">Orange</text:span> sample sequence</text:p>
          </table:table-cell>
          <table:table-cell table:style-name="Table12.B2" office:value-type="string">
            <text:p text:style-name="P34"><text:span text:style-name="T124">8-bit character i</text:span>nput signal <text:span text:style-name="T82">history</text:span></text:p>
          </table:table-cell>
        </table:table-row>
        <table:table-row>
          <table:table-cell table:style-name="Table12.A2" office:value-type="string">
            <text:p text:style-name="P34"><text:span text:style-name="T123">Yellow</text:span> sample sequence</text:p>
          </table:table-cell>
          <table:table-cell table:style-name="Table12.B2" office:value-type="string">
            <text:p text:style-name="P34"><text:span text:style-name="T124">8-bit character o</text:span>utput signal <text:span text:style-name="T82">history</text:span></text:p>
          </table:table-cell>
        </table:table-row>
        <table:table-row>
          <table:table-cell table:style-name="Table12.A2" office:value-type="string">
            <text:p text:style-name="P34">Turquoise sample sequence</text:p>
          </table:table-cell>
          <table:table-cell table:style-name="Table12.B2" office:value-type="string">
            <text:p text:style-name="P34">Auxiliary <text:span text:style-name="T81">or internal </text:span>signal <text:span text:style-name="T82">history (with “Display auxiliary signals” or “Display internal signals” options enabled)</text:span></text:p>
          </table:table-cell>
        </table:table-row>
        <table:table-row>
          <table:table-cell table:style-name="Table12.A2" office:value-type="string">
            <text:p text:style-name="P34">Small rectangle</text:p>
          </table:table-cell>
          <table:table-cell table:style-name="Table12.B2" office:value-type="string">
            <text:p text:style-name="P34">False bit</text:p>
          </table:table-cell>
        </table:table-row>
        <table:table-row>
          <table:table-cell table:style-name="Table12.A2" office:value-type="string">
            <text:p text:style-name="P34">Big rectangle</text:p>
          </table:table-cell>
          <table:table-cell table:style-name="Table12.B2" office:value-type="string">
            <text:p text:style-name="P34">True bit</text:p>
          </table:table-cell>
        </table:table-row>
        <table:table-row>
          <table:table-cell table:style-name="Table12.A2" office:value-type="string">
            <text:p text:style-name="P34">Dot</text:p>
          </table:table-cell>
          <table:table-cell table:style-name="Table12.B2" office:value-type="string">
            <text:p text:style-name="P34">Unknown bit (with “Display unknown<text:span text:style-name="T83">s</text:span> as dots” option enabled)</text:p>
          </table:table-cell>
        </table:table-row>
        <table:table-row>
          <table:table-cell table:style-name="Table12.A2" office:value-type="string">
            <text:p text:style-name="P34">Yellow circle</text:p>
          </table:table-cell>
          <table:table-cell table:style-name="Table12.B2" office:value-type="string">
            <text:p text:style-name="P34">Loss of phase in output signal and real time broken</text:p>
          </table:table-cell>
        </table:table-row>
        <table:table-row>
          <table:table-cell table:style-name="Table12.A2" office:value-type="string">
            <text:p text:style-name="P34">Yellow ring</text:p>
          </table:table-cell>
          <table:table-cell table:style-name="Table12.B2" office:value-type="string">
            <text:p text:style-name="P34">B<text:span text:style-name="T84">i</text:span>nary output signal <text:span text:style-name="T84">of unknown value in phase</text:span></text:p>
          </table:table-cell>
        </table:table-row>
        <table:table-row>
          <table:table-cell table:style-name="Table12.A2" office:value-type="string">
            <text:p text:style-name="P34">Elapsed time</text:p>
          </table:table-cell>
          <table:table-cell table:style-name="Table12.B2" office:value-type="string">
            <text:p text:style-name="P34"><text:span text:style-name="T85">Partial </text:span>duration of<text:span text:style-name="T86"> execution </text:span>expressed in <text:span text:style-name="T86">number of samples processed and number of corresponding seconds, compared to measured time expressed in seconds</text:span></text:p>
          </table:table-cell>
        </table:table-row>
        <table:table-row>
          <table:table-cell table:style-name="Table12.A2" office:value-type="string">
            <text:p text:style-name="P34">Red <text:span text:style-name="T79">exclamation point</text:span></text:p>
          </table:table-cell>
          <table:table-cell table:style-name="Table12.B2" office:value-type="string">
            <text:p text:style-name="P34">Warning symbol asserting it is necessary to regenerate the temporal inference network so that the requested options can take place</text:p>
          </table:table-cell>
        </table:table-row>
      </table:table>
      <text:p text:style-name="P65"/>
      <text:p text:style-name="P77"><text:soft-page-break/>Configuration controls</text:p>
      <text:p text:style-name="P15"/>
      <table:table table:name="Table11" table:style-name="Table11">
        <table:table-column table:style-name="Table11.A"/>
        <table:table-column table:style-name="Table11.B"/>
        <table:table-column table:style-name="Table11.C"/>
        <table:table-header-rows>
          <table:table-row>
            <table:table-cell table:style-name="Table11.A1" office:value-type="string">
              <text:p text:style-name="P2">Name</text:p>
            </table:table-cell>
            <table:table-cell table:style-name="Table11.A1" office:value-type="string">
              <text:p text:style-name="P2">Switch</text:p>
            </table:table-cell>
            <table:table-cell table:style-name="Table11.C1" office:value-type="string">
              <text:p text:style-name="P2">Description</text:p>
            </table:table-cell>
          </table:table-row>
        </table:table-header-rows>
        <table:table-row>
          <table:table-cell table:style-name="Table11.A2" office:value-type="string">
            <text:p text:style-name="P15">Network object file name <text:span text:style-name="T87">(text field)</text:span></text:p>
          </table:table-cell>
          <table:table-cell table:style-name="Table11.B2" office:value-type="string">
            <text:p text:style-name="P15">ting -o</text:p>
            <text:p text:style-name="P15">tinx</text:p>
          </table:table-cell>
          <table:table-cell table:style-name="Table11.C2" office:value-type="string">
            <text:p text:style-name="P15">Name without extension of the temporal inference network object file, the side icon opens the file chooser dialog</text:p>
          </table:table-cell>
        </table:table-row>
        <table:table-row>
          <table:table-cell table:style-name="Table11.A2" office:value-type="string">
            <text:p text:style-name="P15">Initial conditions file name <text:span text:style-name="T87">(text field)</text:span></text:p>
          </table:table-cell>
          <table:table-cell table:style-name="Table11.A2" office:value-type="string">
            <text:p text:style-name="P15">ting -I</text:p>
            <text:p text:style-name="P15">tinx -I</text:p>
          </table:table-cell>
          <table:table-cell table:style-name="Table11.C3" office:value-type="string">
            <text:p text:style-name="P15">Name without extension of the execution initial conditions file, the side icon opens the file chooser dialog (see “Load initial conditions” option)</text:p>
          </table:table-cell>
        </table:table-row>
        <table:table-row>
          <table:table-cell table:style-name="Table11.A2" office:value-type="string">
            <text:p text:style-name="P15">Log file name <text:span text:style-name="T87">(text field)</text:span></text:p>
          </table:table-cell>
          <table:table-cell table:style-name="Table11.A2" office:value-type="string">
            <text:p text:style-name="P15">tinx -L</text:p>
          </table:table-cell>
          <table:table-cell table:style-name="Table11.C4" office:value-type="string">
            <text:p text:style-name="P15">Name without extension of the inference process log file, the side icon opens the file chooser dialog (see “Log inference to file” option)</text:p>
          </table:table-cell>
        </table:table-row>
        <table:table-row>
          <table:table-cell table:style-name="Table11.A2" office:value-type="string">
            <text:p text:style-name="P15">Symbol table file name <text:span text:style-name="T87">(text field)</text:span></text:p>
          </table:table-cell>
          <table:table-cell table:style-name="Table11.A2" office:value-type="string">
            <text:p text:style-name="P15">ting -X</text:p>
            <text:p text:style-name="P15">tinx -X</text:p>
          </table:table-cell>
          <table:table-cell table:style-name="Table11.C5" office:value-type="string">
            <text:p text:style-name="P15">Name without extension of the symbol table file, the side icon opens the file chooser dialog (see “Use symbol table” option)</text:p>
          </table:table-cell>
        </table:table-row>
        <table:table-row>
          <table:table-cell table:style-name="Table11.A2" office:value-type="string">
            <text:p text:style-name="P15">Module file path <text:span text:style-name="T87">(text field)</text:span></text:p>
          </table:table-cell>
          <table:table-cell table:style-name="Table11.A2" office:value-type="string">
            <text:p text:style-name="P15">ting -P</text:p>
          </table:table-cell>
          <table:table-cell table:style-name="Table11.C6" office:value-type="string">
            <text:p text:style-name="P15">Name of the module file path, the side icon opens the file chooser dialog (see “include” construct)</text:p>
          </table:table-cell>
        </table:table-row>
        <table:table-row>
          <table:table-cell table:style-name="Table11.A2" office:value-type="string">
            <text:p text:style-name="P15">Default text editor <text:span text:style-name="T87">(text field)</text:span></text:p>
          </table:table-cell>
          <table:table-cell table:style-name="Table11.A2" office:value-type="string">
            <text:p text:style-name="P15"/>
          </table:table-cell>
          <table:table-cell table:style-name="Table11.C7" office:value-type="string">
            <text:p text:style-name="P15">Name of the executable file of the default text editor for BTL source files (see “Edit…” command)</text:p>
          </table:table-cell>
        </table:table-row>
        <table:table-row>
          <table:table-cell table:style-name="Table11.A2" office:value-type="string">
            <text:p text:style-name="P15">Default <text:span text:style-name="T128">help viewer</text:span> <text:span text:style-name="T87">(text field)</text:span></text:p>
          </table:table-cell>
          <table:table-cell table:style-name="Table11.A2" office:value-type="string">
            <text:p text:style-name="P15"/>
          </table:table-cell>
          <table:table-cell table:style-name="Table11.C8" office:value-type="string">
            <text:p text:style-name="P15">Name of the executable file of the default <text:span text:style-name="T129">PDF viewer</text:span> for <text:span text:style-name="T129">help</text:span> files (see “<text:span text:style-name="T128">Help</text:span>…” command)</text:p>
          </table:table-cell>
        </table:table-row>
        <table:table-row>
          <table:table-cell table:style-name="Table11.A2" office:value-type="string">
            <text:p text:style-name="P15">IPC prefix <text:span text:style-name="T88">(text field)</text:span></text:p>
          </table:table-cell>
          <table:table-cell table:style-name="Table11.A2" office:value-type="string">
            <text:p text:style-name="P15">tinx -e</text:p>
          </table:table-cell>
          <table:table-cell table:style-name="Table11.C9" office:value-type="string">
            <text:p text:style-name="P15">Prefix for inter process communication port names, it has to start with a “/” (see “IPC input and output” option and “input” and “output” constructs)</text:p>
          </table:table-cell>
        </table:table-row>
        <table:table-row>
          <table:table-cell table:style-name="Table11.A2" office:value-type="string">
            <text:p text:style-name="P15">I/O file path <text:span text:style-name="T88">(text field)</text:span></text:p>
          </table:table-cell>
          <table:table-cell table:style-name="Table11.A2" office:value-type="string">
            <text:p text:style-name="P15">tinx -p</text:p>
          </table:table-cell>
          <table:table-cell table:style-name="Table11.C10" office:value-type="string">
            <text:p text:style-name="P15">Path for shared file names used for input and output signals (see “File input and output” option and “input” and “output” constructs)</text:p>
          </table:table-cell>
        </table:table-row>
        <table:table-row>
          <table:table-cell table:style-name="Table11.A2" office:value-type="string">
            <text:p text:style-name="P15">False char <text:span text:style-name="T88">(text field)</text:span></text:p>
          </table:table-cell>
          <table:table-cell table:style-name="Table11.A2" office:value-type="string">
            <text:p text:style-name="P15">tinx -a</text:p>
          </table:table-cell>
          <table:table-cell table:style-name="Table11.C11" office:value-type="string">
            <text:p text:style-name="P15">Symbol used to represent the false in binary mode, it has to be the first character of the command line argument</text:p>
          </table:table-cell>
        </table:table-row>
        <table:table-row>
          <table:table-cell table:style-name="Table11.A2" office:value-type="string">
            <text:p text:style-name="P15">True char <text:span text:style-name="T88">(text field)</text:span></text:p>
          </table:table-cell>
          <table:table-cell table:style-name="Table11.A2" office:value-type="string">
            <text:p text:style-name="P15">tinx -a</text:p>
          </table:table-cell>
          <table:table-cell table:style-name="Table11.C12" office:value-type="string">
            <text:p text:style-name="P15">Symbol used to represent the true in binary mode, it has to be the second character of the command line argument if present</text:p>
          </table:table-cell>
        </table:table-row>
        <table:table-row>
          <table:table-cell table:style-name="Table11.A2" office:value-type="string">
            <text:p text:style-name="P15">Unknown char <text:span text:style-name="T88">(text field)</text:span></text:p>
          </table:table-cell>
          <table:table-cell table:style-name="Table11.A2" office:value-type="string">
            <text:p text:style-name="P15">tinx -a</text:p>
          </table:table-cell>
          <table:table-cell table:style-name="Table11.C13" office:value-type="string">
            <text:p text:style-name="P15">Symbol used to represent the unknown in binary mode, it has to be the third character of the command line argument if present</text:p>
          </table:table-cell>
        </table:table-row>
        <table:table-row>
          <table:table-cell table:style-name="Table11.A2" office:value-type="string">
            <text:p text:style-name="P15">End char <text:span text:style-name="T88">(text field)</text:span></text:p>
          </table:table-cell>
          <table:table-cell table:style-name="Table11.A2" office:value-type="string">
            <text:p text:style-name="P15">tinx -a</text:p>
          </table:table-cell>
          <table:table-cell table:style-name="Table11.C14" office:value-type="string">
            <text:p text:style-name="P58"><text:span text:style-name="T89">Symbol used to represent the end of input or output signals in binary mode, it has to be the </text:span><text:span text:style-name="T80">fourth </text:span><text:span text:style-name="T89">character of the command line argument if present</text:span></text:p>
          </table:table-cell>
        </table:table-row>
        <table:table-row>
          <table:table-cell table:style-name="Table11.A2" office:value-type="string">
            <text:p text:style-name="P15">External inputs <text:span text:style-name="T90">(check box)</text:span></text:p>
          </table:table-cell>
          <table:table-cell table:style-name="Table11.A2" office:value-type="string">
            <text:p text:style-name="P15"/>
          </table:table-cell>
          <table:table-cell table:style-name="Table11.C15" office:value-type="string">
            <text:p text:style-name="P91"><text:span text:style-name="T153">The inference engine gathers </text:span><text:span text:style-name="T165">all </text:span><text:span text:style-name="T176">its</text:span><text:span text:style-name="T153"> input signals from external programs or files and no random input signal is generated or displayed by the graphical shell, disabling this option may overwrite predetermined external files</text:span></text:p>
            <text:p text:style-name="P59"/>
          </table:table-cell>
        </table:table-row>
        <text:soft-page-break/>
        <table:table-row>
          <table:table-cell table:style-name="Table11.A2" office:value-type="string">
            <text:p text:style-name="P15">External outputs <text:span text:style-name="T90">(check box)</text:span></text:p>
          </table:table-cell>
          <table:table-cell table:style-name="Table11.A2" office:value-type="string">
            <text:p text:style-name="P15"/>
          </table:table-cell>
          <table:table-cell table:style-name="Table11.C16" office:value-type="string">
            <text:p text:style-name="Preformatted_20_Text"><text:span text:style-name="T166">The inference engine provides all </text:span><text:span text:style-name="T178">i</text:span><text:span text:style-name="T176">ts</text:span><text:span text:style-name="T166"> output signals to external programs or files </text:span><text:span text:style-name="T177">and </text:span><text:span text:style-name="T178">no output signal is displayed by the graphical shell</text:span></text:p>
          </table:table-cell>
        </table:table-row>
        <table:table-row>
          <table:table-cell table:style-name="Table11.A2" office:value-type="string">
            <text:p text:style-name="P15">System V IPC <text:span text:style-name="T90">(check box)</text:span></text:p>
          </table:table-cell>
          <table:table-cell table:style-name="Table11.A2" office:value-type="string">
            <text:p text:style-name="P15">tinx -V</text:p>
          </table:table-cell>
          <table:table-cell table:style-name="Table11.C17" office:value-type="string">
            <text:p text:style-name="P15">Inter process communication follows <text:span text:style-name="T112">the </text:span>System V protocol instead of <text:span text:style-name="T112">the </text:span>POSIX protocol, <text:span text:style-name="T114">the </text:span>uniqueness of the port identifiers is no more granted</text:p>
          </table:table-cell>
        </table:table-row>
        <table:table-row>
          <table:table-cell table:style-name="Table11.A2" office:value-type="string">
            <text:p text:style-name="P15">Ignore IPC errors <text:span text:style-name="T90">(check box)</text:span></text:p>
          </table:table-cell>
          <table:table-cell table:style-name="Table11.A2" office:value-type="string">
            <text:p text:style-name="P15">tinx -y</text:p>
          </table:table-cell>
          <table:table-cell table:style-name="Table11.C18" office:value-type="string">
            <text:p text:style-name="P15">Inter process communication errors are ignored instead of causing the end of input or output signals</text:p>
          </table:table-cell>
        </table:table-row>
        <table:table-row>
          <table:table-cell table:style-name="Table11.A2" office:value-type="string">
            <text:p text:style-name="P15">Display internal signals <text:span text:style-name="T90">(check box)</text:span></text:p>
          </table:table-cell>
          <table:table-cell table:style-name="Table11.A2" office:value-type="string">
            <text:p text:style-name="P15">ting -B</text:p>
          </table:table-cell>
          <table:table-cell table:style-name="Table11.C19" office:value-type="string">
            <text:p text:style-name="P15">Also <text:span text:style-name="T116">the </text:span>internal signals used in the decomposition of the temporal operators are displayed in the history frame as outputs with default options</text:p>
          </table:table-cell>
        </table:table-row>
        <table:table-row>
          <table:table-cell table:style-name="Table11.A2" office:value-type="string">
            <text:p text:style-name="P15">Display unknowns as dots <text:span text:style-name="T90">(check box)</text:span></text:p>
          </table:table-cell>
          <table:table-cell table:style-name="Table11.A2" office:value-type="string">
            <text:p text:style-name="P15"/>
          </table:table-cell>
          <table:table-cell table:style-name="Table11.C20" office:value-type="string">
            <text:p text:style-name="P15">Unknown logical values are displayed as dots in the history frame</text:p>
          </table:table-cell>
        </table:table-row>
        <table:table-row>
          <table:table-cell table:style-name="Table11.A2" office:value-type="string">
            <text:p text:style-name="P15">Number of processes <text:span text:style-name="T91">(numeric field)</text:span></text:p>
          </table:table-cell>
          <table:table-cell table:style-name="Table11.A2" office:value-type="string">
            <text:p text:style-name="P15">tinx_mt -n</text:p>
          </table:table-cell>
          <table:table-cell table:style-name="Table11.C21" office:value-type="string">
            <text:p text:style-name="P15">If equal to one the single core version of the inference engine is used, if more than one such a number of cores are allocated to the inference process by the multiple core version plus one core for input and output</text:p>
          </table:table-cell>
        </table:table-row>
        <table:table-row>
          <table:table-cell table:style-name="Table11.A2" office:value-type="string">
            <text:p text:style-name="P15">Memory size logarithm <text:span text:style-name="T91">(numeric field)</text:span></text:p>
          </table:table-cell>
          <table:table-cell table:style-name="Table11.A2" office:value-type="string">
            <text:p text:style-name="P15">tinx -r</text:p>
          </table:table-cell>
          <table:table-cell table:style-name="Table11.C22" office:value-type="string">
            <text:p text:style-name="P15">Two raised to this number is proportional to the memory allocated for the inference process, it should be more than <text:span text:style-name="T142">four times </text:span>the maximum time present in the arguments of temporal interval operators (see “@” and “?” constructs)</text:p>
          </table:table-cell>
        </table:table-row>
        <table:table-row>
          <table:table-cell table:style-name="Table11.A2" office:value-type="string">
            <text:p text:style-name="P15">History window columns<text:span text:style-name="T92"> (numeric field)</text:span></text:p>
          </table:table-cell>
          <table:table-cell table:style-name="Table11.A2" office:value-type="string">
            <text:p text:style-name="P15"/>
          </table:table-cell>
          <table:table-cell table:style-name="Table11.C23" office:value-type="string">
            <text:p text:style-name="P15">Number of samples displayed in the history frame</text:p>
          </table:table-cell>
        </table:table-row>
        <table:table-row>
          <table:table-cell table:style-name="Table11.A2" office:value-type="string">
            <text:p text:style-name="P15">History window max rows<text:span text:style-name="T92"> (numeric field)</text:span></text:p>
          </table:table-cell>
          <table:table-cell table:style-name="Table11.A2" office:value-type="string">
            <text:p text:style-name="P15"/>
          </table:table-cell>
          <table:table-cell table:style-name="Table11.C24" office:value-type="string">
            <text:p text:style-name="P15">Maximum number of signals displayed in the history frame</text:p>
          </table:table-cell>
        </table:table-row>
        <table:table-row>
          <table:table-cell table:style-name="Table11.A2" office:value-type="string">
            <text:p text:style-name="P15">Optimize joints in intervals<text:span text:style-name="T96"> (check box)</text:span></text:p>
          </table:table-cell>
          <table:table-cell table:style-name="Table11.A2" office:value-type="string">
            <text:p text:style-name="P15">ting -w</text:p>
          </table:table-cell>
          <table:table-cell table:style-name="Table11.C25" office:value-type="string">
            <text:p text:style-name="P15">The number of joints of the temporal inference network produced by the interval operators is optimized (see “@” and “?” constructs)</text:p>
          </table:table-cell>
        </table:table-row>
        <table:table-row>
          <table:table-cell table:style-name="Table11.A2" office:value-type="string">
            <text:p text:style-name="P15">Optimize joints in recursi<text:span text:style-name="T141">ons</text:span> <text:span text:style-name="T97">(check box)</text:span></text:p>
          </table:table-cell>
          <table:table-cell table:style-name="Table11.A2" office:value-type="string">
            <text:p text:style-name="P15">ting -W</text:p>
          </table:table-cell>
          <table:table-cell table:style-name="Table11.C26" office:value-type="string">
            <text:p text:style-name="P15">The number of joints of the temporal inference network produced by the recursive operators is optimized, this may cause problems with some initial conditions (see “since” and “until” constructs)</text:p>
          </table:table-cell>
        </table:table-row>
        <table:table-row>
          <table:table-cell table:style-name="Table11.A2" office:value-type="string">
            <text:p text:style-name="P15">Optimize delays<text:span text:style-name="T96"> (check box)</text:span></text:p>
          </table:table-cell>
          <table:table-cell table:style-name="Table11.A2" office:value-type="string">
            <text:p text:style-name="P15">ting -u</text:p>
          </table:table-cell>
          <table:table-cell table:style-name="Table11.C27" office:value-type="string">
            <text:p text:style-name="P26">The number of delays of the temporal inference network is optimized, this may cause problems with the selected memory size</text:p>
          </table:table-cell>
        </table:table-row>
        <table:table-row>
          <table:table-cell table:style-name="Table11.A2" office:value-type="string">
            <text:p text:style-name="P100"><text:span text:style-name="T244">Post o</text:span>ptimiz<text:span text:style-name="T244">ation (check box)</text:span></text:p>
          </table:table-cell>
          <table:table-cell table:style-name="Table11.A2" office:value-type="string">
            <text:p text:style-name="P101">ting -O</text:p>
          </table:table-cell>
          <table:table-cell table:style-name="Table11.C29" office:value-type="string">
            <text:p text:style-name="P101">The global post optimizer is run after the other optimizations</text:p>
          </table:table-cell>
        </table:table-row>
        <table:table-row>
          <table:table-cell table:style-name="Table11.A2" office:value-type="string">
            <text:p text:style-name="P41">Generate constant outputs (check box)</text:p>
          </table:table-cell>
          <table:table-cell table:style-name="Table11.A2" office:value-type="string">
            <text:p text:style-name="P41">ting -k</text:p>
          </table:table-cell>
          <table:table-cell table:style-name="Table11.C29" office:value-type="string">
            <text:p text:style-name="P41">Constant output signals are generated anyway and not removed by the optimizer</text:p>
          </table:table-cell>
        </table:table-row>
        <text:soft-page-break/>
        <table:table-row>
          <table:table-cell table:style-name="Table11.A2" office:value-type="string">
            <text:p text:style-name="P15">Hard real time<text:span text:style-name="T96"> (check box)</text:span></text:p>
          </table:table-cell>
          <table:table-cell table:style-name="Table11.A2" office:value-type="string">
            <text:p text:style-name="P15">tinx -s</text:p>
          </table:table-cell>
          <table:table-cell table:style-name="Table11.C30" office:value-type="string">
            <text:p text:style-name="P15">A fair scheduling is requested to the operating system, <text:span text:style-name="T12">this option is available at root access only</text:span></text:p>
          </table:table-cell>
        </table:table-row>
        <table:table-row>
          <table:table-cell table:style-name="Table11.A2" office:value-type="string">
            <text:p text:style-name="P15">Wait running<text:span text:style-name="T96"> (check box)</text:span></text:p>
          </table:table-cell>
          <table:table-cell table:style-name="Table11.A2" office:value-type="string">
            <text:p text:style-name="P15">tinx -S</text:p>
          </table:table-cell>
          <table:table-cell table:style-name="Table11.C31" office:value-type="string">
            <text:p text:style-name="P15">The inference engine busy waits, this will increase the system overhead but decrease the inference process latency</text:p>
          </table:table-cell>
        </table:table-row>
        <table:table-row>
          <table:table-cell table:style-name="Table11.A2" office:value-type="string">
            <text:p text:style-name="P54">Display full signal names (check box)</text:p>
          </table:table-cell>
          <table:table-cell table:style-name="Table11.A2" office:value-type="string">
            <text:p text:style-name="P15"/>
          </table:table-cell>
          <table:table-cell table:style-name="Table11.C32" office:value-type="string">
            <text:p text:style-name="P90"><text:span text:style-name="T173">Signal names are</text:span><text:span text:style-name="T153"> displayed </text:span><text:span text:style-name="T173">with port identifiers or path and extension</text:span><text:span text:style-name="T153"> in the history frame</text:span></text:p>
          </table:table-cell>
        </table:table-row>
        <table:table-row>
          <table:table-cell table:style-name="Table11.A2" office:value-type="string">
            <text:p text:style-name="P15">Save configuration (button)</text:p>
          </table:table-cell>
          <table:table-cell table:style-name="Table11.A2" office:value-type="string">
            <text:p text:style-name="P15"/>
          </table:table-cell>
          <table:table-cell table:style-name="Table11.C33" office:value-type="string">
            <text:p text:style-name="P15">Saves the graphical shell configuration in <text:span text:style-name="T122">the </text:span>current directory</text:p>
          </table:table-cell>
        </table:table-row>
        <table:table-row>
          <table:table-cell table:style-name="Table11.A2" office:value-type="string">
            <text:p text:style-name="P15">Probabilities… (button)</text:p>
          </table:table-cell>
          <table:table-cell table:style-name="Table11.A2" office:value-type="string">
            <text:p text:style-name="P15"/>
          </table:table-cell>
          <table:table-cell table:style-name="Table11.C34" office:value-type="string">
            <text:p text:style-name="P15">Opens a window containing the truth probabilities of binary symbols in each single randomly generated input signal, so different values can be chosen (see “Input truth probability” slider, <text:span text:style-name="T241">which has</text:span> to be set to one for this option)</text:p>
          </table:table-cell>
        </table:table-row>
        <table:table-row>
          <table:table-cell table:style-name="Table11.A2" office:value-type="string">
            <text:p text:style-name="P60">External signals… (button)</text:p>
          </table:table-cell>
          <table:table-cell table:style-name="Table11.A2" office:value-type="string">
            <text:p text:style-name="P15"/>
          </table:table-cell>
          <table:table-cell table:style-name="Table11.C36" office:value-type="string">
            <text:p text:style-name="P60">Opens a window containing the list of input and output signals which have to be managed by external programs and not by the graphical shell (see “External inputs” and “External outputs” <text:span text:style-name="T242">options</text:span>)</text:p>
          </table:table-cell>
        </table:table-row>
        <table:table-row>
          <table:table-cell table:style-name="Table11.A2" office:value-type="string">
            <text:p text:style-name="P15">Clear configuration<text:span text:style-name="T98"> (button)</text:span></text:p>
          </table:table-cell>
          <table:table-cell table:style-name="Table11.A2" office:value-type="string">
            <text:p text:style-name="P15"/>
          </table:table-cell>
          <table:table-cell table:style-name="Table11.C36" office:value-type="string">
            <text:p text:style-name="P15">Deletes the graphical shell configuration from current directory</text:p>
          </table:table-cell>
        </table:table-row>
        <table:table-row>
          <table:table-cell table:style-name="Table11.A2" office:value-type="string">
            <text:p text:style-name="P15">Clear (button)</text:p>
          </table:table-cell>
          <table:table-cell table:style-name="Table11.A2" office:value-type="string">
            <text:p text:style-name="P15"/>
          </table:table-cell>
          <table:table-cell table:style-name="Table11.C37" office:value-type="string">
            <text:p text:style-name="P15">Resets <text:span text:style-name="T110">to one </text:span>truth probabilities of binary symbols in all randomly generated input</text:p>
          </table:table-cell>
        </table:table-row>
        <table:table-row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15">tinx_mt -D</text:p>
          </table:table-cell>
          <table:table-cell table:style-name="Table11.C38" office:value-type="string">
            <text:p text:style-name="P15">Displays debug information of the multiple core version <text:span text:style-name="T99">only</text:span></text:p>
          </table:table-cell>
        </table:table-row>
        <table:table-row>
          <table:table-cell table:style-name="Table11.A2" office:value-type="string">
            <text:p text:style-name="P15"/>
          </table:table-cell>
          <table:table-cell table:style-name="Table11.A2" office:value-type="string">
            <text:p text:style-name="P22">tinx -g</text:p>
          </table:table-cell>
          <table:table-cell table:style-name="Table11.C39" office:value-type="string">
            <text:p text:style-name="P22">Sets the origin of the temporal reference system, equal to<text:span text:style-name="T121"> </text:span>current time if omitted</text:p>
          </table:table-cell>
        </table:table-row>
      </table:table>
      <text:p text:style-name="P56"/>
      <text:p text:style-name="P81"><text:span text:style-name="T105">Inference engine t</text:span><text:span text:style-name="T103">race and log</text:span><text:span text:style-name="T100"> </text:span><text:span text:style-name="T106">file </text:span><text:span text:style-name="T102">format</text:span></text:p>
      <text:p text:style-name="P67"/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14.A1" office:value-type="string">
              <text:p text:style-name="P12">Record</text:p>
            </table:table-cell>
            <table:table-cell table:style-name="Table14.B1" office:value-type="string">
              <text:p text:style-name="P6">Description</text:p>
            </table:table-cell>
          </table:table-row>
        </table:table-header-rows>
        <table:table-row>
          <table:table-cell table:style-name="Table14.A2" office:value-type="string">
            <text:p text:style-name="P67"><text:span text:style-name="T113">(</text:span><text:span text:style-name="T14">V</text:span><text:span text:style-name="T113">, </text:span><text:span text:style-name="T14">W</text:span><text:span text:style-name="T113">) # </text:span><text:span text:style-name="T14">K</text:span><text:span text:style-name="T113"> @ </text:span><text:span text:style-name="T14">I</text:span></text:p>
            <text:p text:style-name="P67"><text:span text:style-name="T113">(</text:span><text:span text:style-name="T14">V</text:span><text:span text:style-name="T113">, </text:span><text:span text:style-name="T14">W</text:span><text:span text:style-name="T113">) # </text:span><text:span text:style-name="T14">K</text:span><text:span text:style-name="T113"> @ </text:span><text:span text:style-name="T14">I</text:span><text:span text:style-name="T113">: </text:span><text:span text:style-name="T14">P</text:span><text:span text:style-name="T3"> --</text:span><text:span text:style-name="T4">&gt; </text:span><text:span text:style-name="T15">Q</text:span></text:p>
          </table:table-cell>
          <table:table-cell table:style-name="Table14.B2" office:value-type="string">
            <text:p text:style-name="P94"><text:span text:style-name="T198">In the log file, t</text:span><text:span text:style-name="T199">he </text:span><text:span text:style-name="T200">e</text:span><text:span text:style-name="T201">dge from </text:span><text:span text:style-name="T209">vertex</text:span><text:span text:style-name="T201"> </text:span><text:span text:style-name="T184">V</text:span><text:span text:style-name="T201"> to </text:span><text:span text:style-name="T209">vertex</text:span><text:span text:style-name="T199"> </text:span><text:span text:style-name="T185">W</text:span><text:span text:style-name="T199"> </text:span><text:span text:style-name="T202">with index </text:span><text:span text:style-name="T186">K</text:span><text:span text:style-name="T202"> </text:span><text:span text:style-name="T199">representing </text:span><text:span text:style-name="T201">clause </text:span><text:span text:style-name="T185">Q</text:span><text:span text:style-name="T199"> at </text:span><text:span text:style-name="T204">absolute </text:span><text:span text:style-name="T199">time </text:span><text:span text:style-name="T185">I</text:span><text:span text:style-name="T208">, </text:span><text:span text:style-name="T210">clause </text:span><text:span text:style-name="T208">which has been deduced </text:span><text:span text:style-name="T201">f</text:span><text:span text:style-name="T203">rom</text:span><text:span text:style-name="T201"> </text:span><text:span text:style-name="T199">clause </text:span><text:span text:style-name="T184">P</text:span><text:span text:style-name="T201"> </text:span><text:span text:style-name="T197">at some time</text:span><text:span text:style-name="T208">,</text:span><text:span text:style-name="T199"> </text:span><text:span text:style-name="T205">is </text:span><text:span text:style-name="T197">selected and processed </text:span><text:span text:style-name="T206">for further </text:span><text:span text:style-name="T207">inference</text:span></text:p>
          </table:table-cell>
        </table:table-row>
        <table:table-row>
          <table:table-cell table:style-name="Table14.A2" office:value-type="string">
            <text:p text:style-name="P67"><text:span text:style-name="T113">&gt; </text:span><text:span text:style-name="T14">T</text:span><text:span text:style-name="T113">: (</text:span><text:span text:style-name="T14">V</text:span><text:span text:style-name="T113">, </text:span><text:span text:style-name="T14">W</text:span><text:span text:style-name="T113">) # </text:span><text:span text:style-name="T14">K</text:span><text:span text:style-name="T113"> @ </text:span><text:span text:style-name="T14">I</text:span></text:p>
            <text:p text:style-name="P67"><text:span text:style-name="T113">&gt; </text:span><text:span text:style-name="T14">T</text:span><text:span text:style-name="T113">: (</text:span><text:span text:style-name="T14">V</text:span><text:span text:style-name="T113">, </text:span><text:span text:style-name="T14">W</text:span><text:span text:style-name="T113">) # </text:span><text:span text:style-name="T14">K</text:span><text:span text:style-name="T113"> @ </text:span><text:span text:style-name="T14">I</text:span><text:span text:style-name="T113">: </text:span><text:span text:style-name="T14">P</text:span><text:span text:style-name="T3"> --</text:span><text:span text:style-name="T4">&gt; </text:span><text:span text:style-name="T15">Q</text:span></text:p>
            <text:p text:style-name="P67"><text:span text:style-name="T113">#</text:span><text:span text:style-name="T14">N</text:span><text:span text:style-name="T113"> &gt; </text:span><text:span text:style-name="T14">T</text:span><text:span text:style-name="T113">: (</text:span><text:span text:style-name="T14">V</text:span><text:span text:style-name="T113">, </text:span><text:span text:style-name="T14">W</text:span><text:span text:style-name="T113">) # </text:span><text:span text:style-name="T14">K</text:span><text:span text:style-name="T113"> @ </text:span><text:span text:style-name="T14">I</text:span></text:p>
            <text:p text:style-name="P67"><text:span text:style-name="T113">#</text:span><text:span text:style-name="T14">N</text:span><text:span text:style-name="T113"> &gt; </text:span><text:span text:style-name="T14">T</text:span><text:span text:style-name="T113">: (</text:span><text:span text:style-name="T14">V</text:span><text:span text:style-name="T113">, </text:span><text:span text:style-name="T14">W</text:span><text:span text:style-name="T113">) # </text:span><text:span text:style-name="T14">K</text:span><text:span text:style-name="T113"> @ </text:span><text:span text:style-name="T14">I</text:span><text:span text:style-name="T113">:</text:span><text:span text:style-name="T14"> P</text:span><text:span text:style-name="T3"> --</text:span><text:span text:style-name="T4">&gt; </text:span><text:span text:style-name="T15">Q</text:span></text:p>
          </table:table-cell>
          <table:table-cell table:style-name="Table14.B2" office:value-type="string">
            <text:p text:style-name="P96"><text:span text:style-name="T167">In the execution trace, </text:span><text:span text:style-name="T225">d</text:span><text:span text:style-name="T228">escribed</text:span><text:span text:style-name="T219"> </text:span><text:span text:style-name="T226">p</text:span><text:span text:style-name="T227">rocessing</text:span><text:span text:style-name="T219"> is performed</text:span><text:span text:style-name="T220"> </text:span><text:span text:style-name="T219">a</text:span><text:span text:style-name="T211">t external </text:span><text:span text:style-name="T212">absolute </text:span><text:span text:style-name="T211">time </text:span><text:span text:style-name="T187">T</text:span><text:span text:style-name="T211"> </text:span><text:span text:style-name="T219">by</text:span><text:span text:style-name="T213"> the core number </text:span><text:span text:style-name="T191">N</text:span><text:span text:style-name="T213"> </text:span><text:span text:style-name="T221">for</text:span><text:span text:style-name="T213"> the multiple core version</text:span></text:p>
          </table:table-cell>
        </table:table-row>
        <table:table-row>
          <table:table-cell table:style-name="Table14.A2" office:value-type="string">
            <text:p text:style-name="P67">*</text:p>
            <text:p text:style-name="P70">#<text:span text:style-name="T12">N</text:span> *</text:p>
          </table:table-cell>
          <table:table-cell table:style-name="Table14.B2" office:value-type="string">
            <text:p text:style-name="P61"><text:span text:style-name="T137">In the execution trace, n</text:span>o further inference is possible until new inputs <text:span text:style-name="T138">and this is noted by</text:span> the core number <text:span text:style-name="T16">N</text:span><text:span text:style-name="T6"> </text:span><text:span text:style-name="T11">for</text:span><text:span text:style-name="T5"> the multiple core version</text:span></text:p>
            <text:p text:style-name="P61"><text:span text:style-name="T5"/></text:p>
          </table:table-cell>
        </table:table-row>
        <text:soft-page-break/>
        <table:table-row>
          <table:table-cell table:style-name="Table14.A2" office:value-type="string">
            <text:p text:style-name="P55">|</text:p>
            <text:p text:style-name="P55">#<text:span text:style-name="T12">N</text:span> |</text:p>
          </table:table-cell>
          <table:table-cell table:style-name="Table14.B2" office:value-type="string">
            <text:p text:style-name="P61"><text:span text:style-name="T137">In the execution trace, n</text:span>o further inference will be done until <text:span text:style-name="T120">external </text:span>time advances <text:span text:style-name="T138">and this is noted by</text:span> the core number <text:span text:style-name="T16">N</text:span><text:span text:style-name="T6"> </text:span><text:span text:style-name="T11">for</text:span><text:span text:style-name="T5"> the multiple core version</text:span></text:p>
          </table:table-cell>
        </table:table-row>
      </table:table>
      <text:p text:style-name="P103"><text:span text:style-name="T229"/></text:p>
      <text:p text:style-name="P86"><text:span text:style-name="T151">T</text:span><text:span text:style-name="T152">emporal inference network</text:span><text:span text:style-name="T148"> </text:span><text:span text:style-name="T149">file </text:span><text:span text:style-name="T150">format</text:span></text:p>
      <text:p text:style-name="P68"/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18.A1" office:value-type="string">
              <text:p text:style-name="P13">Record</text:p>
            </table:table-cell>
            <table:table-cell table:style-name="Table18.B1" office:value-type="string">
              <text:p text:style-name="P8">Description</text:p>
            </table:table-cell>
          </table:table-row>
        </table:table-header-rows>
        <table:table-row>
          <table:table-cell table:style-name="Table18.A2" office:value-type="string">
            <text:p text:style-name="P92"><text:span text:style-name="T180">V0</text:span><text:span text:style-name="T192">: </text:span><text:span text:style-name="T195">G</text:span><text:span text:style-name="T192"> ; </text:span><text:span text:style-name="T180">V1</text:span><text:span text:style-name="T192">, </text:span><text:span text:style-name="T180">V2</text:span><text:span text:style-name="T192">, </text:span><text:span text:style-name="T180">V3</text:span></text:p>
            <text:p text:style-name="P92"><text:span text:style-name="T180">V0</text:span><text:span text:style-name="T192">: </text:span><text:span text:style-name="T195">J</text:span><text:span text:style-name="T192"> ; </text:span><text:span text:style-name="T180">V1</text:span><text:span text:style-name="T192">, </text:span><text:span text:style-name="T180">V2</text:span><text:span text:style-name="T192">, </text:span><text:span text:style-name="T180">V3</text:span></text:p>
            <text:p text:style-name="P92"><text:span text:style-name="T180">V0</text:span><text:span text:style-name="T192">: </text:span><text:span text:style-name="T196">D</text:span><text:span text:style-name="T192"> </text:span><text:span text:style-name="T182">T</text:span><text:span text:style-name="T193"> </text:span><text:span text:style-name="T192">; </text:span><text:span text:style-name="T180">V1</text:span><text:span text:style-name="T192">, </text:span><text:span text:style-name="T180">V2</text:span></text:p>
          </table:table-cell>
          <table:table-cell table:style-name="Table18.B2" office:value-type="string">
            <text:p text:style-name="P62"><text:span text:style-name="T7">V</text:span><text:span text:style-name="T1">ertex </text:span><text:span text:style-name="T12">V0</text:span><text:span text:style-name="T1"> of class gate (“G”), joint (“J”) or delay (“D”) of degree </text:span><text:span text:style-name="T26">T</text:span><text:span text:style-name="T1"> is connected to parent vertex </text:span><text:span text:style-name="T12">V1</text:span><text:span text:style-name="T1"> and to sons vertexes </text:span><text:span text:style-name="T12">V2</text:span><text:span text:style-name="T1"> and possibly </text:span><text:span text:style-name="T12">V3</text:span></text:p>
          </table:table-cell>
        </table:table-row>
        <table:table-row>
          <table:table-cell table:style-name="Table18.A2" office:value-type="string">
            <text:p text:style-name="P92"><text:span text:style-name="T194">! </text:span><text:span text:style-name="T183">P</text:span><text:span text:style-name="T194"> (</text:span><text:span text:style-name="T183">V</text:span><text:span text:style-name="T194">, </text:span><text:span text:style-name="T183">W</text:span><text:span text:style-name="T194">) # </text:span><text:span text:style-name="T181">K</text:span><text:span text:style-name="T194"> / </text:span><text:span text:style-name="T181">O1</text:span><text:span text:style-name="T194">, </text:span><text:span text:style-name="T181">O2’</text:span><text:span text:style-name="T194">, </text:span><text:span text:style-name="T181">O2’’</text:span><text:span text:style-name="T194">, </text:span><text:span text:style-name="T181">O3</text:span><text:span text:style-name="T194">, </text:span><text:span text:style-name="T181">O4</text:span></text:p>
            <text:p text:style-name="P93"><text:span text:style-name="T194">? </text:span><text:span text:style-name="T183">P</text:span><text:span text:style-name="T194"> (</text:span><text:span text:style-name="T183">V</text:span><text:span text:style-name="T194">, </text:span><text:span text:style-name="T183">W</text:span><text:span text:style-name="T194">) # </text:span><text:span text:style-name="T181">K</text:span><text:span text:style-name="T194"> / </text:span><text:span text:style-name="T181">O1</text:span><text:span text:style-name="T194">, </text:span><text:span text:style-name="T181">O2’</text:span><text:span text:style-name="T194">, </text:span><text:span text:style-name="T181">O2’’</text:span><text:span text:style-name="T194">, </text:span><text:span text:style-name="T181">O3</text:span><text:span text:style-name="T194">, </text:span><text:span text:style-name="T181">O4</text:span></text:p>
            <text:p text:style-name="P93"><text:span text:style-name="T194">. </text:span><text:span text:style-name="T183">P</text:span><text:span text:style-name="T194"> (</text:span><text:span text:style-name="T183">V</text:span><text:span text:style-name="T194">, </text:span><text:span text:style-name="T183">W</text:span><text:span text:style-name="T194">) # </text:span><text:span text:style-name="T181">K</text:span><text:span text:style-name="T194"> / </text:span><text:span text:style-name="T181">O1</text:span><text:span text:style-name="T194">, </text:span><text:span text:style-name="T181">O2’</text:span><text:span text:style-name="T194">, </text:span><text:span text:style-name="T181">O2’’</text:span><text:span text:style-name="T194">, </text:span><text:span text:style-name="T181">O3</text:span><text:span text:style-name="T194">, </text:span><text:span text:style-name="T181">O4</text:span></text:p>
          </table:table-cell>
          <table:table-cell table:style-name="Table18.B2" office:value-type="string">
            <text:p text:style-name="P95"><text:span text:style-name="T215">Input signal (“!”), output signal (“?”) or auxiliary signal (“.”) corresponding to clause </text:span><text:span text:style-name="T188">P</text:span><text:span text:style-name="T215"> is represented by </text:span><text:span text:style-name="T214">the edge </text:span><text:span text:style-name="T216">from </text:span><text:span text:style-name="T222">vertex</text:span><text:span text:style-name="T216"> </text:span><text:span text:style-name="T189">V</text:span><text:span text:style-name="T216"> to </text:span><text:span text:style-name="T222">vertex</text:span><text:span text:style-name="T216"> </text:span><text:span text:style-name="T189">W</text:span><text:span text:style-name="T216"> </text:span><text:span text:style-name="T218">with index </text:span><text:span text:style-name="T190">K</text:span><text:span text:style-name="T218"> and </text:span><text:span text:style-name="T215">options </text:span><text:span text:style-name="T188">O1</text:span><text:span text:style-name="T215">, </text:span><text:span text:style-name="T188">O2</text:span><text:span text:style-name="T215">, </text:span><text:span text:style-name="T188">O3</text:span><text:span text:style-name="T215"> and </text:span><text:span text:style-name="T188">O4</text:span><text:span text:style-name="T215"> (</text:span><text:span text:style-name="T188">O2’</text:span><text:span text:style-name="T215"> </text:span><text:span text:style-name="T224">i</text:span><text:span text:style-name="T223">s</text:span><text:span text:style-name="T215"> the packed signal number </text:span><text:span text:style-name="T217">if not zero </text:span><text:span text:style-name="T215">and </text:span><text:span text:style-name="T188">O2’’</text:span><text:span text:style-name="T215"> the packed signal bit </text:span><text:span text:style-name="T216">for that number</text:span><text:span text:style-name="T215">)</text:span></text:p>
          </table:table-cell>
        </table:table-row>
      </table:table>
      <text:p text:style-name="P9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8-10T19:15:20.274539029</meta:creation-date>
    <meta:generator>LibreOffice/6.3.4.2$Linux_X86_64 LibreOffice_project/30$Build-2</meta:generator>
    <dc:date>2020-02-10T09:45:52.484644894</dc:date>
    <meta:editing-duration>P2DT17H21M29S</meta:editing-duration>
    <meta:editing-cycles>469</meta:editing-cycles>
    <meta:document-statistic meta:table-count="18" meta:image-count="0" meta:object-count="0" meta:page-count="12" meta:paragraph-count="495" meta:word-count="3863" meta:character-count="21392" meta:non-whitespace-character-count="17895"/>
  </office:meta>
</office:document-meta>
</file>